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
  <manifest:file-entry manifest:full-path="ObjectReplacements/Object 37" manifest:media-type="application/x-openoffice-gdimetafile;windows_formatname=&quot;GDIMetaFile&quot;"/>
  <manifest:file-entry manifest:full-path="ObjectReplacements/Object 7" manifest:media-type=""/>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88" manifest:media-type=""/>
  <manifest:file-entry manifest:full-path="ObjectReplacements/Object 8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
  <manifest:file-entry manifest:full-path="ObjectReplacements/Object 142" manifest:media-type="application/x-openoffice-gdimetafile;windows_formatname=&quot;GDIMetaFile&quot;"/>
  <manifest:file-entry manifest:full-path="ObjectReplacements/Object 143" manifest:media-type=""/>
  <manifest:file-entry manifest:full-path="ObjectReplacements/Object 144" manifest:media-type=""/>
  <manifest:file-entry manifest:full-path="ObjectReplacements/Object 14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7/content.xml" manifest:media-type="text/xml"/>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content.xml" manifest:media-type="text/xml"/>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settings.xml" manifest:media-type="text/xml"/>
  <manifest:file-entry manifest:full-path="Object 52/Configurations2/" manifest:media-type="application/vnd.sun.xml.ui.configuration"/>
  <manifest:file-entry manifest:full-path="Object 52/content.xml" manifest:media-type="text/xml"/>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80/settings.xml" manifest:media-type="text/xml"/>
  <manifest:file-entry manifest:full-path="Object 80/Configurations2/" manifest:media-type="application/vnd.sun.xml.ui.configuration"/>
  <manifest:file-entry manifest:full-path="Object 80/content.xml" manifest:media-type="text/xml"/>
  <manifest:file-entry manifest:full-path="Object 80/"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7/content.xml" manifest:media-type="text/xml"/>
  <manifest:file-entry manifest:full-path="Object 87/Configurations2/" manifest:media-type="application/vnd.sun.xml.ui.configuration"/>
  <manifest:file-entry manifest:full-path="Object 87/settings.xml" manifest:media-type="text/xml"/>
  <manifest:file-entry manifest:full-path="Object 87/"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2/content.xml" manifest:media-type="text/xml"/>
  <manifest:file-entry manifest:full-path="Object 92/Configurations2/" manifest:media-type="application/vnd.sun.xml.ui.configuration"/>
  <manifest:file-entry manifest:full-path="Object 92/settings.xml" manifest:media-type="text/xml"/>
  <manifest:file-entry manifest:full-path="Object 92/" manifest:version="1.2" manifest:media-type="application/vnd.oasis.opendocument.formula"/>
  <manifest:file-entry manifest:full-path="Object 93/settings.xml" manifest:media-type="text/xml"/>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09/content.xml" manifest:media-type="text/xml"/>
  <manifest:file-entry manifest:full-path="Object 109/Configurations2/" manifest:media-type="application/vnd.sun.xml.ui.configuration"/>
  <manifest:file-entry manifest:full-path="Object 109/settings.xml" manifest:media-type="text/xml"/>
  <manifest:file-entry manifest:full-path="Object 109/" manifest:version="1.2" manifest:media-type="application/vnd.oasis.opendocument.formula"/>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16/settings.xml" manifest:media-type="text/xml"/>
  <manifest:file-entry manifest:full-path="Object 116/Configurations2/" manifest:media-type="application/vnd.sun.xml.ui.configuration"/>
  <manifest:file-entry manifest:full-path="Object 116/content.xml" manifest:media-type="text/xml"/>
  <manifest:file-entry manifest:full-path="Object 116/"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Configurations2/" manifest:media-type="application/vnd.sun.xml.ui.configuration"/>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5/content.xml" manifest:media-type="text/xml"/>
  <manifest:file-entry manifest:full-path="Object 125/Configurations2/" manifest:media-type="application/vnd.sun.xml.ui.configuration"/>
  <manifest:file-entry manifest:full-path="Object 125/settings.xml" manifest:media-type="text/xml"/>
  <manifest:file-entry manifest:full-path="Object 125/" manifest:version="1.2" manifest:media-type="application/vnd.oasis.opendocument.formula"/>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29/settings.xml" manifest:media-type="text/xml"/>
  <manifest:file-entry manifest:full-path="Object 129/Configurations2/" manifest:media-type="application/vnd.sun.xml.ui.configuration"/>
  <manifest:file-entry manifest:full-path="Object 129/content.xml" manifest:media-type="text/xml"/>
  <manifest:file-entry manifest:full-path="Object 129/"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32/Configurations2/" manifest:media-type="application/vnd.sun.xml.ui.configuration"/>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39/Configurations2/" manifest:media-type="application/vnd.sun.xml.ui.configuration"/>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6/Configurations2/" manifest:media-type="application/vnd.sun.xml.ui.configuration"/>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1556in" style:rel-column-width="58251*"/>
    </style:style>
    <style:style style:name="Table1.B" style:family="table-column">
      <style:table-column-properties style:column-width="0.7694in" style:rel-column-width="7284*"/>
    </style:style>
    <style:style style:name="Table1.A1" style:family="table-cell">
      <style:table-cell-properties style:vertical-align="middle" fo:padding="0.0382in" fo:border="none"/>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P1" style:family="paragraph" style:parent-style-name="Standard">
      <style:text-properties officeooo:paragraph-rsid="001273d4"/>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paragraph-rsid="001273d4" style:font-weight-asian="bold" style:font-weight-complex="bold"/>
    </style:style>
    <style:style style:name="P4" style:family="paragraph" style:parent-style-name="Standard">
      <style:text-properties fo:font-weight="bold" officeooo:paragraph-rsid="00210fe3" style:font-weight-asian="bold" style:font-weight-complex="bold"/>
    </style:style>
    <style:style style:name="P5" style:family="paragraph" style:parent-style-name="Standard">
      <style:text-properties fo:font-weight="bold" officeooo:paragraph-rsid="004ce66e" style:font-weight-asian="bold" style:font-weight-complex="bold"/>
    </style:style>
    <style:style style:name="P6" style:family="paragraph" style:parent-style-name="Standard">
      <style:text-properties officeooo:paragraph-rsid="001c51fe"/>
    </style:style>
    <style:style style:name="P7" style:family="paragraph" style:parent-style-name="Standard">
      <style:text-properties officeooo:rsid="001c51fe" officeooo:paragraph-rsid="001c51fe"/>
    </style:style>
    <style:style style:name="P8" style:family="paragraph" style:parent-style-name="Standard">
      <style:text-properties officeooo:paragraph-rsid="001f6efe"/>
    </style:style>
    <style:style style:name="P9" style:family="paragraph" style:parent-style-name="Standard">
      <style:text-properties officeooo:rsid="001f6efe" officeooo:paragraph-rsid="001f6efe"/>
    </style:style>
    <style:style style:name="P10" style:family="paragraph" style:parent-style-name="Standard">
      <style:text-properties officeooo:paragraph-rsid="00210fe3"/>
    </style:style>
    <style:style style:name="P11" style:family="paragraph" style:parent-style-name="Standard">
      <style:text-properties officeooo:paragraph-rsid="0023a9da"/>
    </style:style>
    <style:style style:name="P12" style:family="paragraph" style:parent-style-name="Standard">
      <style:text-properties officeooo:paragraph-rsid="002483db"/>
    </style:style>
    <style:style style:name="P13" style:family="paragraph" style:parent-style-name="Standard">
      <style:text-properties officeooo:paragraph-rsid="00266bba"/>
    </style:style>
    <style:style style:name="P14" style:family="paragraph" style:parent-style-name="Standard">
      <style:text-properties officeooo:paragraph-rsid="00284cda"/>
    </style:style>
    <style:style style:name="P15" style:family="paragraph" style:parent-style-name="Standard">
      <style:text-properties officeooo:rsid="00284cda" officeooo:paragraph-rsid="00284cda"/>
    </style:style>
    <style:style style:name="P16" style:family="paragraph" style:parent-style-name="Standard">
      <style:text-properties officeooo:paragraph-rsid="002bc1d6"/>
    </style:style>
    <style:style style:name="P17" style:family="paragraph" style:parent-style-name="Standard">
      <style:text-properties officeooo:paragraph-rsid="002e3684"/>
    </style:style>
    <style:style style:name="P18" style:family="paragraph" style:parent-style-name="Standard">
      <style:text-properties officeooo:paragraph-rsid="00311238"/>
    </style:style>
    <style:style style:name="P19" style:family="paragraph" style:parent-style-name="Standard">
      <style:text-properties officeooo:paragraph-rsid="0034ae28"/>
    </style:style>
    <style:style style:name="P20" style:family="paragraph" style:parent-style-name="Standard">
      <style:text-properties officeooo:rsid="0034ae28" officeooo:paragraph-rsid="0034ae28"/>
    </style:style>
    <style:style style:name="P21" style:family="paragraph" style:parent-style-name="Standard">
      <style:text-properties fo:font-style="italic" officeooo:rsid="002f87c4" officeooo:paragraph-rsid="002f87c4" style:font-style-asian="italic" style:font-style-complex="italic"/>
    </style:style>
    <style:style style:name="P22" style:family="paragraph" style:parent-style-name="Standard">
      <style:text-properties officeooo:paragraph-rsid="00387878"/>
    </style:style>
    <style:style style:name="P23" style:family="paragraph" style:parent-style-name="Standard">
      <style:text-properties officeooo:rsid="00387878" officeooo:paragraph-rsid="00387878"/>
    </style:style>
    <style:style style:name="P24" style:family="paragraph" style:parent-style-name="Standard">
      <style:text-properties officeooo:paragraph-rsid="003a354a"/>
    </style:style>
    <style:style style:name="P25" style:family="paragraph" style:parent-style-name="Standard">
      <style:text-properties officeooo:paragraph-rsid="003d2a24"/>
    </style:style>
    <style:style style:name="P26" style:family="paragraph" style:parent-style-name="Standard">
      <style:text-properties officeooo:paragraph-rsid="003f1420"/>
    </style:style>
    <style:style style:name="P27" style:family="paragraph" style:parent-style-name="Standard">
      <style:text-properties officeooo:rsid="003f1420" officeooo:paragraph-rsid="003f1420"/>
    </style:style>
    <style:style style:name="P28" style:family="paragraph" style:parent-style-name="Standard">
      <style:text-properties officeooo:paragraph-rsid="0046f339"/>
    </style:style>
    <style:style style:name="P29" style:family="paragraph" style:parent-style-name="Standard">
      <style:text-properties officeooo:paragraph-rsid="004a93e1"/>
    </style:style>
    <style:style style:name="P30" style:family="paragraph" style:parent-style-name="Standard">
      <style:text-properties officeooo:paragraph-rsid="004b9e6b"/>
    </style:style>
    <style:style style:name="P31" style:family="paragraph" style:parent-style-name="Standard">
      <style:text-properties officeooo:paragraph-rsid="004ce66e"/>
    </style:style>
    <style:style style:name="P32" style:family="paragraph" style:parent-style-name="Standard">
      <style:text-properties officeooo:paragraph-rsid="004e6e60"/>
    </style:style>
    <style:style style:name="P33" style:family="paragraph" style:parent-style-name="Table_20_Contents">
      <style:paragraph-properties fo:text-align="center" style:justify-single-word="false"/>
    </style:style>
    <style:style style:name="P34" style:family="paragraph" style:parent-style-name="Table_20_Contents">
      <style:paragraph-properties fo:text-align="end" style:justify-single-word="false"/>
    </style:style>
    <style:style style:name="P35" style:family="paragraph" style:parent-style-name="Standard">
      <style:paragraph-properties style:writing-mode="lr-tb"/>
      <style:text-properties officeooo:paragraph-rsid="002a688e"/>
    </style:style>
    <style:style style:name="P36" style:family="paragraph" style:parent-style-name="Standard">
      <style:text-properties fo:font-weight="bold" officeooo:rsid="004e6e60" officeooo:paragraph-rsid="004e6e60" style:font-weight-asian="bold" style:font-weight-complex="bold"/>
    </style:style>
    <style:style style:name="T1" style:family="text">
      <style:text-properties officeooo:rsid="001543d1"/>
    </style:style>
    <style:style style:name="T2" style:family="text">
      <style:text-properties officeooo:rsid="001725c0"/>
    </style:style>
    <style:style style:name="T3" style:family="text">
      <style:text-properties officeooo:rsid="0018766b"/>
    </style:style>
    <style:style style:name="T4" style:family="text">
      <style:text-properties officeooo:rsid="0019348e"/>
    </style:style>
    <style:style style:name="T5" style:family="text">
      <style:text-properties style:text-position="super 58%" officeooo:rsid="0019348e"/>
    </style:style>
    <style:style style:name="T6" style:family="text">
      <style:text-properties style:text-position="super 58%" officeooo:rsid="001c51fe"/>
    </style:style>
    <style:style style:name="T7" style:family="text">
      <style:text-properties style:text-position="super 58%" officeooo:rsid="00365510"/>
    </style:style>
    <style:style style:name="T8" style:family="text">
      <style:text-properties style:text-position="super 58%" officeooo:rsid="0038aec6"/>
    </style:style>
    <style:style style:name="T9" style:family="text">
      <style:text-properties style:text-position="super 58%" officeooo:rsid="00442fbe"/>
    </style:style>
    <style:style style:name="T10" style:family="text">
      <style:text-properties style:text-position="super 58%" officeooo:rsid="0046f339"/>
    </style:style>
    <style:style style:name="T11" style:family="text">
      <style:text-properties officeooo:rsid="001c51fe"/>
    </style:style>
    <style:style style:name="T12" style:family="text">
      <style:text-properties fo:font-style="italic" style:font-style-asian="italic" style:font-style-complex="italic"/>
    </style:style>
    <style:style style:name="T13" style:family="text">
      <style:text-properties fo:font-style="italic" officeooo:rsid="001543d1" style:font-style-asian="italic" style:font-style-complex="italic"/>
    </style:style>
    <style:style style:name="T14" style:family="text">
      <style:text-properties fo:font-style="italic" officeooo:rsid="001f6efe" style:font-style-asian="italic" style:font-style-complex="italic"/>
    </style:style>
    <style:style style:name="T15" style:family="text">
      <style:text-properties fo:font-style="italic" officeooo:rsid="004e6e60" style:font-style-asian="italic" style:font-style-complex="italic"/>
    </style:style>
    <style:style style:name="T16" style:family="text">
      <style:text-properties fo:font-style="normal" style:font-style-asian="normal" style:font-style-complex="normal"/>
    </style:style>
    <style:style style:name="T17" style:family="text">
      <style:text-properties officeooo:rsid="00210fe3"/>
    </style:style>
    <style:style style:name="T18" style:family="text">
      <style:text-properties officeooo:rsid="00216199"/>
    </style:style>
    <style:style style:name="T19" style:family="text">
      <style:text-properties officeooo:rsid="0022e56f"/>
    </style:style>
    <style:style style:name="T20" style:family="text">
      <style:text-properties officeooo:rsid="0023a9da"/>
    </style:style>
    <style:style style:name="T21" style:family="text">
      <style:text-properties officeooo:rsid="002483db"/>
    </style:style>
    <style:style style:name="T22" style:family="text">
      <style:text-properties officeooo:rsid="0024b0d9"/>
    </style:style>
    <style:style style:name="T23" style:family="text">
      <style:text-properties officeooo:rsid="00266bba"/>
    </style:style>
    <style:style style:name="T24" style:family="text">
      <style:text-properties officeooo:rsid="00284cda"/>
    </style:style>
    <style:style style:name="T25" style:family="text">
      <style:text-properties officeooo:rsid="0029688d"/>
    </style:style>
    <style:style style:name="T26" style:family="text">
      <style:text-properties officeooo:rsid="002a688e"/>
    </style:style>
    <style:style style:name="T27" style:family="text">
      <style:text-properties officeooo:rsid="002bc1d6"/>
    </style:style>
    <style:style style:name="T28" style:family="text">
      <style:text-properties officeooo:rsid="002e3684"/>
    </style:style>
    <style:style style:name="T29" style:family="text">
      <style:text-properties officeooo:rsid="002f87c4"/>
    </style:style>
    <style:style style:name="T30" style:family="text">
      <style:text-properties officeooo:rsid="00311238"/>
    </style:style>
    <style:style style:name="T31" style:family="text">
      <style:text-properties officeooo:rsid="00331f8b"/>
    </style:style>
    <style:style style:name="T32" style:family="text">
      <style:text-properties officeooo:rsid="00342c9e"/>
    </style:style>
    <style:style style:name="T33" style:family="text">
      <style:text-properties officeooo:rsid="0034ae28"/>
    </style:style>
    <style:style style:name="T34" style:family="text">
      <style:text-properties officeooo:rsid="00365510"/>
    </style:style>
    <style:style style:name="T35" style:family="text">
      <style:text-properties officeooo:rsid="00387878"/>
    </style:style>
    <style:style style:name="T36" style:family="text">
      <style:text-properties officeooo:rsid="0038aec6"/>
    </style:style>
    <style:style style:name="T37" style:family="text">
      <style:text-properties officeooo:rsid="003bf32c"/>
    </style:style>
    <style:style style:name="T38" style:family="text">
      <style:text-properties officeooo:rsid="003d2a24"/>
    </style:style>
    <style:style style:name="T39" style:family="text">
      <style:text-properties officeooo:rsid="003dca44"/>
    </style:style>
    <style:style style:name="T40" style:family="text">
      <style:text-properties officeooo:rsid="003f1420"/>
    </style:style>
    <style:style style:name="T41" style:family="text">
      <style:text-properties officeooo:rsid="00442fbe"/>
    </style:style>
    <style:style style:name="T42" style:family="text">
      <style:text-properties officeooo:rsid="00452f0b"/>
    </style:style>
    <style:style style:name="T43" style:family="text">
      <style:text-properties officeooo:rsid="0046f339"/>
    </style:style>
    <style:style style:name="T44" style:family="text">
      <style:text-properties officeooo:rsid="00497915"/>
    </style:style>
    <style:style style:name="T45" style:family="text">
      <style:text-properties officeooo:rsid="004a93e1"/>
    </style:style>
    <style:style style:name="T46" style:family="text">
      <style:text-properties officeooo:rsid="004b29d8"/>
    </style:style>
    <style:style style:name="T47" style:family="text">
      <style:text-properties officeooo:rsid="004b9e6b"/>
    </style:style>
    <style:style style:name="T48" style:family="text">
      <style:text-properties officeooo:rsid="004ce66e"/>
    </style:style>
    <style:style style:name="T49" style:family="text">
      <style:text-properties officeooo:rsid="004e6e60"/>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www.youtube.com/watch?v=Iq8H1MCvuGs" text:style-name="Internet_20_link" text:visited-style-name="Visited_20_Internet_20_Link">QED Prerequisites Geometric </text:a><text:a xlink:type="simple" xlink:href="https://www.youtube.com/watch?v=Iq8H1MCvuGs" text:style-name="Internet_20_link" text:visited-style-name="Visited_20_Internet_20_Link"><text:span text:style-name="T3">A</text:span></text:a><text:a xlink:type="simple" xlink:href="https://www.youtube.com/watch?v=Iq8H1MCvuGs" text:style-name="Internet_20_link" text:visited-style-name="Visited_20_Internet_20_Link">lgebra 13: Tensors</text:a></text:p>
      <text:p text:style-name="P1"/>
      <text:p text:style-name="P3">Introduction</text:p>
      <text:p text:style-name="Standard"/>
      <text:p text:style-name="Standard"><text:span text:style-name="T4">W</text:span>elcome back, we're going to continue this read of “<text:span text:style-name="T4">S</text:span>pace-time algebra <text:span text:style-name="T4">as a </text:span>powerful tool for electromagnetism” and at roughly an hour lesson we're on our 13<text:span text:style-name="T5">th</text:span><text:span text:style-name="T4"> h</text:span>our, obviously I have no compunction about going slow and digging into this and producing this material, it is definitely an inefficient way to approach any subject but again, that's not my thing, inefficiency is my thing I guess is the way I should say it. <text:span text:style-name="T4">H</text:span>ere's a <text:span text:style-name="T4">r</text:span>eference for where you can get the paper <text:span text:style-name="T4">(arxiv) </text:span>and I want to emphasize of course that I have no relationship with the authorship of this paper full credit goes to</text:p>
      <text:p text:style-name="Standard">these guys and thank you very much to all three of you for doing this, this is definitely in my opinion the best paper out there on the subject and any gaps that I fill are necessary just because it's a thick</text:p>
      <text:p text:style-name="Standard">subject and I just want to help people who might not be at this paper's level to be elevated into that level and that's why you get all this extra time involved because I fill in a lot of blanks and I accept a ton of redundancy exactly the <text:span text:style-name="T4">kind of </text:span>thing you can't afford to put in a paper like this.</text:p>
      <text:p text:style-name="Standard"/>
      <text:p text:style-name="Standard"><text:span text:style-name="T11">W</text:span>e have been attacking Section 3.3.2 “<text:span text:style-name="T11">R</text:span>eversion and inversion”, we finished that Section and then we covered reciprocal bases we got that done, we just finished last the Section on components, how to calculate components of things and this lesson we're really going to dig into the notion of tensors so let's begin. <text:span text:style-name="T11">H</text:span>ere's Section 3.4, we covered this “Reciprocal Basis”. I'll remind you that this is incorrect, that is an error in the printing of the paper.</text:p>
      <text:p text:style-name="P7"/>
      <table:table table:name="Table1" table:style-name="Table1">
        <table:table-column table:style-name="Table1.A"/>
        <table:table-column table:style-name="Table1.B"/>
        <table:table-header-rows>
          <table:table-row>
            <table:table-cell table:style-name="Table1.A1" office:value-type="string">
              <text:p text:style-name="P33"><draw:frame draw:style-name="fr1" draw:name="Object1" text:anchor-type="as-char" svg:y="-0.1654in" svg:width="1.6429in" svg:height="0.2181in" draw:z-index="0"><draw:object xlink:href="./Object 1" xlink:type="simple" xlink:show="embed" xlink:actuate="onLoad"/><draw:image xlink:href="./ObjectReplacements/Object 1" xlink:type="simple" xlink:show="embed" xlink:actuate="onLoad"/><svg:desc>formula</svg:desc></draw:frame></text:p>
            </table:table-cell>
            <table:table-cell table:style-name="Table1.A1" office:value-type="string">
              <text:p text:style-name="P34">(<text:sequence text:ref-name="refText0" text:name="Text" text:formula="ooow:Text+1" style:num-format="1">1</text:sequence>)</text:p>
            </table:table-cell>
          </table:table-row>
        </table:table-header-rows>
      </table:table>
      <text:p text:style-name="P6"/>
      <text:p text:style-name="P6"><text:span text:style-name="T11">A</text:span>s a reminder that error is almost obvious because this space-time product would be written as<draw:frame draw:style-name="fr1" draw:name="Object2" text:anchor-type="as-char" svg:y="-0.1244in" svg:width="1.1256in" svg:height="0.1661in" draw:z-index="1"><draw:object xlink:href="./Object 2" xlink:type="simple" xlink:show="embed" xlink:actuate="onLoad"/><draw:image xlink:href="./ObjectReplacements/Object 2" xlink:type="simple" xlink:show="embed" xlink:actuate="onLoad"/></draw:frame>and obviously that expansion does not equal<draw:frame draw:style-name="fr1" draw:name="Object3" text:anchor-type="as-char" svg:y="-0.1244in" svg:width="0.5043in" svg:height="0.1661in" draw:z-index="2"><draw:object xlink:href="./Object 3" xlink:type="simple" xlink:show="embed" xlink:actuate="onLoad"/><draw:image xlink:href="./ObjectReplacements/Object 3" xlink:type="simple" xlink:show="embed" xlink:actuate="onLoad"/></draw:frame>because you've got this piece<draw:frame draw:style-name="fr1" draw:name="Object4" text:anchor-type="as-char" svg:y="-0.1244in" svg:width="0.589in" svg:height="0.1661in" draw:z-index="3"><draw:object xlink:href="./Object 4" xlink:type="simple" xlink:show="embed" xlink:actuate="onLoad"/><draw:image xlink:href="./ObjectReplacements/Object 4" xlink:type="simple" xlink:show="embed" xlink:actuate="onLoad"/><svg:desc>formula</svg:desc></draw:frame> so clearly that's not correct so <text:span text:style-name="T11">the 1</text:span><text:span text:style-name="T6">st</text:span><text:span text:style-name="T11"> part</text:span> goes away, however <text:span text:style-name="T11">the 2</text:span><text:span text:style-name="T6">nd</text:span><text:span text:style-name="T11"> part</text:span> is correct by definition and then we discussed how components are done in the reciprocal basis versus the reference basis for an arbitrary vector<draw:frame draw:style-name="fr1" draw:name="Object5" text:anchor-type="as-char" svg:y="-0.1484in" svg:width="0.1665in" svg:height="0.1839in" draw:z-index="4"><draw:object xlink:href="./Object 5" xlink:type="simple" xlink:show="embed" xlink:actuate="onLoad"/><draw:image xlink:href="./ObjectReplacements/Object 5" xlink:type="simple" xlink:show="embed" xlink:actuate="onLoad"/></draw:frame>and they introduce the notion of the <text:span text:style-name="T13">co</text:span><text:span text:style-name="T14">ntra</text:span><text:span text:style-name="T13">variant</text:span> components of<draw:frame draw:style-name="fr1" draw:name="Object6" text:anchor-type="as-char" svg:y="-0.1484in" svg:width="0.1665in" svg:height="0.1839in" draw:z-index="5"><draw:object xlink:href="./Object 6" xlink:type="simple" xlink:show="embed" xlink:actuate="onLoad"/><draw:image xlink:href="./ObjectReplacements/Object 6" xlink:type="simple" xlink:show="embed" xlink:actuate="onLoad"/><svg:desc>formula</svg:desc></draw:frame>and the <text:span text:style-name="T12">covariant</text:span> components of<draw:frame draw:style-name="fr1" draw:name="Object7" text:anchor-type="as-char" svg:y="-0.1484in" svg:width="0.1665in" svg:height="0.1839in" draw:z-index="6"><draw:object xlink:href="./Object 7" xlink:type="simple" xlink:show="embed" xlink:actuate="onLoad"/><draw:image xlink:href="./ObjectReplacements/Object 7" xlink:type="simple" xlink:show="embed" xlink:actuate="onLoad"/><svg:desc>formula</svg:desc></draw:frame>which are basically if the index is in the up position for the components those are <text:span text:style-name="T16">contravariant</text:span> components if the index is in the down position those are covariant components and do not waste any time at this point wondering where these words come from, what's <text:span text:style-name="T1">covariant</text:span> what's <text:span text:style-name="T1">contravariant</text:span> that is definitely something that can be learned but now is not the time and now is it's also not relevant it's just relevant that we have a way of speaking of the contravariant and covariant components:</text:p>
      <table:table table:name="Table2" table:style-name="Table2">
        <table:table-column table:style-name="Table2.A"/>
        <table:table-column table:style-name="Table2.B"/>
        <table:table-header-rows>
          <table:table-row>
            <table:table-cell table:style-name="Table2.A1" office:value-type="string">
              <text:p text:style-name="P33"><draw:frame draw:style-name="fr1" draw:name="Object8" text:anchor-type="as-char" svg:y="-0.2126in" svg:width="1.9846in" svg:height="0.378in" draw:z-index="7"><draw:object xlink:href="./Object 8" xlink:type="simple" xlink:show="embed" xlink:actuate="onLoad"/><draw:image xlink:href="./ObjectReplacements/Object 8" xlink:type="simple" xlink:show="embed" xlink:actuate="onLoad"/><svg:desc>formula</svg:desc></draw:frame></text:p>
            </table:table-cell>
            <table:table-cell table:style-name="Table2.A1" office:value-type="string">
              <text:p text:style-name="P34">(<text:sequence text:ref-name="refText1" text:name="Text" text:formula="ooow:Text+1" style:num-format="1">2</text:sequence>)</text:p>
            </table:table-cell>
          </table:table-row>
        </table:table-header-rows>
      </table:table>
      <text:p text:style-name="Standard"/>
      <text:p text:style-name="P8">I guess the way to say it, the way this paper would want to say it is the contravariant components are the components in the reference basis, the covariant components are the components in the reciprocal basis, this is always the reference basis, this lowered index and the reciprocal basis is always this raised index and then they discussed well how would bi-vectors be handled component wise and they gave us these formulas for bi-vector components in the reference basis and the reciprocal basis:</text:p>
      <text:p text:style-name="P9"/>
      <table:table table:name="Table3" table:style-name="Table3">
        <table:table-column table:style-name="Table3.A"/>
        <table:table-column table:style-name="Table3.B"/>
        <table:table-header-rows>
          <table:table-row>
            <table:table-cell table:style-name="Table3.A1" office:value-type="string">
              <text:p text:style-name="P33"><draw:frame draw:style-name="fr1" draw:name="Object9" text:anchor-type="as-char" svg:y="-0.2126in" svg:width="3.4508in" svg:height="0.428in" draw:z-index="8"><draw:object xlink:href="./Object 9" xlink:type="simple" xlink:show="embed" xlink:actuate="onLoad"/><draw:image xlink:href="./ObjectReplacements/Object 9" xlink:type="simple" xlink:show="embed" xlink:actuate="onLoad"/><svg:desc>formula</svg:desc></draw:frame></text:p>
            </table:table-cell>
            <table:table-cell table:style-name="Table3.A1" office:value-type="string">
              <text:p text:style-name="P34">(<text:sequence text:ref-name="refText2" text:name="Text" text:formula="ooow:Text+1" style:num-format="1">3</text:sequence>)</text:p>
            </table:table-cell>
          </table:table-row>
        </table:table-header-rows>
      </table:table>
      <text:p text:style-name="P8"/>
      <text:p text:style-name="P10"><text:soft-page-break/><text:span text:style-name="T17">W</text:span>e could do without the summations here because the Einstein sum process is fine but the summations are just to make it absolutely clear what's going on but I won't be using those summations when I jot this stuff down and then they showed us how to calculate these components and we spent the last part of our lesson exemplifying this one here I think we exemplified that <text:sequence-ref text:reference-format="text" text:ref-name="refText3">(4)</text:sequence-ref></text:p>
      <text:p text:style-name="P10"/>
      <text:p text:style-name="P4">Section 3.5 <text:span text:style-name="T23">B</text:span><text:span text:style-name="T1">i-vector</text:span> <text:span text:style-name="T23">c</text:span>omponents</text:p>
      <text:p text:style-name="Standard"/>
      <table:table table:name="Table4" table:style-name="Table4">
        <table:table-column table:style-name="Table4.A"/>
        <table:table-column table:style-name="Table4.B"/>
        <table:table-header-rows>
          <table:table-row>
            <table:table-cell table:style-name="Table4.A1" office:value-type="string">
              <text:p text:style-name="P33"><draw:frame draw:style-name="fr1" draw:name="Object115" text:anchor-type="as-char" svg:y="-0.2154in" svg:width="5.1752in" svg:height="0.298in" draw:z-index="9"><draw:object xlink:href="./Object 10" xlink:type="simple" xlink:show="embed" xlink:actuate="onLoad"/><draw:image xlink:href="./ObjectReplacements/Object 10" xlink:type="simple" xlink:show="embed" xlink:actuate="onLoad"/><svg:desc>formula</svg:desc></draw:frame></text:p>
            </table:table-cell>
            <table:table-cell table:style-name="Table4.A1" office:value-type="string">
              <text:p text:style-name="P34">(<text:sequence text:ref-name="refText3" text:name="Text" text:formula="ooow:Text+1" style:num-format="1">4</text:sequence>)</text:p>
            </table:table-cell>
          </table:table-row>
        </table:table-header-rows>
      </table:table>
      <text:p text:style-name="Standard"/>
      <text:p text:style-name="Standard"><text:span text:style-name="T17">Y</text:span>ou should feel pretty comfortable, if you can calculate these components out from this these dot products here these various dot products, if you have the ability to interpret, that's the contraction part of a bi-vector b<text:span text:style-name="T17">i</text:span>-vector space-time product and then execute that full contraction, if you can see, well that's the contraction part of a bi-vector vector space-time product and then you execute that and then you say oh well then what's left is the contraction part of a vector vector space-time product because this contracts to a vector so this contracts to a scalar well that's when I'm after a scalar. <text:span text:style-name="T18">H</text:span>opefully that was the point of the last lesson, was to develop some comfort with that and if you need a little exercise just repeat them for the covariant components of the tensor<draw:frame draw:style-name="fr1" draw:name="Object10" text:anchor-type="as-char" svg:y="-0.1484in" svg:width="0.2035in" svg:height="0.1839in" draw:z-index="10"><draw:object xlink:href="./Object 11" xlink:type="simple" xlink:show="embed" xlink:actuate="onLoad"/><draw:image xlink:href="./ObjectReplacements/Object 11" xlink:type="simple" xlink:show="embed" xlink:actuate="onLoad"/></draw:frame>, we haven't really called it a tensor yet, we're still calling it as a bi-vector<draw:frame draw:style-name="fr1" draw:name="Object11" text:anchor-type="as-char" svg:y="-0.1484in" svg:width="0.2035in" svg:height="0.1839in" draw:z-index="11"><draw:object xlink:href="./Object 12" xlink:type="simple" xlink:show="embed" xlink:actuate="onLoad"/><draw:image xlink:href="./ObjectReplacements/Object 12" xlink:type="simple" xlink:show="embed" xlink:actuate="onLoad"/><svg:desc>formula</svg:desc></draw:frame>so look for the covariant components of the bi-<text:span text:style-name="T1">v</text:span>ector and this calculation runs exactly the same way, I think the down indices become up into season and but you should get that comfort and now we can begin our reading here.</text:p>
      <text:p text:style-name="Standard"/>
      <text:p text:style-name="P11"><text:span text:style-name="T19">T</text:span>he components, <text:span text:style-name="T19">t</text:span>he contravariant components are defined this way <text:sequence-ref text:reference-format="text" text:ref-name="refText3">(4)</text:sequence-ref>, we did all that and they “can be extracted using the contractions <text:span text:style-name="T19">defined in Section 3.3.1”</text:span>, which we did, “they're called the rank<draw:frame draw:style-name="fr1" draw:name="Object12" text:anchor-type="as-char" svg:y="-0.152in" svg:width="0.4535in" svg:height="0.1992in" draw:z-index="12"><draw:object xlink:href="./Object 13" xlink:type="simple" xlink:show="embed" xlink:actuate="onLoad"/><draw:image xlink:href="./ObjectReplacements/Object 13" xlink:type="simple" xlink:show="embed" xlink:actuate="onLoad"/></draw:frame><text:span text:style-name="T19">(</text:span>contravariant<text:span text:style-name="T19">)</text:span> components of<draw:frame draw:style-name="fr1" draw:name="Object13" text:anchor-type="as-char" svg:y="-0.1484in" svg:width="0.2035in" svg:height="0.1839in" draw:z-index="13"><draw:object xlink:href="./Object 14" xlink:type="simple" xlink:show="embed" xlink:actuate="onLoad"/><draw:image xlink:href="./ObjectReplacements/Object 14" xlink:type="simple" xlink:show="embed" xlink:actuate="onLoad"/><svg:desc>formula</svg:desc></draw:frame>, while these lower components<draw:frame draw:style-name="fr1" draw:name="Object14" text:anchor-type="as-char" svg:y="-0.1484in" svg:width="1.0783in" svg:height="0.1902in" draw:z-index="14"><draw:object xlink:href="./Object 15" xlink:type="simple" xlink:show="embed" xlink:actuate="onLoad"/><draw:image xlink:href="./ObjectReplacements/Object 15" xlink:type="simple" xlink:show="embed" xlink:actuate="onLoad"/></draw:frame>are called the rank<draw:frame draw:style-name="fr1" draw:name="Object15" text:anchor-type="as-char" svg:y="-0.152in" svg:width="0.4535in" svg:height="0.1992in" draw:z-index="15"><draw:object xlink:href="./Object 16" xlink:type="simple" xlink:show="embed" xlink:actuate="onLoad"/><draw:image xlink:href="./ObjectReplacements/Object 16" xlink:type="simple" xlink:show="embed" xlink:actuate="onLoad"/><svg:desc>formula</svg:desc></draw:frame><text:span text:style-name="T19">(</text:span>covaria<text:span text:style-name="T19">nt)</text:span> components of<draw:frame draw:style-name="fr1" draw:name="Object16" text:anchor-type="as-char" svg:y="-0.1484in" svg:width="0.2035in" svg:height="0.1839in" draw:z-index="16"><draw:object xlink:href="./Object 17" xlink:type="simple" xlink:show="embed" xlink:actuate="onLoad"/><draw:image xlink:href="./ObjectReplacements/Object 17" xlink:type="simple" xlink:show="embed" xlink:actuate="onLoad"/><svg:desc>formula</svg:desc></draw:frame>.” <text:span text:style-name="T19">T</text:span>his language rank<draw:frame draw:style-name="fr1" draw:name="Object17" text:anchor-type="as-char" svg:y="-0.152in" svg:width="0.4535in" svg:height="0.1992in" draw:z-index="17"><draw:object xlink:href="./Object 18" xlink:type="simple" xlink:show="embed" xlink:actuate="onLoad"/><draw:image xlink:href="./ObjectReplacements/Object 18" xlink:type="simple" xlink:show="embed" xlink:actuate="onLoad"/><svg:desc>formula</svg:desc></draw:frame>and rank<draw:frame draw:style-name="fr1" draw:name="Object18" text:anchor-type="as-char" svg:y="-0.152in" svg:width="0.4535in" svg:height="0.1992in" draw:z-index="18"><draw:object xlink:href="./Object 19" xlink:type="simple" xlink:show="embed" xlink:actuate="onLoad"/><draw:image xlink:href="./ObjectReplacements/Object 19" xlink:type="simple" xlink:show="embed" xlink:actuate="onLoad"/><svg:desc>formula</svg:desc></draw:frame>have to do with how tensor analysis describes tensors and that's really going to be the subject of today's lesson so we're going to come back to this material here in a minute. <text:span text:style-name="T19">M</text:span>oving on, “similarly the <text:span text:style-name="T19">(</text:span>mix<text:span text:style-name="T19">) components</text:span><text:span text:style-name="T19"><draw:frame draw:style-name="fr1" draw:name="Object19" text:anchor-type="as-char" svg:y="-0.1484in" svg:width="1.0783in" svg:height="0.1902in" draw:z-index="19"><draw:object xlink:href="./Object 20" xlink:type="simple" xlink:show="embed" xlink:actuate="onLoad"/><draw:image xlink:href="./ObjectReplacements/Object 20" xlink:type="simple" xlink:show="embed" xlink:actuate="onLoad"/><svg:desc>formula</svg:desc></draw:frame></text:span><text:span text:style-name="T19">and</text:span><text:span text:style-name="T19"><draw:frame draw:style-name="fr1" draw:name="Object20" text:anchor-type="as-char" svg:y="-0.1484in" svg:width="1.0783in" svg:height="0.1902in" draw:z-index="20"><draw:object xlink:href="./Object 21" xlink:type="simple" xlink:show="embed" xlink:actuate="onLoad"/><draw:image xlink:href="./ObjectReplacements/Object 21" xlink:type="simple" xlink:show="embed" xlink:actuate="onLoad"/><svg:desc>formula</svg:desc></draw:frame></text:span><text:span text:style-name="T19">are rank</text:span><text:span text:style-name="T19"><draw:frame draw:style-name="fr1" draw:name="Object21" text:anchor-type="as-char" svg:y="-0.152in" svg:width="0.4484in" svg:height="0.1992in" draw:z-index="21"><draw:object xlink:href="./Object 22" xlink:type="simple" xlink:show="embed" xlink:actuate="onLoad"/><draw:image xlink:href="./ObjectReplacements/Object 22" xlink:type="simple" xlink:show="embed" xlink:actuate="onLoad"/></draw:frame></text:span><text:span text:style-name="T19">(matrix) </text:span>components <text:span text:style-name="T19">for</text:span><text:span text:style-name="T19"><draw:frame draw:style-name="fr1" draw:name="Object22" text:anchor-type="as-char" svg:y="-0.1484in" svg:width="0.2035in" svg:height="0.1839in" draw:z-index="22"><draw:object xlink:href="./Object 23" xlink:type="simple" xlink:show="embed" xlink:actuate="onLoad"/><draw:image xlink:href="./ObjectReplacements/Object 23" xlink:type="simple" xlink:show="embed" xlink:actuate="onLoad"/><svg:desc>formula</svg:desc></draw:frame></text:span><text:span text:style-name="T19">”,</text:span> they're called <text:span text:style-name="T19">t</text:span>he <text:span text:style-name="T19">m</text:span>atrix components for<draw:frame draw:style-name="fr1" draw:name="Object23" text:anchor-type="as-char" svg:y="-0.1484in" svg:width="0.2035in" svg:height="0.1839in" draw:z-index="23"><draw:object xlink:href="./Object 24" xlink:type="simple" xlink:show="embed" xlink:actuate="onLoad"/><draw:image xlink:href="./ObjectReplacements/Object 24" xlink:type="simple" xlink:show="embed" xlink:actuate="onLoad"/><svg:desc>formula</svg:desc></draw:frame>, again, we'll catch up with that in a moment. “<text:span text:style-name="T19">T</text:span>here are over<text:span text:style-name="T19">tly</text:span> 16 real components in each case, of which <text:span text:style-name="T20">only</text:span><text:span text:style-name="T20"><draw:frame draw:style-name="fr1" draw:name="Object24" text:anchor-type="as-char" svg:y="-0.152in" svg:width="0.9839in" svg:height="0.1992in" draw:z-index="24"><draw:object xlink:href="./Object 25" xlink:type="simple" xlink:show="embed" xlink:actuate="onLoad"/><draw:image xlink:href="./ObjectReplacements/Object 25" xlink:type="simple" xlink:show="embed" xlink:actuate="onLoad"/></draw:frame></text:span>are non-zero and independent due to the anti-symmetry; these six independent components correspond precisely to the components of <text:span text:style-name="T20">(</text:span>the bi-vector<text:span text:style-name="T20">)</text:span> <draw:frame draw:style-name="fr1" draw:name="Object25" text:anchor-type="as-char" svg:y="-0.1484in" svg:width="0.2035in" svg:height="0.1839in" draw:z-index="25"><draw:object xlink:href="./Object 26" xlink:type="simple" xlink:show="embed" xlink:actuate="onLoad"/><draw:image xlink:href="./ObjectReplacements/Object 26" xlink:type="simple" xlink:show="embed" xlink:actuate="onLoad"/><svg:desc>formula</svg:desc></draw:frame>when expanded more naturally in a bi-vector basis.”</text:p>
      <text:p text:style-name="P11"/>
      <text:p text:style-name="P11">“<text:span text:style-name="T21">W</text:span>hen expanded more naturally in a bi-vector basis.”, well they actually did expand it in a bi-vector basis <text:sequence-ref text:reference-format="text" text:ref-name="refText2">(3)</text:sequence-ref><text:s/>so I'm not quite sure what the “more naturally” is, what I believe they're getting at here is, I mean, when they write “more naturally”, I think what they're saying here is this, “<text:span text:style-name="T21">t</text:span>here are 16 real components in each case of which only six are non-zero and independent”, fair enough so what they're saying is if you treated these components as though they were each an independent number then you would end up with 16 independent numbers and then you study the anti-symmetry and you realize it looks like 16 but only six are truly independent but then they're saying but if you just took a bi-vector and expanded in the reference or the reciprocal basis you automatically only get six independent components right from the fact that you only have six basis vectors. <text:span text:style-name="T21">N</text:span>otice however, the summation is still going over 16 objects so this is not all that far away from just treating<draw:frame draw:style-name="fr1" draw:name="Object26" text:anchor-type="as-char" svg:y="-0.1484in" svg:width="0.3398in" svg:height="0.1839in" draw:z-index="26"><draw:object xlink:href="./Object 27" xlink:type="simple" xlink:show="embed" xlink:actuate="onLoad"/><draw:image xlink:href="./ObjectReplacements/Object 27" xlink:type="simple" xlink:show="embed" xlink:actuate="onLoad"/></draw:frame>as a 16 object, a</text:p>
      <text:p text:style-name="P12">collection of 16 numbers and then thinking, oh yeah, but half of them are the opposite of the other half and four of them are zero so if you really wanted to do this where it was truly expanding<draw:frame draw:style-name="fr1" draw:name="Object27" text:anchor-type="as-char" svg:y="-0.1484in" svg:width="0.2035in" svg:height="0.1839in" draw:z-index="27"><draw:object xlink:href="./Object 28" xlink:type="simple" xlink:show="embed" xlink:actuate="onLoad"/><draw:image xlink:href="./ObjectReplacements/Object 28" xlink:type="simple" xlink:show="embed" xlink:actuate="onLoad"/><svg:desc>formula</svg:desc></draw:frame>in a basis of six vectors, you'd have to really use the other notation which would <text:span text:style-name="T21">be:</text:span></text:p>
      <text:p text:style-name="P12"/>
      <table:table table:name="Table5" table:style-name="Table5">
        <table:table-column table:style-name="Table5.A"/>
        <table:table-column table:style-name="Table5.B"/>
        <table:table-header-rows>
          <text:soft-page-break/>
          <table:table-row>
            <table:table-cell table:style-name="Table5.A1" office:value-type="string">
              <text:p text:style-name="P33"><draw:frame draw:style-name="fr1" draw:name="Object29" text:anchor-type="as-char" svg:y="-0.2126in" svg:width="1.3445in" svg:height="0.389in" draw:z-index="76"><draw:object xlink:href="./Object 30" xlink:type="simple" xlink:show="embed" xlink:actuate="onLoad"/><draw:image xlink:href="./ObjectReplacements/Object 30" xlink:type="simple" xlink:show="embed" xlink:actuate="onLoad"/><svg:desc>formula</svg:desc></draw:frame></text:p>
            </table:table-cell>
            <table:table-cell table:style-name="Table5.A1" office:value-type="string">
              <text:p text:style-name="P34">(<text:sequence text:ref-name="refText4" text:name="Text" text:formula="ooow:Text+1" style:num-format="1">5</text:sequence>)</text:p>
            </table:table-cell>
          </table:table-row>
        </table:table-header-rows>
      </table:table>
      <text:p text:style-name="P12"/>
      <text:p text:style-name="P13"><text:span text:style-name="T22">N</text:span>otice there's no one half there and you are only summing over six possibilities so that is if you really only summed over these guys right here where<draw:frame draw:style-name="fr1" draw:name="Object28" text:anchor-type="as-char" svg:y="-0.098in" svg:width="0.411in" svg:height="0.1398in" draw:z-index="28"><draw:object xlink:href="./Object 29" xlink:type="simple" xlink:show="embed" xlink:actuate="onLoad"/><draw:image xlink:href="./ObjectReplacements/Object 29" xlink:type="simple" xlink:show="embed" xlink:actuate="onLoad"/></draw:frame>, yeah then it would be a more natural thing but basically they've thrown away that natural <text:span text:style-name="T23">a</text:span>dvantage by using this particular form of the expansion, that's totally a quibble by the way because the point is still well taken, if you wrote<draw:frame draw:style-name="fr1" draw:name="Object30" text:anchor-type="as-char" svg:y="-0.1484in" svg:width="0.2035in" svg:height="0.1839in" draw:z-index="29"><draw:object xlink:href="./Object 31" xlink:type="simple" xlink:show="embed" xlink:actuate="onLoad"/><draw:image xlink:href="./ObjectReplacements/Object 31" xlink:type="simple" xlink:show="embed" xlink:actuate="onLoad"/><svg:desc>formula</svg:desc></draw:frame>in terms as a tensor you would definitely have 16 components so let's have a look at that.</text:p>
      <text:p text:style-name="Standard"/>
      <text:p text:style-name="P2">Section 3.5 Tensor <text:span text:style-name="T23">c</text:span>omponents</text:p>
      <text:p text:style-name="Standard"/>
      <text:p text:style-name="P14"><text:span text:style-name="T23">C</text:span>onsider<draw:frame draw:style-name="fr1" draw:name="Object31" text:anchor-type="as-char" svg:y="-0.1484in" svg:width="0.2035in" svg:height="0.1839in" draw:z-index="30"><draw:object xlink:href="./Object 32" xlink:type="simple" xlink:show="embed" xlink:actuate="onLoad"/><draw:image xlink:href="./ObjectReplacements/Object 32" xlink:type="simple" xlink:show="embed" xlink:actuate="onLoad"/><svg:desc>formula</svg:desc></draw:frame>as a tensor, the way this<draw:frame draw:style-name="fr1" draw:name="Object32" text:anchor-type="as-char" svg:y="-0.1484in" svg:width="0.2035in" svg:height="0.1839in" draw:z-index="31"><draw:object xlink:href="./Object 33" xlink:type="simple" xlink:show="embed" xlink:actuate="onLoad"/><draw:image xlink:href="./ObjectReplacements/Object 33" xlink:type="simple" xlink:show="embed" xlink:actuate="onLoad"/><svg:desc>formula</svg:desc></draw:frame>would be written as just a pure straight up tensor it's an anti-symmetric tensor is it would have components<draw:frame draw:style-name="fr1" draw:name="Object33" text:anchor-type="as-char" svg:y="-0.1484in" svg:width="0.3398in" svg:height="0.1839in" draw:z-index="32"><draw:object xlink:href="./Object 34" xlink:type="simple" xlink:show="embed" xlink:actuate="onLoad"/><draw:image xlink:href="./ObjectReplacements/Object 34" xlink:type="simple" xlink:show="embed" xlink:actuate="onLoad"/></draw:frame><text:span text:style-name="T24">b</text:span>ecause this is going to be a <text:span text:style-name="T24">r</text:span>ank<draw:frame draw:style-name="fr1" draw:name="Object34" text:anchor-type="as-char" svg:y="-0.152in" svg:width="0.4535in" svg:height="0.1992in" draw:z-index="33"><draw:object xlink:href="./Object 35" xlink:type="simple" xlink:show="embed" xlink:actuate="onLoad"/><draw:image xlink:href="./ObjectReplacements/Object 35" xlink:type="simple" xlink:show="embed" xlink:actuate="onLoad"/></draw:frame>tensor so in the work of tensor analysis on a manifold, in a tangent space we would write this tensor<draw:frame draw:style-name="fr1" draw:name="Object35" text:anchor-type="as-char" svg:y="-0.1484in" svg:width="0.2035in" svg:height="0.1839in" draw:z-index="34"><draw:object xlink:href="./Object 36" xlink:type="simple" xlink:show="embed" xlink:actuate="onLoad"/><draw:image xlink:href="./ObjectReplacements/Object 36" xlink:type="simple" xlink:show="embed" xlink:actuate="onLoad"/><svg:desc>formula</svg:desc></draw:frame>as:</text:p>
      <text:p text:style-name="P15"/>
      <table:table table:name="Table6" table:style-name="Table6">
        <table:table-column table:style-name="Table6.A"/>
        <table:table-column table:style-name="Table6.B"/>
        <table:table-header-rows>
          <table:table-row>
            <table:table-cell table:style-name="Table6.A1" office:value-type="string">
              <text:p text:style-name="P33"><draw:frame draw:style-name="fr1" draw:name="Object36" text:anchor-type="as-char" svg:y="-0.1854in" svg:width="1.3181in" svg:height="0.2575in" draw:z-index="75"><draw:object xlink:href="./Object 37" xlink:type="simple" xlink:show="embed" xlink:actuate="onLoad"/><draw:image xlink:href="./ObjectReplacements/Object 37" xlink:type="simple" xlink:show="embed" xlink:actuate="onLoad"/><svg:desc>formula</svg:desc></draw:frame></text:p>
            </table:table-cell>
            <table:table-cell table:style-name="Table6.A1" office:value-type="string">
              <text:p text:style-name="P34">(<text:sequence text:ref-name="refText5" text:name="Text" text:formula="ooow:Text+1" style:num-format="1">6</text:sequence>)</text:p>
            </table:table-cell>
          </table:table-row>
        </table:table-header-rows>
      </table:table>
      <text:p text:style-name="P14"/>
      <text:p text:style-name="P14"><text:span text:style-name="T24">Those are </text:span>the basis vectors in the tangent space, these partial derivative operators, these directional derivative operators, <text:span text:style-name="T24">moreover</text:span><text:span text:style-name="T24"><draw:frame draw:style-name="fr1" draw:name="Object37" text:anchor-type="as-char" svg:y="-0.1484in" svg:width="0.2189in" svg:height="0.1839in" draw:z-index="35"><draw:object xlink:href="./Object 38" xlink:type="simple" xlink:show="embed" xlink:actuate="onLoad"/><draw:image xlink:href="./ObjectReplacements/Object 38" xlink:type="simple" xlink:show="embed" xlink:actuate="onLoad"/></draw:frame></text:span><text:span text:style-name="T24">would be a </text:span>tensor product. <text:span text:style-name="T24">W</text:span>ith tensor products it's completely fine to have<draw:frame draw:style-name="fr1" draw:name="Object38" text:anchor-type="as-char" svg:y="-0.1244in" svg:width="0.5063in" svg:height="0.1846in" draw:z-index="36"><draw:object xlink:href="./Object 39" xlink:type="simple" xlink:show="embed" xlink:actuate="onLoad"/><draw:image xlink:href="./ObjectReplacements/Object 39" xlink:type="simple" xlink:show="embed" xlink:actuate="onLoad"/></draw:frame>. <text:span text:style-name="T24">Y</text:span>ou can have the indices be the same, that's a legitimate basis vector in the tensor product space so is<draw:frame draw:style-name="fr1" draw:name="Object39" text:anchor-type="as-char" svg:y="-0.1244in" svg:width="0.502in" svg:height="0.1846in" draw:z-index="37"><draw:object xlink:href="./Object 40" xlink:type="simple" xlink:show="embed" xlink:actuate="onLoad"/><draw:image xlink:href="./ObjectReplacements/Object 40" xlink:type="simple" xlink:show="embed" xlink:actuate="onLoad"/><svg:desc>formula</svg:desc></draw:frame>and<draw:frame draw:style-name="fr1" draw:name="Object40" text:anchor-type="as-char" svg:y="-0.1244in" svg:width="0.502in" svg:height="0.1846in" draw:z-index="38"><draw:object xlink:href="./Object 41" xlink:type="simple" xlink:show="embed" xlink:actuate="onLoad"/><draw:image xlink:href="./ObjectReplacements/Object 41" xlink:type="simple" xlink:show="embed" xlink:actuate="onLoad"/><svg:desc>formula</svg:desc></draw:frame>, these two are different in a true tensor product space so a tensor product space is also a vector space, a rank<draw:frame draw:style-name="fr1" draw:name="Object41" text:anchor-type="as-char" svg:y="-0.152in" svg:width="0.4535in" svg:height="0.1992in" draw:z-index="39"><draw:object xlink:href="./Object 42" xlink:type="simple" xlink:show="embed" xlink:actuate="onLoad"/><draw:image xlink:href="./ObjectReplacements/Object 42" xlink:type="simple" xlink:show="embed" xlink:actuate="onLoad"/><svg:desc>formula</svg:desc></draw:frame>tensor product space has 16 basis vectors and it's all combinations of<draw:frame draw:style-name="fr1" draw:name="Object42" text:anchor-type="as-char" svg:y="-0.1244in" svg:width="0.5319in" svg:height="0.1484in" draw:z-index="40"><draw:object xlink:href="./Object 43" xlink:type="simple" xlink:show="embed" xlink:actuate="onLoad"/><draw:image xlink:href="./ObjectReplacements/Object 43" xlink:type="simple" xlink:show="embed" xlink:actuate="onLoad"/></draw:frame>. <text:span text:style-name="T24">E</text:span>ach of these is a legit basis vector and there's 16 of them now if<draw:frame draw:style-name="fr1" draw:name="Object43" text:anchor-type="as-char" svg:y="-0.1484in" svg:width="0.2035in" svg:height="0.1839in" draw:z-index="41"><draw:object xlink:href="./Object 44" xlink:type="simple" xlink:show="embed" xlink:actuate="onLoad"/><draw:image xlink:href="./ObjectReplacements/Object 44" xlink:type="simple" xlink:show="embed" xlink:actuate="onLoad"/><svg:desc>formula</svg:desc></draw:frame>is anti-symmetric the first thing you realize is that all<draw:frame draw:style-name="fr1" draw:name="Object44" text:anchor-type="as-char" svg:y="-0.1484in" svg:width="0.2035in" svg:height="0.1839in" draw:z-index="42"><draw:object xlink:href="./Object 45" xlink:type="simple" xlink:show="embed" xlink:actuate="onLoad"/><draw:image xlink:href="./ObjectReplacements/Object 45" xlink:type="simple" xlink:show="embed" xlink:actuate="onLoad"/><svg:desc>formula</svg:desc></draw:frame>all the components where<draw:frame draw:style-name="fr1" draw:name="Object45" text:anchor-type="as-char" svg:y="-0.0862in" svg:width="0.4346in" svg:height="0.128in" draw:z-index="43"><draw:object xlink:href="./Object 46" xlink:type="simple" xlink:show="embed" xlink:actuate="onLoad"/><draw:image xlink:href="./ObjectReplacements/Object 46" xlink:type="simple" xlink:show="embed" xlink:actuate="onLoad"/></draw:frame>, those go to zero and that'll be four go to zero and if<draw:frame draw:style-name="fr1" draw:name="Object46" text:anchor-type="as-char" svg:y="-0.1484in" svg:width="0.2035in" svg:height="0.1839in" draw:z-index="44"><draw:object xlink:href="./Object 47" xlink:type="simple" xlink:show="embed" xlink:actuate="onLoad"/><draw:image xlink:href="./ObjectReplacements/Object 47" xlink:type="simple" xlink:show="embed" xlink:actuate="onLoad"/><svg:desc>formula</svg:desc></draw:frame>is anti-symmetric, you'll end up with<draw:frame draw:style-name="fr1" draw:name="Object47" text:anchor-type="as-char" svg:y="-0.1602in" svg:width="0.7492in" svg:height="0.2209in" draw:z-index="45"><draw:object xlink:href="./Object 48" xlink:type="simple" xlink:show="embed" xlink:actuate="onLoad"/><draw:image xlink:href="./ObjectReplacements/Object 48" xlink:type="simple" xlink:show="embed" xlink:actuate="onLoad"/></draw:frame>and then you'll have <draw:frame draw:style-name="fr1" draw:name="Object48" text:anchor-type="as-char" svg:y="-0.1602in" svg:width="0.8846in" svg:height="0.2209in" draw:z-index="46"><draw:object xlink:href="./Object 49" xlink:type="simple" xlink:show="embed" xlink:actuate="onLoad"/><draw:image xlink:href="./ObjectReplacements/Object 49" xlink:type="simple" xlink:show="embed" xlink:actuate="onLoad"/><svg:desc>formula</svg:desc></draw:frame>as two of the components of this summation, this is an Einstein sum <text:sequence-ref text:reference-format="text" text:ref-name="refText5">(6)</text:sequence-ref>, it would have been<draw:frame draw:style-name="fr1" draw:name="Object49" text:anchor-type="as-char" svg:y="-0.1602in" svg:width="0.8555in" svg:height="0.2209in" draw:z-index="47"><draw:object xlink:href="./Object 50" xlink:type="simple" xlink:show="embed" xlink:actuate="onLoad"/><draw:image xlink:href="./ObjectReplacements/Object 50" xlink:type="simple" xlink:show="embed" xlink:actuate="onLoad"/><svg:desc>formula</svg:desc></draw:frame>but because it's anti-symmetric I switch it with<draw:frame draw:style-name="fr1" draw:name="Object50" text:anchor-type="as-char" svg:y="-0.1602in" svg:width="0.8846in" svg:height="0.2209in" draw:z-index="48"><draw:object xlink:href="./Object 51" xlink:type="simple" xlink:show="embed" xlink:actuate="onLoad"/><draw:image xlink:href="./ObjectReplacements/Object 51" xlink:type="simple" xlink:show="embed" xlink:actuate="onLoad"/><svg:desc>formula</svg:desc></draw:frame>like <text:span text:style-name="T25">that</text:span> and when I do that I can pull out the<draw:frame draw:style-name="fr1" draw:name="Object51" text:anchor-type="as-char" svg:y="-0.1602in" svg:width="1.4083in" svg:height="0.2311in" draw:z-index="49"><draw:object xlink:href="./Object 52" xlink:type="simple" xlink:show="embed" xlink:actuate="onLoad"/><draw:image xlink:href="./ObjectReplacements/Object 52" xlink:type="simple" xlink:show="embed" xlink:actuate="onLoad"/><svg:desc>formula</svg:desc></draw:frame>and I can do this exact little maneuver for all pairs of<draw:frame draw:style-name="fr1" draw:name="Object52" text:anchor-type="as-char" svg:y="-0.0827in" svg:width="0.1929in" svg:height="0.1244in" draw:z-index="50"><draw:object xlink:href="./Object 53" xlink:type="simple" xlink:show="embed" xlink:actuate="onLoad"/><draw:image xlink:href="./ObjectReplacements/Object 53" xlink:type="simple" xlink:show="embed" xlink:actuate="onLoad"/></draw:frame>and <draw:frame draw:style-name="fr1" draw:name="Object53" text:anchor-type="as-char" svg:y="-0.0862in" svg:width="0.1929in" svg:height="0.0957in" draw:z-index="51"><draw:object xlink:href="./Object 54" xlink:type="simple" xlink:show="embed" xlink:actuate="onLoad"/><draw:image xlink:href="./ObjectReplacements/Object 54" xlink:type="simple" xlink:show="embed" xlink:actuate="onLoad"/></draw:frame>that are not equal and where<draw:frame draw:style-name="fr1" draw:name="Object54" text:anchor-type="as-char" svg:y="-0.098in" svg:width="0.4217in" svg:height="0.1398in" draw:z-index="52"><draw:object xlink:href="./Object 55" xlink:type="simple" xlink:show="embed" xlink:actuate="onLoad"/><draw:image xlink:href="./ObjectReplacements/Object 55" xlink:type="simple" xlink:show="embed" xlink:actuate="onLoad"/></draw:frame>and when I do that I end up with basis vectors combined in this way for all of these pairings and if I take that basis vector and I give it a new name, how about<draw:frame draw:style-name="fr1" draw:name="Object55" text:anchor-type="as-char" svg:y="-0.1244in" svg:width="0.502in" svg:height="0.1846in" draw:z-index="53"><draw:object xlink:href="./Object 56" xlink:type="simple" xlink:show="embed" xlink:actuate="onLoad"/><draw:image xlink:href="./ObjectReplacements/Object 56" xlink:type="simple" xlink:show="embed" xlink:actuate="onLoad"/></draw:frame>? <text:span text:style-name="T26">T</text:span>hat <text:span text:style-name="T26">is </text:span>literally defined to be<draw:frame draw:style-name="fr1" draw:name="Object56" text:anchor-type="as-char" svg:y="-0.1244in" svg:width="1.6264in" svg:height="0.1846in" draw:z-index="54"><draw:object xlink:href="./Object 57" xlink:type="simple" xlink:show="embed" xlink:actuate="onLoad"/><draw:image xlink:href="./ObjectReplacements/Object 57" xlink:type="simple" xlink:show="embed" xlink:actuate="onLoad"/><svg:desc>formula</svg:desc></draw:frame>so I create this basis, and there's only six possible ways of doing this so this is the origi<text:span text:style-name="T26">n </text:span>of the wedge product in tensor analysis, you don't think of it in terms of a little plane and geometric space though, we're thinking of it in terms of of of the basis of the tensor product space.</text:p>
      <text:p text:style-name="P35"/>
      <text:p text:style-name="P35"><text:span text:style-name="T26">I</text:span>f you were to blow it up this way <text:sequence-ref text:reference-format="text" text:ref-name="refText5">(6)</text:sequence-ref>, then yes you have to maneuver your head around the fact that you've got to combine basis vectors together but you still can get to the <text:span text:style-name="T27">6</text:span> dimensionality, the difference is Geometric algebra starts right here it starts right here so this issue about <text:span text:style-name="T27">d</text:span>imension six is built into the thing, now the counter argument is, well so that's great as long as<draw:frame draw:style-name="fr1" draw:name="Object57" text:anchor-type="as-char" svg:y="-0.1484in" svg:width="0.3398in" svg:height="0.1839in" draw:z-index="55"><draw:object xlink:href="./Object 58" xlink:type="simple" xlink:show="embed" xlink:actuate="onLoad"/><draw:image xlink:href="./ObjectReplacements/Object 58" xlink:type="simple" xlink:show="embed" xlink:actuate="onLoad"/></draw:frame>is anti-symmetric, what if I have a tensor<draw:frame draw:style-name="fr1" draw:name="Object58" text:anchor-type="as-char" svg:y="-0.1484in" svg:width="0.3465in" svg:height="0.1839in" draw:z-index="56"><draw:object xlink:href="./Object 59" xlink:type="simple" xlink:show="embed" xlink:actuate="onLoad"/><draw:image xlink:href="./ObjectReplacements/Object 59" xlink:type="simple" xlink:show="embed" xlink:actuate="onLoad"/><svg:desc>formula</svg:desc></draw:frame>that's not anti-symmetric? <text:span text:style-name="T27">H</text:span>ow does that tensor live in the Geometric algebra, and</text:p>
      <text:p text:style-name="P16">the answer is it doesn't, it doesn't so you are sacrificing this, this tensor product space is too big an architecture to really be necessary for the study of electromagnetism, I guess is our <text:span text:style-name="T3">t</text:span>heory here, this big architecture certainly covers what we need but it's a little extra unwieldy plus it lacks this geometric interpretation and I feel like that's what the claim is.</text:p>
      <text:p text:style-name="P16"/>
      <text:p text:style-name="P16"><text:soft-page-break/><text:span text:style-name="T27">B</text:span>ack to the paper, “these six independent components correspond precisely to the components of<draw:frame draw:style-name="fr1" draw:name="Object59" text:anchor-type="as-char" svg:y="-0.1484in" svg:width="0.2035in" svg:height="0.1839in" draw:z-index="77"><draw:object xlink:href="./Object 60" xlink:type="simple" xlink:show="embed" xlink:actuate="onLoad"/><draw:image xlink:href="./ObjectReplacements/Object 60" xlink:type="simple" xlink:show="embed" xlink:actuate="onLoad"/><svg:desc>formula</svg:desc></draw:frame>when expanded more naturally in a bi-vector basis. <text:span text:style-name="T28">T</text:span>he factor of one-half <text:span text:style-name="T28">in (3.21) </text:span>ensures that <text:span text:style-name="T28">the</text:span></text:p>
      <text:p text:style-name="P17">redundant components <text:span text:style-name="T28">(different only by a sign) </text:span>are not double counted.” <text:span text:style-name="T28">T</text:span>hat factor of one-half just shows they're not really expanding this in the bi-vector basis, <text:span text:style-name="T28">it </text:span>is with a full level of commitment that they could, I guess what I'm getting at is I really do prefer that other form of notation where<draw:frame draw:style-name="fr1" draw:name="Object60" text:anchor-type="as-char" svg:y="-0.098in" svg:width="0.411in" svg:height="0.1398in" draw:z-index="78"><draw:object xlink:href="./Object 61" xlink:type="simple" xlink:show="embed" xlink:actuate="onLoad"/><draw:image xlink:href="./ObjectReplacements/Object 61" xlink:type="simple" xlink:show="embed" xlink:actuate="onLoad"/></draw:frame>and because they don't use it they're being a little hypocritical here in my opinion but the<text:span text:style-name="T28">y are </text:span>moving on.</text:p>
      <text:p text:style-name="P17"><text:span text:style-name="T28">“T</text:span>he various ranked tensor components corresponding to<draw:frame draw:style-name="fr1" draw:name="Object61" text:anchor-type="as-char" svg:y="-0.1484in" svg:width="0.2035in" svg:height="0.1839in" draw:z-index="79"><draw:object xlink:href="./Object 62" xlink:type="simple" xlink:show="embed" xlink:actuate="onLoad"/><draw:image xlink:href="./ObjectReplacements/Object 62" xlink:type="simple" xlink:show="embed" xlink:actuate="onLoad"/><svg:desc>formula</svg:desc></draw:frame>all refer to the action of the same anti-symmetric tensor<draw:frame draw:style-name="fr1" draw:name="Object62" text:anchor-type="as-char" svg:y="-0.1484in" svg:width="0.1992in" svg:height="0.1839in" draw:z-index="80"><draw:object xlink:href="./Object 63" xlink:type="simple" xlink:show="embed" xlink:actuate="onLoad"/><draw:image xlink:href="./ObjectReplacements/Object 63" xlink:type="simple" xlink:show="embed" xlink:actuate="onLoad"/><svg:desc>formula</svg:desc></draw:frame>, which is a multi-linear <text:span text:style-name="T12">function:</text:span></text:p>
      <text:p text:style-name="P21"/>
      <table:table table:name="Table7" table:style-name="Table7">
        <table:table-column table:style-name="Table7.A"/>
        <table:table-column table:style-name="Table7.B"/>
        <table:table-header-rows>
          <table:table-row>
            <table:table-cell table:style-name="Table7.A1" office:value-type="string">
              <text:p text:style-name="P33"><draw:frame draw:style-name="fr1" draw:name="Object63" text:anchor-type="as-char" svg:y="-0.3134in" svg:width="5.3209in" svg:height="0.6484in" draw:z-index="81"><draw:object xlink:href="./Object 64" xlink:type="simple" xlink:show="embed" xlink:actuate="onLoad"/><draw:image xlink:href="./ObjectReplacements/Object 64" xlink:type="simple" xlink:show="embed" xlink:actuate="onLoad"/><svg:desc>formula</svg:desc></draw:frame></text:p>
            </table:table-cell>
            <table:table-cell table:style-name="Table7.A1" office:value-type="string">
              <text:p text:style-name="P34">(<text:sequence text:ref-name="refText6" text:name="Text" text:formula="ooow:Text+1" style:num-format="1">7</text:sequence>)</text:p>
            </table:table-cell>
          </table:table-row>
        </table:table-header-rows>
      </table:table>
      <text:p text:style-name="Standard"/>
      <text:p text:style-name="P18"><text:span text:style-name="T29">T</text:span>hey're introducing new notation here, the classic anti-symmetric tensor<draw:frame draw:style-name="fr1" draw:name="Object64" text:anchor-type="as-char" svg:y="-0.1484in" svg:width="0.1992in" svg:height="0.1839in" draw:z-index="82"><draw:object xlink:href="./Object 65" xlink:type="simple" xlink:show="embed" xlink:actuate="onLoad"/><draw:image xlink:href="./ObjectReplacements/Object 65" xlink:type="simple" xlink:show="embed" xlink:actuate="onLoad"/></draw:frame>corresponds to the bi-vector<draw:frame draw:style-name="fr1" draw:name="Object65" text:anchor-type="as-char" svg:y="-0.1484in" svg:width="0.2035in" svg:height="0.1839in" draw:z-index="83"><draw:object xlink:href="./Object 66" xlink:type="simple" xlink:show="embed" xlink:actuate="onLoad"/><draw:image xlink:href="./ObjectReplacements/Object 66" xlink:type="simple" xlink:show="embed" xlink:actuate="onLoad"/><svg:desc>formula</svg:desc></draw:frame>, “the various ranked tensor components corresponding to<draw:frame draw:style-name="fr1" draw:name="Object66" text:anchor-type="as-char" svg:y="-0.1484in" svg:width="0.2035in" svg:height="0.1839in" draw:z-index="84"><draw:object xlink:href="./Object 67" xlink:type="simple" xlink:show="embed" xlink:actuate="onLoad"/><draw:image xlink:href="./ObjectReplacements/Object 67" xlink:type="simple" xlink:show="embed" xlink:actuate="onLoad"/><svg:desc>formula</svg:desc></draw:frame>”, now notice “various rank tensor components”, what they're saying there is that you can choose whether to express<draw:frame draw:style-name="fr1" draw:name="Object67" text:anchor-type="as-char" svg:y="-0.1484in" svg:width="0.3398in" svg:height="0.1839in" draw:z-index="85"><draw:object xlink:href="./Object 68" xlink:type="simple" xlink:show="embed" xlink:actuate="onLoad"/><draw:image xlink:href="./ObjectReplacements/Object 68" xlink:type="simple" xlink:show="embed" xlink:actuate="onLoad"/></draw:frame>in the reference basis in which case you get these contravariant components or you could express<draw:frame draw:style-name="fr1" draw:name="Object69" text:anchor-type="as-char" svg:y="-0.1484in" svg:width="0.3398in" svg:height="0.1839in" draw:z-index="86"><draw:object xlink:href="./Object 70" xlink:type="simple" xlink:show="embed" xlink:actuate="onLoad"/><draw:image xlink:href="./ObjectReplacements/Object 70" xlink:type="simple" xlink:show="embed" xlink:actuate="onLoad"/><svg:desc>formula</svg:desc></draw:frame>in the reciprocal basis in which case you get these covariance components or you could express<draw:frame draw:style-name="fr1" draw:name="Object68" text:anchor-type="as-char" svg:y="-0.1484in" svg:width="0.3398in" svg:height="0.1839in" draw:z-index="87"><draw:object xlink:href="./Object 69" xlink:type="simple" xlink:show="embed" xlink:actuate="onLoad"/><draw:image xlink:href="./ObjectReplacements/Object 69" xlink:type="simple" xlink:show="embed" xlink:actuate="onLoad"/><svg:desc>formula</svg:desc></draw:frame>in this mixed basis and then you get the so-called “<text:span text:style-name="T30">(m</text:span>atrix<text:span text:style-name="T30">)</text:span> components <text:span text:style-name="T30">for</text:span><text:span text:style-name="T30"><draw:frame draw:style-name="fr1" draw:name="Object70" text:anchor-type="as-char" svg:y="-0.1484in" svg:width="0.2035in" svg:height="0.1839in" draw:z-index="88"><draw:object xlink:href="./Object 71" xlink:type="simple" xlink:show="embed" xlink:actuate="onLoad"/><draw:image xlink:href="./ObjectReplacements/Object 71" xlink:type="simple" xlink:show="embed" xlink:actuate="onLoad"/><svg:desc>formula</svg:desc></draw:frame></text:span><text:span text:style-name="T30">” </text:span>and that's where the word “various”, that's how this word “various” appears in here, the various rank tensor components corresponding to<draw:frame draw:style-name="fr1" draw:name="Object71" text:anchor-type="as-char" svg:y="-0.1484in" svg:width="0.2035in" svg:height="0.1839in" draw:z-index="91"><draw:object xlink:href="./Object 72" xlink:type="simple" xlink:show="embed" xlink:actuate="onLoad"/><draw:image xlink:href="./ObjectReplacements/Object 72" xlink:type="simple" xlink:show="embed" xlink:actuate="onLoad"/><svg:desc>formula</svg:desc></draw:frame>, they all refer to the same<draw:frame draw:style-name="fr1" draw:name="Object72" text:anchor-type="as-char" svg:y="-0.1484in" svg:width="0.2035in" svg:height="0.1839in" draw:z-index="92"><draw:object xlink:href="./Object 73" xlink:type="simple" xlink:show="embed" xlink:actuate="onLoad"/><draw:image xlink:href="./ObjectReplacements/Object 73" xlink:type="simple" xlink:show="embed" xlink:actuate="onLoad"/><svg:desc>formula</svg:desc></draw:frame>though, that's the beauty of this geometric interpretation and it's also true in the tensor analysis interpretation but in the geometric interpretation you immediately think of<draw:frame draw:style-name="fr1" draw:name="Object73" text:anchor-type="as-char" svg:y="-0.1484in" svg:width="0.2035in" svg:height="0.1839in" draw:z-index="93"><draw:object xlink:href="./Object 74" xlink:type="simple" xlink:show="embed" xlink:actuate="onLoad"/><draw:image xlink:href="./ObjectReplacements/Object 74" xlink:type="simple" xlink:show="embed" xlink:actuate="onLoad"/><svg:desc>formula</svg:desc></draw:frame>as some little circulating plane element and that thing has an identity independent of what basis you choose and so all of these different components can correspond to, depending on how you decide to cast the basis, reciprocal or reference, <text:span text:style-name="T30">in</text:span> which reference basis you actually choose.</text:p>
      <text:p text:style-name="P18"/>
      <text:p text:style-name="P2"><text:span text:style-name="T30">A</text:span>nti-symmetric <text:span text:style-name="T2">t</text:span>ensor</text:p>
      <text:p text:style-name="Standard"/>
      <text:p text:style-name="Standard"><text:span text:style-name="T31">T</text:span>he anti-symmetric tensor, they're reminding us defined tensors are actually defined as multi-linear <text:span text:style-name="T12">functions,</text:span> that take either vectors or forms to give numbers, now if you look at the way the paper goes after it, it's a multi-linear function<draw:frame draw:style-name="fr1" draw:name="Object74" text:anchor-type="as-char" svg:y="-0.1484in" svg:width="0.2035in" svg:height="0.1839in" draw:z-index="94"><draw:object xlink:href="./Object 75" xlink:type="simple" xlink:show="embed" xlink:actuate="onLoad"/><draw:image xlink:href="./ObjectReplacements/Object 75" xlink:type="simple" xlink:show="embed" xlink:actuate="onLoad"/><svg:desc>formula</svg:desc></draw:frame><text:span text:style-name="T31">that </text:span>takes two vectors and returns a real number, that's how a tensor works, they don't literally say that they say it's a multi-linear function but they don't remind you that it's a multi-linear function that returns a real number when all of its arguments are provided so in this case<draw:frame draw:style-name="fr1" draw:name="Object75" text:anchor-type="as-char" svg:y="-0.1484in" svg:width="0.2035in" svg:height="0.1839in" draw:z-index="95"><draw:object xlink:href="./Object 76" xlink:type="simple" xlink:show="embed" xlink:actuate="onLoad"/><draw:image xlink:href="./ObjectReplacements/Object 76" xlink:type="simple" xlink:show="embed" xlink:actuate="onLoad"/><svg:desc>formula</svg:desc></draw:frame>which is a<draw:frame draw:style-name="fr1" draw:name="Object76" text:anchor-type="as-char" svg:y="-0.152in" svg:width="0.4535in" svg:height="0.1992in" draw:z-index="96"><draw:object xlink:href="./Object 77" xlink:type="simple" xlink:show="embed" xlink:actuate="onLoad"/><draw:image xlink:href="./ObjectReplacements/Object 77" xlink:type="simple" xlink:show="embed" xlink:actuate="onLoad"/></draw:frame>, in this case the way they're defining<draw:frame draw:style-name="fr1" draw:name="Object77" text:anchor-type="as-char" svg:y="-0.1484in" svg:width="0.2035in" svg:height="0.1839in" draw:z-index="97"><draw:object xlink:href="./Object 78" xlink:type="simple" xlink:show="embed" xlink:actuate="onLoad"/><draw:image xlink:href="./ObjectReplacements/Object 78" xlink:type="simple" xlink:show="embed" xlink:actuate="onLoad"/><svg:desc>formula</svg:desc></draw:frame>so that means it looks for two vectors and returns a real number, that's that's what a<draw:frame draw:style-name="fr1" draw:name="Object78" text:anchor-type="as-char" svg:y="-0.152in" svg:width="0.4535in" svg:height="0.1992in" draw:z-index="98"><draw:object xlink:href="./Object 79" xlink:type="simple" xlink:show="embed" xlink:actuate="onLoad"/><draw:image xlink:href="./ObjectReplacements/Object 79" xlink:type="simple" xlink:show="embed" xlink:actuate="onLoad"/><svg:desc>formula</svg:desc></draw:frame>rank tensor does, it eats two vectors and returns a real number. <text:span text:style-name="T31">I</text:span>n the language of this paper, if you were a<draw:frame draw:style-name="fr1" draw:name="Object79" text:anchor-type="as-char" svg:y="-0.152in" svg:width="0.4535in" svg:height="0.1992in" draw:z-index="99"><draw:object xlink:href="./Object 80" xlink:type="simple" xlink:show="embed" xlink:actuate="onLoad"/><draw:image xlink:href="./ObjectReplacements/Object 80" xlink:type="simple" xlink:show="embed" xlink:actuate="onLoad"/><svg:desc>formula</svg:desc></draw:frame>rank <text:span text:style-name="T31">tensor </text:span>you would eat <text:span text:style-name="T31">2</text:span> reciprocal vectors and return a real number and in the language of tensor analysis you would eat <text:span text:style-name="T31">2</text:span> one-forms and return a real number so there is a bunch of language issues here that well we probably should talk about it so let's go ahead and talk about it.</text:p>
      <text:p text:style-name="Standard"/>
      <text:p text:style-name="P2">Tensor Analysis</text:p>
      <text:p text:style-name="Standard"/>
      <text:p text:style-name="P19"><text:span text:style-name="T32">I</text:span>n the regular tensor analysis process of a tensor<draw:frame draw:style-name="fr1" draw:name="Object80" text:anchor-type="as-char" svg:y="-0.1484in" svg:width="0.2035in" svg:height="0.1839in" draw:z-index="100"><draw:object xlink:href="./Object 81" xlink:type="simple" xlink:show="embed" xlink:actuate="onLoad"/><draw:image xlink:href="./ObjectReplacements/Object 81" xlink:type="simple" xlink:show="embed" xlink:actuate="onLoad"/><svg:desc>formula</svg:desc></draw:frame>you think of the tensor<draw:frame draw:style-name="fr1" draw:name="Object81" text:anchor-type="as-char" svg:y="-0.1484in" svg:width="0.2035in" svg:height="0.1839in" draw:z-index="140"><draw:object xlink:href="./Object 82" xlink:type="simple" xlink:show="embed" xlink:actuate="onLoad"/><draw:image xlink:href="./ObjectReplacements/Object 82" xlink:type="simple" xlink:show="embed" xlink:actuate="onLoad"/><svg:desc>formula</svg:desc></draw:frame>as a multi-linear function and you can think you can cast the tensor<draw:frame draw:style-name="fr1" draw:name="Object82" text:anchor-type="as-char" svg:y="-0.1484in" svg:width="0.2035in" svg:height="0.1839in" draw:z-index="142"><draw:object xlink:href="./Object 83" xlink:type="simple" xlink:show="embed" xlink:actuate="onLoad"/><draw:image xlink:href="./ObjectReplacements/Object 83" xlink:type="simple" xlink:show="embed" xlink:actuate="onLoad"/><svg:desc>formula</svg:desc></draw:frame>in the basis of vectors in the tangent space of a manifold which is how we studied it in our QED electromagnetism course in which case you get these partial derivatives and it's going to eat two objects that are one-forms and produce a number so when you calculate this whole thing out you end up with a number but notice the function, this is a function here this is a multi-linear function and these are the arguments of the multi-linear function and they're both <text:soft-page-break/>one-forms likewise if you cast the tensor<draw:frame draw:style-name="fr1" draw:name="Object83" text:anchor-type="as-char" svg:y="-0.1484in" svg:width="0.2035in" svg:height="0.1839in" draw:z-index="57"><draw:object xlink:href="./Object 84" xlink:type="simple" xlink:show="embed" xlink:actuate="onLoad"/><draw:image xlink:href="./ObjectReplacements/Object 84" xlink:type="simple" xlink:show="embed" xlink:actuate="onLoad"/><svg:desc>formula</svg:desc></draw:frame>in its form that has covariant components this is the<draw:frame draw:style-name="fr1" draw:name="Object84" text:anchor-type="as-char" svg:y="-0.152in" svg:width="0.4535in" svg:height="0.1992in" draw:z-index="58"><draw:object xlink:href="./Object 85" xlink:type="simple" xlink:show="embed" xlink:actuate="onLoad"/><draw:image xlink:href="./ObjectReplacements/Object 85" xlink:type="simple" xlink:show="embed" xlink:actuate="onLoad"/></draw:frame> form and this is the<draw:frame draw:style-name="fr1" draw:name="Object85" text:anchor-type="as-char" svg:y="-0.152in" svg:width="0.4535in" svg:height="0.1992in" draw:z-index="59"><draw:object xlink:href="./Object 86" xlink:type="simple" xlink:show="embed" xlink:actuate="onLoad"/><draw:image xlink:href="./ObjectReplacements/Object 86" xlink:type="simple" xlink:show="embed" xlink:actuate="onLoad"/><svg:desc>formula</svg:desc></draw:frame>form:</text:p>
      <text:p text:style-name="P20"/>
      <table:table table:name="Table8" table:style-name="Table8">
        <table:table-column table:style-name="Table8.A"/>
        <table:table-column table:style-name="Table8.B"/>
        <table:table-header-rows>
          <table:table-row>
            <table:table-cell table:style-name="Table8.A1" office:value-type="string">
              <text:p text:style-name="P33"><draw:frame draw:style-name="fr1" draw:name="Object86" text:anchor-type="as-char" svg:y="-0.3299in" svg:width="2.8957in" svg:height="0.6047in" draw:z-index="89"><draw:object xlink:href="./Object 87" xlink:type="simple" xlink:show="embed" xlink:actuate="onLoad"/><draw:image xlink:href="./ObjectReplacements/Object 87" xlink:type="simple" xlink:show="embed" xlink:actuate="onLoad"/><svg:desc>formula</svg:desc></draw:frame><draw:frame draw:style-name="fr1" draw:name="Object134" text:anchor-type="as-char" svg:y="-0.2839in" svg:width="0.7181in" svg:height="0.5083in" draw:z-index="143"><draw:object xlink:href="./Object 134" xlink:type="simple" xlink:show="embed" xlink:actuate="onLoad"/><draw:image xlink:href="./ObjectReplacements/Object 134" xlink:type="simple" xlink:show="embed" xlink:actuate="onLoad"/></draw:frame></text:p>
            </table:table-cell>
            <table:table-cell table:style-name="Table8.A1" office:value-type="string">
              <text:p text:style-name="P34">(<text:sequence text:ref-name="refText7" text:name="Text" text:formula="ooow:Text+1" style:num-format="1">8</text:sequence>)</text:p>
            </table:table-cell>
          </table:table-row>
        </table:table-header-rows>
      </table:table>
      <text:p text:style-name="P19"/>
      <text:p text:style-name="P22"><text:span text:style-name="T33">T</text:span>his guy is looking to eat two vectors and return a real number argument, so this guy looks for two vectors and here we've cast the vector<draw:frame draw:style-name="fr1" draw:name="Object87" text:anchor-type="as-char" svg:y="-0.1484in" svg:width="0.1673in" svg:height="0.1839in" draw:z-index="60"><draw:object xlink:href="./Object 88" xlink:type="simple" xlink:show="embed" xlink:actuate="onLoad"/><draw:image xlink:href="./ObjectReplacements/Object 88" xlink:type="simple" xlink:show="embed" xlink:actuate="onLoad"/></draw:frame>and the vector<draw:frame draw:style-name="fr1" draw:name="Object88" text:anchor-type="as-char" svg:y="-0.1484in" svg:width="0.1673in" svg:height="0.1839in" draw:z-index="61"><draw:object xlink:href="./Object 89" xlink:type="simple" xlink:show="embed" xlink:actuate="onLoad"/><draw:image xlink:href="./ObjectReplacements/Object 89" xlink:type="simple" xlink:show="embed" xlink:actuate="onLoad"/></draw:frame>in the<text:span text:style-name="T33">ir </text:span>contravariant forms and that means the components by the way are the contravariant forms the basis vectors are covariant <text:span text:style-name="T34">(2</text:span><text:span text:style-name="T7">nd</text:span><text:span text:style-name="T34"> line of </text:span><text:span text:style-name="T34"><text:sequence-ref text:reference-format="text" text:ref-name="refText7">(8)</text:sequence-ref></text:span><text:span text:style-name="T34">) </text:span>and here the basis vectors are contravariant and the components are covariant <text:span text:style-name="T34">(1</text:span><text:span text:style-name="T7">st</text:span><text:span text:style-name="T34"> line of </text:span><text:span text:style-name="T34"><text:sequence-ref text:reference-format="text" text:ref-name="refText7">(8)</text:sequence-ref></text:span><text:span text:style-name="T34">) </text:span>but when we talk about the form of it, we talk about the form of the components so you have these two options for casting a tensor<draw:frame draw:style-name="fr1" draw:name="Object89" text:anchor-type="as-char" svg:y="-0.1484in" svg:width="0.2035in" svg:height="0.1839in" draw:z-index="62"><draw:object xlink:href="./Object 90" xlink:type="simple" xlink:show="embed" xlink:actuate="onLoad"/><draw:image xlink:href="./ObjectReplacements/Object 90" xlink:type="simple" xlink:show="embed" xlink:actuate="onLoad"/><svg:desc>formula</svg:desc></draw:frame>and you move between one or another using the metric and there's some other rules here I just don't want to get into too much of this but ultimately these are functions and the way the functions are calculated is by understanding that a form<draw:frame draw:style-name="fr1" draw:name="Object90" text:anchor-type="as-char" svg:y="-0.1508in" svg:width="0.3516in" svg:height="0.1866in" draw:z-index="63"><draw:object xlink:href="./Object 91" xlink:type="simple" xlink:show="embed" xlink:actuate="onLoad"/><draw:image xlink:href="./ObjectReplacements/Object 91" xlink:type="simple" xlink:show="embed" xlink:actuate="onLoad"/></draw:frame>takes a vector a basis element of, I guess the one-form basis element<draw:frame draw:style-name="fr1" draw:name="Object91" text:anchor-type="as-char" svg:y="-0.1508in" svg:width="0.3516in" svg:height="0.1866in" draw:z-index="64"><draw:object xlink:href="./Object 92" xlink:type="simple" xlink:show="embed" xlink:actuate="onLoad"/><draw:image xlink:href="./ObjectReplacements/Object 92" xlink:type="simple" xlink:show="embed" xlink:actuate="onLoad"/><svg:desc>formula</svg:desc></draw:frame>takes the one vector<draw:frame draw:style-name="fr1" draw:name="Object92" text:anchor-type="as-char" svg:y="-0.1244in" svg:width="0.2457in" svg:height="0.1728in" draw:z-index="65"><draw:object xlink:href="./Object 93" xlink:type="simple" xlink:show="embed" xlink:actuate="onLoad"/><draw:image xlink:href="./ObjectReplacements/Object 93" xlink:type="simple" xlink:show="embed" xlink:actuate="onLoad"/></draw:frame>and returns:</text:p>
      <text:p text:style-name="P23"/>
      <table:table table:name="Table9" table:style-name="Table9">
        <table:table-column table:style-name="Table9.A"/>
        <table:table-column table:style-name="Table9.B"/>
        <table:table-header-rows>
          <table:table-row>
            <table:table-cell table:style-name="Table9.A1" office:value-type="string">
              <text:p text:style-name="P33"><draw:frame draw:style-name="fr1" draw:name="Object93" text:anchor-type="as-char" svg:y="-0.202in" svg:width="1.2626in" svg:height="0.2882in" draw:z-index="101"><draw:object xlink:href="./Object 94" xlink:type="simple" xlink:show="embed" xlink:actuate="onLoad"/><draw:image xlink:href="./ObjectReplacements/Object 94" xlink:type="simple" xlink:show="embed" xlink:actuate="onLoad"/><svg:desc>formula</svg:desc></draw:frame></text:p>
            </table:table-cell>
            <table:table-cell table:style-name="Table9.A1" office:value-type="string">
              <text:p text:style-name="P34">(<text:sequence text:ref-name="refText8" text:name="Text" text:formula="ooow:Text+1" style:num-format="1">9</text:sequence>)</text:p>
            </table:table-cell>
          </table:table-row>
        </table:table-header-rows>
      </table:table>
      <text:p text:style-name="P22"/>
      <text:p text:style-name="P22"><text:span text:style-name="T35">W</text:span>hen you use that fact you can immediately see how the entire result of this process is driven by these components so these components actually do the calculation and if you were actually to execute this calculation, if you were to to sit down and execute this calculation the way it would look is you would end up with pulling out all the linear terms because everything is linear in this business and then:</text:p>
      <text:p text:style-name="P23"/>
      <table:table table:name="Table10" table:style-name="Table10">
        <table:table-column table:style-name="Table10.A"/>
        <table:table-column table:style-name="Table10.B"/>
        <table:table-header-rows>
          <table:table-row>
            <table:table-cell table:style-name="Table10.A1" office:value-type="string">
              <text:p text:style-name="P33"><draw:frame draw:style-name="fr1" draw:name="Object94" text:anchor-type="as-char" svg:y="-0.2075in" svg:width="5.1173in" svg:height="0.2929in" draw:z-index="102"><draw:object xlink:href="./Object 95" xlink:type="simple" xlink:show="embed" xlink:actuate="onLoad"/><draw:image xlink:href="./ObjectReplacements/Object 95" xlink:type="simple" xlink:show="embed" xlink:actuate="onLoad"/><svg:desc>formula</svg:desc></draw:frame></text:p>
            </table:table-cell>
            <table:table-cell table:style-name="Table10.A1" office:value-type="string">
              <text:p text:style-name="P34">(<text:sequence text:ref-name="refText9" text:name="Text" text:formula="ooow:Text+1" style:num-format="1">10</text:sequence>)</text:p>
            </table:table-cell>
          </table:table-row>
        </table:table-header-rows>
      </table:table>
      <text:p text:style-name="P22"/>
      <text:p text:style-name="Standard"><text:span text:style-name="T36">T</text:span>hat is how you calculate the number that results from taking these two vectors and feeding it to this</text:p>
      <text:p text:style-name="P24">tensor and so this is the process you would normally use in tensor analysis and then by the way this process <text:span text:style-name="T34">(2</text:span><text:span text:style-name="T7">nd</text:span><text:span text:style-name="T34"> line of </text:span><text:span text:style-name="T34"><text:sequence-ref text:reference-format="text" text:ref-name="refText7">(8)</text:sequence-ref></text:span><text:span text:style-name="T34">) </text:span>will give you the exact same answer and so they point that out right here <text:sequence-ref text:reference-format="text" text:ref-name="refText6">(7)</text:sequence-ref>, here is the tensor, <draw:frame draw:style-name="fr1" draw:name="Object95" text:anchor-type="as-char" svg:y="-0.1484in" svg:width="0.1673in" svg:height="0.1839in" draw:z-index="103"><draw:object xlink:href="./Object 96" xlink:type="simple" xlink:show="embed" xlink:actuate="onLoad"/><draw:image xlink:href="./ObjectReplacements/Object 96" xlink:type="simple" xlink:show="embed" xlink:actuate="onLoad"/></draw:frame>,<draw:frame draw:style-name="fr1" draw:name="Object96" text:anchor-type="as-char" svg:y="-0.1484in" svg:width="0.1673in" svg:height="0.1839in" draw:z-index="104"><draw:object xlink:href="./Object 97" xlink:type="simple" xlink:show="embed" xlink:actuate="onLoad"/><draw:image xlink:href="./ObjectReplacements/Object 97" xlink:type="simple" xlink:show="embed" xlink:actuate="onLoad"/></draw:frame>and here is how it's calculated, which is exactly the way I just showed you using the tensor analysis formula, I demonstrated this version <text:span text:style-name="T36">(2</text:span><text:span text:style-name="T8">nd</text:span><text:span text:style-name="T36"> term on 2</text:span><text:span text:style-name="T8">nd</text:span><text:span text:style-name="T36"> line of </text:span><text:span text:style-name="T36"><text:sequence-ref text:reference-format="text" text:ref-name="refText6">(7)</text:sequence-ref></text:span><text:span text:style-name="T36">) </text:span>just a split second ago I demonstrated this version right here but this is the second version <text:span text:style-name="T36">(1</text:span><text:span text:style-name="T8">st</text:span><text:span text:style-name="T36"> term on 2</text:span><text:span text:style-name="T8">nd</text:span><text:span text:style-name="T36"> line of </text:span><text:span text:style-name="T36"><text:sequence-ref text:reference-format="text" text:ref-name="refText6">(7)</text:sequence-ref></text:span><text:span text:style-name="T36">) </text:span>which is actually they favor and then there's this mixed version <text:span text:style-name="T36">(3</text:span><text:span text:style-name="T8">rd</text:span><text:span text:style-name="T36"> term on 2</text:span><text:span text:style-name="T8">nd</text:span><text:span text:style-name="T36"> line of </text:span><text:span text:style-name="T36"><text:sequence-ref text:reference-format="text" text:ref-name="refText6">(7)</text:sequence-ref></text:span><text:span text:style-name="T36">), </text:span>you can do all of these versions but what they want to say is, the way we want to understand it in this paper is we're going to <text:span text:style-name="T36">d</text:span>efine the way to calculate this through the bi-vector<draw:frame draw:style-name="fr1" draw:name="Object97" text:anchor-type="as-char" svg:y="-0.1484in" svg:width="0.2035in" svg:height="0.1839in" draw:z-index="105"><draw:object xlink:href="./Object 98" xlink:type="simple" xlink:show="embed" xlink:actuate="onLoad"/><draw:image xlink:href="./ObjectReplacements/Object 98" xlink:type="simple" xlink:show="embed" xlink:actuate="onLoad"/><svg:desc>formula</svg:desc></draw:frame>and these dot products are going to be these, this is going to be the bi-vector vector contraction part and then what's left will be the vector vector contraction part and you'll get a real number and they show you there's three ways of interpreting this but they all lead to the same real number which is given by this <text:sequence-ref text:reference-format="text" text:ref-name="refText6">(7)</text:sequence-ref><text:s/>and notice it's calculated exactly the same way as you would have done in regular tensor analysis.</text:p>
      <text:p text:style-name="P24"/>
      <text:p text:style-name="P25"><text:span text:style-name="T37">H</text:span>ere's what they're saying: “<draw:frame draw:style-name="fr1" draw:name="Object98" text:anchor-type="as-char" svg:y="-0.1484in" svg:width="0.1992in" svg:height="0.1839in" draw:z-index="106"><draw:object xlink:href="./Object 99" xlink:type="simple" xlink:show="embed" xlink:actuate="onLoad"/><draw:image xlink:href="./ObjectReplacements/Object 99" xlink:type="simple" xlink:show="embed" xlink:actuate="onLoad"/></draw:frame>is a multi-linear function that takes two vector arguments” so when it says it takes two vector arguments they're automatically saying that the tensor calculus part wouldn't say that, it would say the<draw:frame draw:style-name="fr1" draw:name="Object99" text:anchor-type="as-char" svg:y="-0.152in" svg:width="0.4535in" svg:height="0.1992in" draw:z-index="107"><draw:object xlink:href="./Object 100" xlink:type="simple" xlink:show="embed" xlink:actuate="onLoad"/><draw:image xlink:href="./ObjectReplacements/Object 100" xlink:type="simple" xlink:show="embed" xlink:actuate="onLoad"/></draw:frame>rank tensor that takes two vector arguments but the<draw:frame draw:style-name="fr1" draw:name="Object100" text:anchor-type="as-char" svg:y="-0.152in" svg:width="0.4535in" svg:height="0.1992in" draw:z-index="108"><draw:object xlink:href="./Object 101" xlink:type="simple" xlink:show="embed" xlink:actuate="onLoad"/><draw:image xlink:href="./ObjectReplacements/Object 101" xlink:type="simple" xlink:show="embed" xlink:actuate="onLoad"/><svg:desc>formula</svg:desc></draw:frame>rank tensor takes two one-form arguments but in the work we're doing there are no one-forms there's just vectors in the reference basis and then vectors in the reciprocal basis so they've eliminated this one-form notion and replaced it with reciprocal basis vectors but reciprocal basis vectors and reference basis vectors are <text:soft-page-break/>both literally vectors in the same vector space whereas these one-forms don't live in the same vector space as these basis <text:span text:style-name="T37">vectors,</text:span> these guys live in the vector space<draw:frame draw:style-name="fr1" draw:name="Object101" text:anchor-type="as-char" svg:y="-0.1484in" svg:width="0.2047in" svg:height="0.1839in" draw:z-index="66"><draw:object xlink:href="./Object 102" xlink:type="simple" xlink:show="embed" xlink:actuate="onLoad"/><draw:image xlink:href="./ObjectReplacements/Object 102" xlink:type="simple" xlink:show="embed" xlink:actuate="onLoad"/></draw:frame>and these guys live in the vector space<draw:frame draw:style-name="fr1" draw:name="Object102" text:anchor-type="as-char" svg:y="-0.1602in" svg:width="0.2736in" svg:height="0.1957in" draw:z-index="67"><draw:object xlink:href="./Object 103" xlink:type="simple" xlink:show="embed" xlink:actuate="onLoad"/><draw:image xlink:href="./ObjectReplacements/Object 103" xlink:type="simple" xlink:show="embed" xlink:actuate="onLoad"/></draw:frame>, those are not the same vector spaces but the language that we're working with now is different, that we do understand that it “takes two vector arguments” so it's <text:span text:style-name="T38">OK for the </text:span>paper to say this is a multi-linear function on two vectors even though sometimes in tensor analysis, no it's it's takes forms but because in this paper the forms are really replaced by these reciprocal vectors and everything in sight is a literal vector so anyway.</text:p>
      <text:p text:style-name="P25"/>
      <text:p text:style-name="P25"><text:span text:style-name="T38">T</text:span>he point being is that it now takes two vector arguments<draw:frame draw:style-name="fr1" draw:name="Object103" text:anchor-type="as-char" svg:y="-0.1484in" svg:width="0.1673in" svg:height="0.1839in" draw:z-index="68"><draw:object xlink:href="./Object 104" xlink:type="simple" xlink:show="embed" xlink:actuate="onLoad"/><draw:image xlink:href="./ObjectReplacements/Object 104" xlink:type="simple" xlink:show="embed" xlink:actuate="onLoad"/></draw:frame><text:span text:style-name="T38">and</text:span><text:span text:style-name="T38"><draw:frame draw:style-name="fr1" draw:name="Object104" text:anchor-type="as-char" svg:y="-0.1484in" svg:width="0.1673in" svg:height="0.1839in" draw:z-index="69"><draw:object xlink:href="./Object 105" xlink:type="simple" xlink:show="embed" xlink:actuate="onLoad"/><draw:image xlink:href="./ObjectReplacements/Object 105" xlink:type="simple" xlink:show="embed" xlink:actuate="onLoad"/></draw:frame></text:span>but you have to decide what basis to use, the reference basis or the reciprocal basis so that's getting at the connection between these things. “<text:span text:style-name="T38">And </text:span>produces a <text:span text:style-name="T38">scalar</text:span> through the total contraction with the bi-vector<draw:frame draw:style-name="fr1" draw:name="Object105" text:anchor-type="as-char" svg:y="-0.1484in" svg:width="0.2035in" svg:height="0.1839in" draw:z-index="70"><draw:object xlink:href="./Object 106" xlink:type="simple" xlink:show="embed" xlink:actuate="onLoad"/><draw:image xlink:href="./ObjectReplacements/Object 106" xlink:type="simple" xlink:show="embed" xlink:actuate="onLoad"/><svg:desc>formula</svg:desc></draw:frame>. <text:span text:style-name="T38">W</text:span>e use the under-bar notation<draw:frame draw:style-name="fr1" draw:name="Object106" text:anchor-type="as-char" svg:y="-0.1484in" svg:width="0.1992in" svg:height="0.1839in" draw:z-index="71"><draw:object xlink:href="./Object 107" xlink:type="simple" xlink:show="embed" xlink:actuate="onLoad"/><draw:image xlink:href="./ObjectReplacements/Object 107" xlink:type="simple" xlink:show="embed" xlink:actuate="onLoad"/></draw:frame>for functions to disambiguate them from products of multi-vectors.” I guess they're saying they're treating this as a function, this<draw:frame draw:style-name="fr1" draw:name="Object107" text:anchor-type="as-char" svg:y="-0.1484in" svg:width="0.1992in" svg:height="0.1839in" draw:z-index="72"><draw:object xlink:href="./Object 108" xlink:type="simple" xlink:show="embed" xlink:actuate="onLoad"/><draw:image xlink:href="./ObjectReplacements/Object 108" xlink:type="simple" xlink:show="embed" xlink:actuate="onLoad"/><svg:desc>formula</svg:desc></draw:frame>is a function, well the prescription for how to calculate the number that pops out of this function is this double contraction<draw:frame draw:style-name="fr1" draw:name="Object108" text:anchor-type="as-char" svg:y="-0.1484in" svg:width="0.4874in" svg:height="0.1839in" draw:z-index="73"><draw:object xlink:href="./Object 109" xlink:type="simple" xlink:show="embed" xlink:actuate="onLoad"/><draw:image xlink:href="./ObjectReplacements/Object 109" xlink:type="simple" xlink:show="embed" xlink:actuate="onLoad"/><svg:desc>formula</svg:desc></draw:frame>of the bi-vector<draw:frame draw:style-name="fr1" draw:name="Object109" text:anchor-type="as-char" svg:y="-0.1484in" svg:width="0.2035in" svg:height="0.1839in" draw:z-index="74"><draw:object xlink:href="./Object 110" xlink:type="simple" xlink:show="embed" xlink:actuate="onLoad"/><draw:image xlink:href="./ObjectReplacements/Object 110" xlink:type="simple" xlink:show="embed" xlink:actuate="onLoad"/><svg:desc>formula</svg:desc></draw:frame>with the arguments of the function so that's their formula and for all practical purposes these are the ways of calculating that number of executing this formula <text:sequence-ref text:reference-format="text" text:ref-name="refText6">(7)</text:sequence-ref>. <text:span text:style-name="T39">N</text:span>ow, when we practiced it in the last lesson we broke it down piece by piece but in the end this is what we ended up with, so that's good.</text:p>
      <text:p text:style-name="P25"/>
      <text:p text:style-name="P26">I guess in the end we ended up with with this but we we we're using basis vectors so we ended up with <draw:frame draw:style-name="fr1" draw:name="Object110" text:anchor-type="as-char" svg:y="-0.1256in" svg:width="0.1819in" svg:height="0.1354in" draw:z-index="90"><draw:object xlink:href="./Object 111" xlink:type="simple" xlink:show="embed" xlink:actuate="onLoad"/><draw:image xlink:href="./ObjectReplacements/Object 111" xlink:type="simple" xlink:show="embed" xlink:actuate="onLoad"/></draw:frame>functions in various places but it's the equivalent formula. <text:span text:style-name="T40">T</text:span>his is an illustration of how this calculation is done, this is supposed to be the tensor function<draw:frame draw:style-name="fr1" draw:name="Object113" text:anchor-type="as-char" svg:y="-0.152in" svg:width="0.5909in" svg:height="0.1992in" draw:z-index="109"><draw:object xlink:href="./Object 114" xlink:type="simple" xlink:show="embed" xlink:actuate="onLoad"/><draw:image xlink:href="./ObjectReplacements/Object 114" xlink:type="simple" xlink:show="embed" xlink:actuate="onLoad"/></draw:frame>that takes two vectors<draw:frame draw:style-name="fr1" draw:name="Object111" text:anchor-type="as-char" svg:y="-0.1484in" svg:width="0.1673in" svg:height="0.1839in" draw:z-index="110"><draw:object xlink:href="./Object 112" xlink:type="simple" xlink:show="embed" xlink:actuate="onLoad"/><draw:image xlink:href="./ObjectReplacements/Object 112" xlink:type="simple" xlink:show="embed" xlink:actuate="onLoad"/></draw:frame>and<draw:frame draw:style-name="fr1" draw:name="Object112" text:anchor-type="as-char" svg:y="-0.1484in" svg:width="0.1673in" svg:height="0.1839in" draw:z-index="111"><draw:object xlink:href="./Object 113" xlink:type="simple" xlink:show="embed" xlink:actuate="onLoad"/><draw:image xlink:href="./ObjectReplacements/Object 113" xlink:type="simple" xlink:show="embed" xlink:actuate="onLoad"/></draw:frame>and returns a real number and that function is calculated using this formula<draw:frame draw:style-name="fr1" draw:name="Object114" text:anchor-type="as-char" svg:y="-0.1484in" svg:width="0.4874in" svg:height="0.1839in" draw:z-index="112"><draw:object xlink:href="./Object 115" xlink:type="simple" xlink:show="embed" xlink:actuate="onLoad"/><draw:image xlink:href="./ObjectReplacements/Object 115" xlink:type="simple" xlink:show="embed" xlink:actuate="onLoad"/></draw:frame>as one of several options but here I'm blowing it up for you:</text:p>
      <text:p text:style-name="P27"/>
      <table:table table:name="Table11" table:style-name="Table11">
        <table:table-column table:style-name="Table11.A"/>
        <table:table-column table:style-name="Table11.B"/>
        <table:table-header-rows>
          <table:table-row>
            <table:table-cell table:style-name="Table11.A1" office:value-type="string">
              <text:p text:style-name="P33"><draw:frame draw:style-name="fr1" draw:name="Object116" text:anchor-type="as-char" svg:y="-0.922in" svg:width="5.5035in" svg:height="1.7984in" draw:z-index="113"><draw:object xlink:href="./Object 116" xlink:type="simple" xlink:show="embed" xlink:actuate="onLoad"/><draw:image xlink:href="./ObjectReplacements/Object 116" xlink:type="simple" xlink:show="embed" xlink:actuate="onLoad"/><svg:desc>formula</svg:desc></draw:frame></text:p>
            </table:table-cell>
            <table:table-cell table:style-name="Table11.A1" office:value-type="string">
              <text:p text:style-name="P34">(<text:sequence text:ref-name="refText10" text:name="Text" text:formula="ooow:Text+1" style:num-format="1">11</text:sequence>)</text:p>
            </table:table-cell>
          </table:table-row>
        </table:table-header-rows>
      </table:table>
      <text:p text:style-name="P26"/>
      <text:p text:style-name="P28"><text:span text:style-name="T41">I</text:span>n this procedure we basically did the same procedure <text:span text:style-name="T41">we did </text:span>in the last lesson but now I have to introduce the reciprocal basis form for<draw:frame draw:style-name="fr1" draw:name="Object117" text:anchor-type="as-char" svg:y="-0.1484in" svg:width="0.1673in" svg:height="0.1839in" draw:z-index="114"><draw:object xlink:href="./Object 117" xlink:type="simple" xlink:show="embed" xlink:actuate="onLoad"/><draw:image xlink:href="./ObjectReplacements/Object 117" xlink:type="simple" xlink:show="embed" xlink:actuate="onLoad"/></draw:frame>and the reciprocal basis form for<draw:frame draw:style-name="fr1" draw:name="Object118" text:anchor-type="as-char" svg:y="-0.1484in" svg:width="0.1673in" svg:height="0.1839in" draw:z-index="115"><draw:object xlink:href="./Object 118" xlink:type="simple" xlink:show="embed" xlink:actuate="onLoad"/><draw:image xlink:href="./ObjectReplacements/Object 118" xlink:type="simple" xlink:show="embed" xlink:actuate="onLoad"/></draw:frame>and I'm using the reference basis form for<draw:frame draw:style-name="fr1" draw:name="Object119" text:anchor-type="as-char" svg:y="-0.1484in" svg:width="0.2035in" svg:height="0.1839in" draw:z-index="116"><draw:object xlink:href="./Object 119" xlink:type="simple" xlink:show="embed" xlink:actuate="onLoad"/><draw:image xlink:href="./ObjectReplacements/Object 119" xlink:type="simple" xlink:show="embed" xlink:actuate="onLoad"/><svg:desc>formula</svg:desc></draw:frame>and we just do the same thing, we pull out all the real numbers to go in front so this comes out this goes out this goes out they all land here <text:span text:style-name="T41">at the front </text:span>and then what's left is just the manipulations with basis vectors which are always simplified by the fact that the basis vectors are orthogonal and it's interesting because this is all about the space-time product of things but we really find a lot of our work is done with the wedge, the inflation and contraction operators, the wedge operator and the dot operator. <text:span text:style-name="T41">T</text:span>he wedge operator usually only has one meaning but the dot operator can have several meaning and in this case you have the dot operator between a bi-vector and a vector and we've memorized this expansion by now <text:span text:style-name="T41">(2</text:span><text:span text:style-name="T9">nd</text:span><text:span text:style-name="T41"> line </text:span><text:span text:style-name="T43">of</text:span><text:span text:style-name="T41"> </text:span><text:span text:style-name="T41"><text:sequence-ref text:reference-format="text" text:ref-name="refText10">(11)</text:sequence-ref></text:span><text:span text:style-name="T41">) </text:span>to be <text:span text:style-name="T41">(3</text:span><text:span text:style-name="T9">rd</text:span><text:span text:style-name="T41"> line </text:span><text:span text:style-name="T43">of</text:span><text:span text:style-name="T41"> </text:span><text:span text:style-name="T41"><text:sequence-ref text:reference-format="text" text:ref-name="refText10">(11)</text:sequence-ref></text:span><text:span text:style-name="T41">),</text:span> it cleans up being a vector itself with components that are given by these Minkowski dot products, these Minkowski contractions and then you're left with this vector vector dot product so right here in these two lines you see all three of the versions of the dot product. <text:span text:style-name="T42">One </text:span>is b<text:span text:style-name="T42">i-</text:span>vector vector dot product, <text:span text:style-name="T43">another is </text:span>vector vector dot products which are Minkowski contractions and one is also vector vector, that's also a vector <text:soft-page-break/>vector <text:span text:style-name="T43">dot product </text:span>so you see both of them you see, <text:span text:style-name="T43">in the </text:span><text:span text:style-name="T41">2</text:span><text:span text:style-name="T9">nd</text:span><text:span text:style-name="T41"> line </text:span><text:span text:style-name="T43">of</text:span><text:span text:style-name="T41"> </text:span><text:span text:style-name="T41"><text:sequence-ref text:reference-format="text" text:ref-name="refText10">(11)</text:sequence-ref></text:span><text:span text:style-name="T41">, </text:span>it's vector by-vector and here <text:span text:style-name="T43">in the 3</text:span><text:span text:style-name="T10">rd</text:span><text:span text:style-name="T43"> </text:span><text:span text:style-name="T41">line </text:span><text:span text:style-name="T43">of</text:span><text:span text:style-name="T41"> </text:span><text:span text:style-name="T41"><text:sequence-ref text:reference-format="text" text:ref-name="refText10">(11)</text:sequence-ref></text:span><text:span text:style-name="T41">, </text:span>it's a vector vector. <text:span text:style-name="T44">Y</text:span>ou're left with the answer and that's exactly the answer that they want you to see here <text:sequence-ref text:reference-format="text" text:ref-name="refText6">(7)</text:sequence-ref><text:s/>that's this technique, where they use the summation and we just maintain the Einstein summation by implication</text:p>
      <text:p text:style-name="Standard"/>
      <text:p text:style-name="P29"><text:span text:style-name="T44">T</text:span>hat is how they want to define the tensor is through this b<text:span text:style-name="T44">i-</text:span>vector exercise and ultimately it's entirely equivalent of course but “<text:span text:style-name="T44">W</text:span>e use the under-bar notation<draw:frame draw:style-name="fr1" draw:name="Object120" text:anchor-type="as-char" svg:y="-0.1484in" svg:width="0.1992in" svg:height="0.1839in" draw:z-index="117"><draw:object xlink:href="./Object 120" xlink:type="simple" xlink:show="embed" xlink:actuate="onLoad"/><draw:image xlink:href="./ObjectReplacements/Object 120" xlink:type="simple" xlink:show="embed" xlink:actuate="onLoad"/></draw:frame>to disambiguate them from products of multi-vectors. <text:span text:style-name="T44">N</text:span>ote that the different ranks of components <text:span text:style-name="T44">for the tensor</text:span><text:span text:style-name="T44"><draw:frame draw:style-name="fr1" draw:name="Object121" text:anchor-type="as-char" svg:y="-0.1484in" svg:width="0.1992in" svg:height="0.1839in" draw:z-index="118"><draw:object xlink:href="./Object 121" xlink:type="simple" xlink:show="embed" xlink:actuate="onLoad"/><draw:image xlink:href="./ObjectReplacements/Object 121" xlink:type="simple" xlink:show="embed" xlink:actuate="onLoad"/><svg:desc>formula</svg:desc></draw:frame></text:span>correspond to different ways of expanding the arguments<draw:frame draw:style-name="fr1" draw:name="Object122" text:anchor-type="as-char" svg:y="-0.1484in" svg:width="0.1673in" svg:height="0.1839in" draw:z-index="119"><draw:object xlink:href="./Object 122" xlink:type="simple" xlink:show="embed" xlink:actuate="onLoad"/><draw:image xlink:href="./ObjectReplacements/Object 122" xlink:type="simple" xlink:show="embed" xlink:actuate="onLoad"/></draw:frame>and<draw:frame draw:style-name="fr1" draw:name="Object123" text:anchor-type="as-char" svg:y="-0.1484in" svg:width="0.1673in" svg:height="0.1839in" draw:z-index="120"><draw:object xlink:href="./Object 123" xlink:type="simple" xlink:show="embed" xlink:actuate="onLoad"/><draw:image xlink:href="./ObjectReplacements/Object 123" xlink:type="simple" xlink:show="embed" xlink:actuate="onLoad"/></draw:frame>into different bases.”, exactly so if I choose<draw:frame draw:style-name="fr1" draw:name="Object124" text:anchor-type="as-char" svg:y="-0.1484in" svg:width="0.1673in" svg:height="0.1839in" draw:z-index="121"><draw:object xlink:href="./Object 124" xlink:type="simple" xlink:show="embed" xlink:actuate="onLoad"/><draw:image xlink:href="./ObjectReplacements/Object 124" xlink:type="simple" xlink:show="embed" xlink:actuate="onLoad"/></draw:frame>to be in the reference basis<draw:frame draw:style-name="fr1" draw:name="Object125" text:anchor-type="as-char" svg:y="-0.1484in" svg:width="0.6673in" svg:height="0.1902in" draw:z-index="122"><draw:object xlink:href="./Object 125" xlink:type="simple" xlink:show="embed" xlink:actuate="onLoad"/><draw:image xlink:href="./ObjectReplacements/Object 125" xlink:type="simple" xlink:show="embed" xlink:actuate="onLoad"/><svg:desc>formula</svg:desc></draw:frame>then I have to use this formula<draw:frame draw:style-name="fr1" draw:name="Object127" text:anchor-type="as-char" svg:y="-0.1484in" svg:width="0.6799in" svg:height="0.1839in" draw:z-index="123"><draw:object xlink:href="./Object 127" xlink:type="simple" xlink:show="embed" xlink:actuate="onLoad"/><draw:image xlink:href="./ObjectReplacements/Object 127" xlink:type="simple" xlink:show="embed" xlink:actuate="onLoad"/><svg:desc>formula</svg:desc></draw:frame>. <text:span text:style-name="T45">If</text:span><text:span text:style-name="T45"><draw:frame draw:style-name="fr1" draw:name="Object128" text:anchor-type="as-char" svg:y="-0.1484in" svg:width="0.1673in" svg:height="0.1839in" draw:z-index="124"><draw:object xlink:href="./Object 128" xlink:type="simple" xlink:show="embed" xlink:actuate="onLoad"/><draw:image xlink:href="./ObjectReplacements/Object 128" xlink:type="simple" xlink:show="embed" xlink:actuate="onLoad"/></draw:frame></text:span>is in the reciprocal basis<draw:frame draw:style-name="fr1" draw:name="Object129" text:anchor-type="as-char" svg:y="-0.1484in" svg:width="0.6673in" svg:height="0.1902in" draw:z-index="125"><draw:object xlink:href="./Object 129" xlink:type="simple" xlink:show="embed" xlink:actuate="onLoad"/><draw:image xlink:href="./ObjectReplacements/Object 129" xlink:type="simple" xlink:show="embed" xlink:actuate="onLoad"/><svg:desc>formula</svg:desc></draw:frame>I have to use this formula<draw:frame draw:style-name="fr1" draw:name="Object126" text:anchor-type="as-char" svg:y="-0.1484in" svg:width="0.6799in" svg:height="0.1839in" draw:z-index="126"><draw:object xlink:href="./Object 126" xlink:type="simple" xlink:show="embed" xlink:actuate="onLoad"/><draw:image xlink:href="./ObjectReplacements/Object 126" xlink:type="simple" xlink:show="embed" xlink:actuate="onLoad"/></draw:frame>, it's that simple and that's it for that paragraph.</text:p>
      <text:p text:style-name="P29"/>
      <text:p text:style-name="P29"><text:span text:style-name="T45">M</text:span>oving on, “<text:span text:style-name="T46">I</text:span>mportantly the electromagnetic field is intrinsically a bi-vector<draw:frame draw:style-name="fr1" draw:name="Object130" text:anchor-type="as-char" svg:y="-0.1484in" svg:width="0.2035in" svg:height="0.1839in" draw:z-index="127"><draw:object xlink:href="./Object 130" xlink:type="simple" xlink:show="embed" xlink:actuate="onLoad"/><draw:image xlink:href="./ObjectReplacements/Object 130" xlink:type="simple" xlink:show="embed" xlink:actuate="onLoad"/><svg:desc>formula</svg:desc></draw:frame>and <text:span text:style-name="T12">not</text:span> its <text:span text:style-name="T46">a</text:span>ssociated anti-symmetric tensor<draw:frame draw:style-name="fr1" draw:name="Object131" text:anchor-type="as-char" svg:y="-0.1484in" svg:width="0.1992in" svg:height="0.1839in" draw:z-index="128"><draw:object xlink:href="./Object 131" xlink:type="simple" xlink:show="embed" xlink:actuate="onLoad"/><draw:image xlink:href="./ObjectReplacements/Object 131" xlink:type="simple" xlink:show="embed" xlink:actuate="onLoad"/><svg:desc>formula</svg:desc></draw:frame>, which is the multi-linear function that performs contractions with <draw:frame draw:style-name="fr1" draw:name="Object132" text:anchor-type="as-char" svg:y="-0.1484in" svg:width="0.2035in" svg:height="0.1839in" draw:z-index="129"><draw:object xlink:href="./Object 132" xlink:type="simple" xlink:show="embed" xlink:actuate="onLoad"/><draw:image xlink:href="./ObjectReplacements/Object 132" xlink:type="simple" xlink:show="embed" xlink:actuate="onLoad"/><svg:desc>formula</svg:desc></draw:frame>to produce a scalar; the confusion between these two distinct <text:span text:style-name="T46">c</text:span>oncepts arises because they have the same characteristic components<draw:frame draw:style-name="fr1" draw:name="Object133" text:anchor-type="as-char" svg:y="-0.1484in" svg:width="0.3398in" svg:height="0.1839in" draw:z-index="130"><draw:object xlink:href="./Object 133" xlink:type="simple" xlink:show="embed" xlink:actuate="onLoad"/><draw:image xlink:href="./ObjectReplacements/Object 133" xlink:type="simple" xlink:show="embed" xlink:actuate="onLoad"/></draw:frame>.” <text:span text:style-name="T46">T</text:span>hat goes back to this analysis I did earlier <text:sequence-ref text:reference-format="text" text:ref-name="refText7">(8)</text:sequence-ref>, where I described a<draw:frame draw:style-name="fr1" draw:name="Object135" text:anchor-type="as-char" svg:y="-0.152in" svg:width="0.4535in" svg:height="0.1992in" draw:z-index="131"><draw:object xlink:href="./Object 135" xlink:type="simple" xlink:show="embed" xlink:actuate="onLoad"/><draw:image xlink:href="./ObjectReplacements/Object 135" xlink:type="simple" xlink:show="embed" xlink:actuate="onLoad"/></draw:frame>and<draw:frame draw:style-name="fr1" draw:name="Object136" text:anchor-type="as-char" svg:y="-0.152in" svg:width="0.4535in" svg:height="0.1992in" draw:z-index="132"><draw:object xlink:href="./Object 136" xlink:type="simple" xlink:show="embed" xlink:actuate="onLoad"/><draw:image xlink:href="./ObjectReplacements/Object 136" xlink:type="simple" xlink:show="embed" xlink:actuate="onLoad"/><svg:desc>formula</svg:desc></draw:frame>tensor<draw:frame draw:style-name="fr1" draw:name="Object137" text:anchor-type="as-char" svg:y="-0.1484in" svg:width="0.2035in" svg:height="0.1839in" draw:z-index="133"><draw:object xlink:href="./Object 137" xlink:type="simple" xlink:show="embed" xlink:actuate="onLoad"/><draw:image xlink:href="./ObjectReplacements/Object 137" xlink:type="simple" xlink:show="embed" xlink:actuate="onLoad"/><svg:desc>formula</svg:desc></draw:frame><text:span text:style-name="T47">a</text:span>nd I put it in the basically the tensor product space and I said look the components are exactly the same as the bi-vector components but this object here is distinct from this object here <text:sequence-ref text:reference-format="text" text:ref-name="refText10">(11)</text:sequence-ref>, this b<text:span text:style-name="T47">i-</text:span>vector, the question now is how distinct is it really? <text:span text:style-name="T47">R</text:span>emember how we can think of these things as, we combine these basis vectors together and we redefine these basis vectors this pair of basis vectors as a wedge product between the basis vectors, that is how it's done in tensor analysis and I mean that is a mathematical formal equivalence between that and these bi-vectors, this bi-vector form but they're emphasizing, I guess the distinction is this function<draw:frame draw:style-name="fr1" draw:name="Object138" text:anchor-type="as-char" svg:y="-0.1484in" svg:width="0.1992in" svg:height="0.1839in" draw:z-index="134"><draw:object xlink:href="./Object 138" xlink:type="simple" xlink:show="embed" xlink:actuate="onLoad"/><draw:image xlink:href="./ObjectReplacements/Object 138" xlink:type="simple" xlink:show="embed" xlink:actuate="onLoad"/><svg:desc>formula</svg:desc></draw:frame>this is a literal function that eats vectors whereas<draw:frame draw:style-name="fr1" draw:name="Object139" text:anchor-type="as-char" svg:y="-0.1484in" svg:width="0.2035in" svg:height="0.1839in" draw:z-index="135"><draw:object xlink:href="./Object 139" xlink:type="simple" xlink:show="embed" xlink:actuate="onLoad"/><draw:image xlink:href="./ObjectReplacements/Object 139" xlink:type="simple" xlink:show="embed" xlink:actuate="onLoad"/><svg:desc>formula</svg:desc></draw:frame>is a geometric object and I think that's the distinction, they both do have the same components when expressed in the basics in this case, it's the basis of geometric objects that are little planes and this is the basis of of functions that take forms or vectors to real numbers and they have the same component so it's easy to mix up the two, I guess that's what they're getting at there.</text:p>
      <text:p text:style-name="P30"/>
      <text:p text:style-name="P5">Component Based Analysis</text:p>
      <text:p text:style-name="P31"/>
      <text:p text:style-name="P31">“<text:span text:style-name="T47">C</text:span>omponent-based tensor analysis obscures the subtle conceptual distinction by neglecting the<draw:frame draw:style-name="fr1" draw:name="Object140" text:anchor-type="as-char" svg:y="-0.1484in" svg:width="0.1665in" svg:height="0.1839in" draw:z-index="136"><draw:object xlink:href="./Object 140" xlink:type="simple" xlink:show="embed" xlink:actuate="onLoad"/><draw:image xlink:href="./ObjectReplacements/Object 140" xlink:type="simple" xlink:show="embed" xlink:actuate="onLoad"/></draw:frame>-blades themselves in favor of functions that can be defined by contractions with these<draw:frame draw:style-name="fr1" draw:name="Object141" text:anchor-type="as-char" svg:y="-0.1484in" svg:width="0.1665in" svg:height="0.1839in" draw:z-index="137"><draw:object xlink:href="./Object 141" xlink:type="simple" xlink:show="embed" xlink:actuate="onLoad"/><draw:image xlink:href="./ObjectReplacements/Object 141" xlink:type="simple" xlink:show="embed" xlink:actuate="onLoad"/></draw:frame>-blades, all</text:p>
      <text:p text:style-name="P31">while emphasizing component descriptions that depend on a particular basis expansion.” <text:span text:style-name="T47">T</text:span>hat I get so what they're talking about there is when you study tensor analysis or certainly when you do it in Physics, when you study it in the context of Physics you think of<draw:frame draw:style-name="fr1" draw:name="Object142" text:anchor-type="as-char" svg:y="-0.1484in" svg:width="0.3398in" svg:height="0.1839in" draw:z-index="138"><draw:object xlink:href="./Object 142" xlink:type="simple" xlink:show="embed" xlink:actuate="onLoad"/><draw:image xlink:href="./ObjectReplacements/Object 142" xlink:type="simple" xlink:show="embed" xlink:actuate="onLoad"/><svg:desc>formula</svg:desc></draw:frame>, this bunch of components, that you think of as the tensor itself, <text:span text:style-name="T48">w</text:span>e interpret this literally as a tensor, we don't use these basis vectors that I keep talking about here, they never show up in almost all treaties on Physics that deal with tensors, they entirely deal with this component-based analysis and therefore you start thinking of these things as these contractions, these procedures to calculate real numbers and that really does hide it, not only hides the<draw:frame draw:style-name="fr1" draw:name="Object143" text:anchor-type="as-char" svg:y="-0.1484in" svg:width="0.1665in" svg:height="0.1839in" draw:z-index="139"><draw:object xlink:href="./Object 143" xlink:type="simple" xlink:show="embed" xlink:actuate="onLoad"/><draw:image xlink:href="./ObjectReplacements/Object 143" xlink:type="simple" xlink:show="embed" xlink:actuate="onLoad"/><svg:desc>formula</svg:desc></draw:frame>-blades but it hides these basis vectors as well, that whole process hides everything and it's very confusing to learn for students which is why I made this whole lecture series called “<text:span text:style-name="T48">W</text:span>hat is a tensor?” <text:span text:style-name="T48">It </text:span>was to address this exact point but they're basically saying they're going even further by neglecting<draw:frame draw:style-name="fr1" draw:name="Object144" text:anchor-type="as-char" svg:y="-0.1484in" svg:width="0.1665in" svg:height="0.1839in" draw:z-index="141"><draw:object xlink:href="./Object 144" xlink:type="simple" xlink:show="embed" xlink:actuate="onLoad"/><draw:image xlink:href="./ObjectReplacements/Object 144" xlink:type="simple" xlink:show="embed" xlink:actuate="onLoad"/><svg:desc>formula</svg:desc></draw:frame>-<text:span text:style-name="T48">b</text:span>lades, you're neglecting a geometric interpretation of tensors and it's not like there's never been an attempt to do a geometric interpretation of tensors before Geometric algebra, the first time I saw it plain as day was in Misner, Thorn<text:span text:style-name="T48">e</text:span> and <text:span text:style-name="T48">W</text:span>heeler in their legendary <text:span text:style-name="T48">G</text:span>eneral relativity book “<text:a xlink:type="simple" xlink:href="https://en.wikipedia.org/wiki/Gravitation_(book)" text:style-name="Internet_20_link" text:visited-style-name="Visited_20_Internet_20_Link"><text:span text:style-name="T48">G</text:span></text:a><text:a xlink:type="simple" xlink:href="https://en.wikipedia.org/wiki/Gravitation_(book)" text:style-name="Internet_20_link" text:visited-style-name="Visited_20_Internet_20_Link">ravitation</text:a>”, they go out of their way to do geometric interpretations of things and it's not the same as what's in Geometric algebra because they're more interested in the geometric interpretation of forms as <text:soft-page-break/>opposed to vectors and so shifting this to the other side of the picture from the form picture to the vector picture that's fun and it is interesting but it's not like it's never been done before.</text:p>
      <text:p text:style-name="P31"/>
      <text:p text:style-name="P31"><text:span text:style-name="T48">G</text:span>oing on, “more distressingly, one cannot construct more general multi-vectors or the Clifford product using tensor notation. <text:span text:style-name="T49">A</text:span>s a result, we regard component-based tensor analysis as <text:span text:style-name="T49">a </text:span>part of but not a replacement for the space-time algebra used in this report.”, so that's true, this this notion of multi-vectors makes no sense in standard tensor analysis because the<draw:frame draw:style-name="fr1" draw:name="Object145" text:anchor-type="as-char" svg:y="-0.152in" svg:width="0.4535in" svg:height="0.1992in" draw:z-index="144"><draw:object xlink:href="./Object 145" xlink:type="simple" xlink:show="embed" xlink:actuate="onLoad"/><draw:image xlink:href="./ObjectReplacements/Object 145" xlink:type="simple" xlink:show="embed" xlink:actuate="onLoad"/></draw:frame>tensor vector space, that's which has basis vectors that look like this <text:sequence-ref text:reference-format="text" text:ref-name="refText7">(8)</text:sequence-ref>, these tensor products between these these partial derivatives you can't add anything from this vector space to this vector space<draw:frame draw:style-name="fr1" draw:name="Object146" text:anchor-type="as-char" svg:y="-0.152in" svg:width="0.4535in" svg:height="0.1992in" draw:z-index="145"><draw:object xlink:href="./Object 146" xlink:type="simple" xlink:show="embed" xlink:actuate="onLoad"/><draw:image xlink:href="./ObjectReplacements/Object 146" xlink:type="simple" xlink:show="embed" xlink:actuate="onLoad"/><svg:desc>formula</svg:desc></draw:frame>, there is no addition operation defined between different tensor product spaces you certainly can never construct anything that looks like this<draw:frame draw:style-name="fr1" draw:name="Object147" text:anchor-type="as-char" svg:y="-0.1244in" svg:width="0.811in" svg:height="0.1484in" draw:z-index="146"><draw:object xlink:href="./Object 147" xlink:type="simple" xlink:show="embed" xlink:actuate="onLoad"/><draw:image xlink:href="./ObjectReplacements/Object 147" xlink:type="simple" xlink:show="embed" xlink:actuate="onLoad"/></draw:frame>, you could never construct anything like that, you could never add vectors to tensors, you just can't do it in tensor analysis, there is some forms of exterior calculus or <text:span text:style-name="T49">E</text:span>xterior algebra where they do try to get that going but they don't quite get it to the extent that or I don't recall it being quite as robust as it is in Geometric algebra.</text:p>
      <text:p text:style-name="Standard"/>
      <text:p text:style-name="P36">Summary</text:p>
      <text:p text:style-name="P32"/>
      <text:p text:style-name="P32"><text:span text:style-name="T49">T</text:span>hat's cool and so where does that leave us? <text:span text:style-name="T49">W</text:span>ell that leaves us having made the connection with standard tensors and now we are in Section 3.5 <text:span text:style-name="T15">T</text:span><text:span text:style-name="T12">he pseudo-scalar I, Hodge </text:span><text:span text:style-name="T15">d</text:span><text:span text:style-name="T12">uality and complex structure.</text:span> <text:span text:style-name="T49">T</text:span>his is a really really important Section and we will attack it next time we're going to start talking about the dualit<text:span text:style-name="T49">y</text:span> between the different pieces of the Clifford algebra that we're using here or the space-time algebra that we're using here and this is fun now we have an understanding of how tensors work here if you didn't pay follow all of the stuff about tensors because you're coming from a place where you don't know much about tensors I do recommend you watch my playlist “<text:span text:style-name="T49">W</text:span>hat is a tensor?” <text:span text:style-name="T49">T</text:span>he first 10 or 11 lessons do a pretty good job I think of getting at this subject but with that we will begin Section 3.5 in the next lesson so I'll see you then.</text:p>
      <text:p text:style-name="P3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David CLM"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Table_20_Contents" style:display-name="Table Contents" style:family="paragraph"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in" fo:margin-left="0.0201in" fo:margin-right="0.0201in" style:wrap="parallel" style:number-wrapped-paragraphs="no-limit" style:wrap-contour="false" style:vertical-pos="middle" style:vertical-rel="text" draw:wrap-influence-on-position="once-concurrent" loext:allow-overlap="tru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Daniel Volinski</meta:initial-creator>
    <meta:creation-date>2024-03-24T23:11:21.363000000</meta:creation-date>
    <dc:date>2024-04-05T19:54:22.992000000</dc:date>
    <dc:creator>Daniel Volinski</dc:creator>
    <meta:editing-duration>P1DT13H6M14S</meta:editing-duration>
    <meta:editing-cycles>41</meta:editing-cycles>
    <meta:generator>LibreOffice/6.4.5.2$Windows_X86_64 LibreOffice_project/a726b36747cf2001e06b58ad5db1aa3a9a1872d6</meta:generator>
    <dc:title>Geometric Algebra 13: Tensors</dc:title>
    <dc:subject>QED Prerequisites</dc:subject>
    <meta:keyword>XylyXylyX</meta:keyword>
    <meta:document-statistic meta:table-count="11" meta:image-count="0" meta:object-count="147" meta:page-count="8" meta:paragraph-count="66" meta:word-count="4639" meta:character-count="26695" meta:non-whitespace-character-count="22111"/>
  </office:meta>
</office:document-meta>
</file>

<file path=Object 1/content.xml><?xml version="1.0" encoding="utf-8"?>
<math xmlns="http://www.w3.org/1998/Math/MathML" display="block">
  <semantics>
    <mrow>
      <menclose notation="horizontalstrike">
        <mrow>
          <msup>
            <mi>γ</mi>
            <mstyle color="red">
              <mi>μ</mi>
            </mstyle>
          </msup>
          <msub>
            <mi>γ</mi>
            <mstyle color="red">
              <mi>ν</mi>
            </mstyle>
          </msub>
        </mrow>
      </menclose>
      <mo stretchy="false">=</mo>
      <mrow>
        <msup>
          <mi>γ</mi>
          <mstyle color="red">
            <mi>μ</mi>
          </mstyle>
        </msup>
        <mo stretchy="false">⋅</mo>
        <msub>
          <mi>γ</mi>
          <mstyle color="red">
            <mi>ν</mi>
          </mstyle>
        </msub>
      </mrow>
      <mo stretchy="false">=</mo>
      <msubsup>
        <mi>δ</mi>
        <mstyle color="red">
          <mi>ν</mi>
        </mstyle>
        <mstyle color="red">
          <mi>μ</mi>
        </mstyle>
      </msubsup>
    </mrow>
    <annotation encoding="StarMath 5.0">overstrike { %gamma sup {color red %mu} %gamma sub {color red %nu} } = %gamma sup {color red %mu} cdot %gamma sub {color red %nu} = %delta sub {color red %nu} sup {color red %mu}</annotation>
  </semantics>
</math>
</file>

<file path=Object 10/content.xml><?xml version="1.0" encoding="utf-8"?>
<math xmlns="http://www.w3.org/1998/Math/MathML" display="block">
  <semantics>
    <mrow>
      <msup>
        <mi>F</mi>
        <mrow>
          <mstyle color="red">
            <mi>μ</mi>
          </mstyle>
          <mstyle color="red">
            <mi>ν</mi>
          </mstyle>
        </mrow>
      </msup>
      <mo stretchy="false">=</mo>
      <mrow>
        <msup>
          <mi>γ</mi>
          <mstyle color="red">
            <mi>μ</mi>
          </mstyle>
        </msup>
        <mo stretchy="false">⋅</mo>
        <mstyle mathvariant="bold-sans-serif">
          <mi>F</mi>
        </mstyle>
        <mo stretchy="false">⋅</mo>
        <msup>
          <mi>γ</mi>
          <mstyle color="red">
            <mi>ν</mi>
          </mstyle>
        </msup>
      </mrow>
      <mo stretchy="false">=</mo>
      <mrow>
        <msup>
          <mi>γ</mi>
          <mstyle color="red">
            <mi>ν</mi>
          </mstyle>
        </msup>
        <mo stretchy="false">⋅</mo>
        <mrow>
          <mo fence="true" stretchy="true">(</mo>
          <mrow>
            <mrow>
              <msup>
                <mi>γ</mi>
                <mstyle color="red">
                  <mi>μ</mi>
                </mstyle>
              </msup>
              <mo stretchy="false">⋅</mo>
              <mstyle mathvariant="bold-sans-serif">
                <mi>F</mi>
              </mstyle>
            </mrow>
          </mrow>
          <mo fence="true" stretchy="true">)</mo>
        </mrow>
      </mrow>
      <mo stretchy="false">=</mo>
      <mrow>
        <mrow>
          <mo fence="true" stretchy="true">(</mo>
          <mrow>
            <mrow>
              <msup>
                <mi>γ</mi>
                <mstyle color="red">
                  <mi>ν</mi>
                </mstyle>
              </msup>
              <mo stretchy="false">∧</mo>
              <msup>
                <mi>γ</mi>
                <mstyle color="red">
                  <mi>μ</mi>
                </mstyle>
              </msup>
            </mrow>
          </mrow>
          <mo fence="true" stretchy="true">)</mo>
        </mrow>
        <mo stretchy="false">⋅</mo>
        <mstyle mathvariant="bold-sans-serif">
          <mi>F</mi>
        </mstyle>
      </mrow>
      <mo stretchy="false">=</mo>
      <mrow>
        <msup>
          <mi>γ</mi>
          <mrow>
            <mstyle color="red">
              <mi>ν</mi>
            </mstyle>
            <mstyle color="red">
              <mi>μ</mi>
            </mstyle>
          </mrow>
        </msup>
        <mo stretchy="false">⋅</mo>
        <mstyle mathvariant="bold-sans-serif">
          <mi>F</mi>
        </mstyle>
      </mrow>
      <mo stretchy="false">=</mo>
      <mrow>
        <msup>
          <mrow>
            <mo fence="true" stretchy="true">(</mo>
            <mrow>
              <msub>
                <mi>γ</mi>
                <mrow>
                  <mstyle color="red">
                    <mi>μ</mi>
                  </mstyle>
                  <mstyle color="red">
                    <mi>ν</mi>
                  </mstyle>
                </mrow>
              </msub>
            </mrow>
            <mo fence="true" stretchy="true">)</mo>
          </mrow>
          <mrow>
            <mo stretchy="false">−</mo>
            <mn>1</mn>
          </mrow>
        </msup>
        <mo stretchy="false">⋅</mo>
        <mstyle mathvariant="bold-sans-serif">
          <mi>F</mi>
        </mstyle>
      </mrow>
    </mrow>
    <annotation encoding="StarMath 5.0">F sup {{color red %mu} {color red %nu}} = %gamma sup {color red %mu} cdot {bold font sans F} cdot %gamma sup {color red %nu} = %gamma sup {color red %nu} cdot left ( { %gamma sup {color red %mu} cdot {bold font sans F} } right ) = left ( { %gamma sup {color red %nu} and %gamma sup {color red %mu} } right ) cdot {bold font sans F} = %gamma sup {{color red %nu} {color red %mu}} cdot {bold font sans F} = left ( { %gamma sub {{color red %mu} {color red %nu}} } right ) sup -1 cdot {bold font sans F}</annotation>
  </semantics>
</math>
</file>

<file path=Object 100/content.xml><?xml version="1.0" encoding="utf-8"?>
<math xmlns="http://www.w3.org/1998/Math/MathML">
  <semantics>
    <mrow>
      <mo fence="true" stretchy="false">(</mo>
      <mrow>
        <mrow>
          <mn>0</mn>
          <mi>,</mi>
          <mn>2</mn>
        </mrow>
      </mrow>
      <mo fence="true" stretchy="false">)</mo>
    </mrow>
    <annotation encoding="StarMath 5.0">( 0 , 2 )</annotation>
  </semantics>
</math>
</file>

<file path=Object 101/content.xml><?xml version="1.0" encoding="utf-8"?>
<math xmlns="http://www.w3.org/1998/Math/MathML">
  <semantics>
    <mrow>
      <mo fence="true" stretchy="false">(</mo>
      <mrow>
        <mrow>
          <mn>2</mn>
          <mi>,</mi>
          <mn>0</mn>
        </mrow>
      </mrow>
      <mo fence="true" stretchy="false">)</mo>
    </mrow>
    <annotation encoding="StarMath 5.0">( 2 , 0 )</annotation>
  </semantics>
</math>
</file>

<file path=Object 102/content.xml><?xml version="1.0" encoding="utf-8"?>
<math xmlns="http://www.w3.org/1998/Math/MathML">
  <semantics>
    <mi>V</mi>
    <annotation encoding="StarMath 5.0">V</annotation>
  </semantics>
</math>
</file>

<file path=Object 103/content.xml><?xml version="1.0" encoding="utf-8"?>
<math xmlns="http://www.w3.org/1998/Math/MathML">
  <semantics>
    <msup>
      <mi>V</mi>
      <mrow>
        <mrow/>
        <mo stretchy="false">∗</mo>
        <mrow/>
      </mrow>
    </msup>
    <annotation encoding="StarMath 5.0">V sup {{}*{}}</annotation>
  </semantics>
</math>
</file>

<file path=Object 104/content.xml><?xml version="1.0" encoding="utf-8"?>
<math xmlns="http://www.w3.org/1998/Math/MathML" display="block">
  <semantics>
    <mi>a</mi>
    <annotation encoding="StarMath 5.0">a</annotation>
  </semantics>
</math>
</file>

<file path=Object 105/content.xml><?xml version="1.0" encoding="utf-8"?>
<math xmlns="http://www.w3.org/1998/Math/MathML" display="block">
  <semantics>
    <mi>b</mi>
    <annotation encoding="StarMath 5.0">b</annotation>
  </semantics>
</math>
</file>

<file path=Object 106/content.xml><?xml version="1.0" encoding="utf-8"?>
<math xmlns="http://www.w3.org/1998/Math/MathML">
  <semantics>
    <mstyle mathvariant="bold">
      <mi>F</mi>
    </mstyle>
    <annotation encoding="StarMath 5.0">{bold font serif F}</annotation>
  </semantics>
</math>
</file>

<file path=Object 107/content.xml><?xml version="1.0" encoding="utf-8"?>
<math xmlns="http://www.w3.org/1998/Math/MathML">
  <semantics>
    <munder accentunder="true">
      <mi>F</mi>
      <mo>̲</mo>
    </munder>
    <annotation encoding="StarMath 5.0">underline F</annotation>
  </semantics>
</math>
</file>

<file path=Object 108/content.xml><?xml version="1.0" encoding="utf-8"?>
<math xmlns="http://www.w3.org/1998/Math/MathML">
  <semantics>
    <munder accentunder="true">
      <mi>F</mi>
      <mo>̲</mo>
    </munder>
    <annotation encoding="StarMath 5.0">underline F</annotation>
  </semantics>
</math>
</file>

<file path=Object 109/content.xml><?xml version="1.0" encoding="utf-8"?>
<math xmlns="http://www.w3.org/1998/Math/MathML">
  <semantics>
    <mrow>
      <mi>a</mi>
      <mo stretchy="false">⋅</mo>
      <mstyle mathvariant="bold">
        <mi>F</mi>
      </mstyle>
      <mo stretchy="false">⋅</mo>
      <mi>b</mi>
    </mrow>
    <annotation encoding="StarMath 5.0">a cdot {bold font serif F} cdot b</annotation>
  </semantics>
</math>
</file>

<file path=Object 11/content.xml><?xml version="1.0" encoding="utf-8"?>
<math xmlns="http://www.w3.org/1998/Math/MathML">
  <semantics>
    <mstyle mathvariant="bold">
      <mi>F</mi>
    </mstyle>
    <annotation encoding="StarMath 5.0">{bold font serif F}</annotation>
  </semantics>
</math>
</file>

<file path=Object 110/content.xml><?xml version="1.0" encoding="utf-8"?>
<math xmlns="http://www.w3.org/1998/Math/MathML">
  <semantics>
    <mstyle mathvariant="bold">
      <mi>F</mi>
    </mstyle>
    <annotation encoding="StarMath 5.0">{bold font serif F}</annotation>
  </semantics>
</math>
</file>

<file path=Object 111/content.xml><?xml version="1.0" encoding="utf-8"?>
<math xmlns="http://www.w3.org/1998/Math/MathML">
  <semantics>
    <mi>δ</mi>
    <annotation encoding="StarMath 5.0">%delta </annotation>
  </semantics>
</math>
</file>

<file path=Object 112/content.xml><?xml version="1.0" encoding="utf-8"?>
<math xmlns="http://www.w3.org/1998/Math/MathML" display="block">
  <semantics>
    <mi>a</mi>
    <annotation encoding="StarMath 5.0">a</annotation>
  </semantics>
</math>
</file>

<file path=Object 113/content.xml><?xml version="1.0" encoding="utf-8"?>
<math xmlns="http://www.w3.org/1998/Math/MathML" display="block">
  <semantics>
    <mi>b</mi>
    <annotation encoding="StarMath 5.0">b</annotation>
  </semantics>
</math>
</file>

<file path=Object 114/content.xml><?xml version="1.0" encoding="utf-8"?>
<math xmlns="http://www.w3.org/1998/Math/MathML">
  <semantics>
    <mrow>
      <munder accentunder="true">
        <mi>F</mi>
        <mo>̲</mo>
      </munder>
      <mrow>
        <mo fence="true" stretchy="false">(</mo>
        <mrow>
          <mrow>
            <mi>a</mi>
            <mi>,</mi>
            <mi>b</mi>
          </mrow>
        </mrow>
        <mo fence="true" stretchy="false">)</mo>
      </mrow>
    </mrow>
    <annotation encoding="StarMath 5.0">{underline F} ( a , b )</annotation>
  </semantics>
</math>
</file>

<file path=Object 115/content.xml><?xml version="1.0" encoding="utf-8"?>
<math xmlns="http://www.w3.org/1998/Math/MathML">
  <semantics>
    <mrow>
      <mi>a</mi>
      <mo stretchy="false">⋅</mo>
      <mstyle mathvariant="bold">
        <mi>F</mi>
      </mstyle>
      <mo stretchy="false">⋅</mo>
      <mi>b</mi>
    </mrow>
    <annotation encoding="StarMath 5.0">a cdot {bold font serif F} cdot b</annotation>
  </semantics>
</math>
</file>

<file path=Object 116/content.xml><?xml version="1.0" encoding="utf-8"?>
<math xmlns="http://www.w3.org/1998/Math/MathML" display="block">
  <semantics>
    <mtable>
      <mtr>
        <mtd columnalign="left">
          <mrow>
            <munder accentunder="true">
              <mi>F</mi>
              <mo>̲</mo>
            </munder>
            <mrow>
              <mrow>
                <mo fence="true" stretchy="false">(</mo>
                <mrow>
                  <mrow>
                    <mi>a</mi>
                    <mi>,</mi>
                    <mi>b</mi>
                  </mrow>
                </mrow>
                <mo fence="true" stretchy="false">)</mo>
              </mrow>
              <mo stretchy="false">=</mo>
              <mrow>
                <mi>a</mi>
                <mo stretchy="false">⋅</mo>
                <mstyle mathvariant="bold">
                  <mi>F</mi>
                </mstyle>
                <mo stretchy="false">⋅</mo>
                <mi>b</mi>
              </mrow>
              <mo stretchy="false">=</mo>
              <mn>½</mn>
            </mrow>
            <mrow>
              <mrow>
                <mo fence="true" stretchy="true">(</mo>
                <mrow>
                  <mrow>
                    <msub>
                      <mi>a</mi>
                      <mstyle color="blue">
                        <mi>μ</mi>
                      </mstyle>
                    </msub>
                    <msup>
                      <mi>γ</mi>
                      <mstyle color="blue">
                        <mi>μ</mi>
                      </mstyle>
                    </msup>
                  </mrow>
                </mrow>
                <mo fence="true" stretchy="true">)</mo>
              </mrow>
              <mo stretchy="false">⋅</mo>
              <msup>
                <mi>F</mi>
                <mrow>
                  <mstyle color="blue">
                    <mi>α</mi>
                  </mstyle>
                  <mstyle color="blue">
                    <mi>β</mi>
                  </mstyle>
                </mrow>
              </msup>
            </mrow>
            <mrow>
              <msub>
                <mi>γ</mi>
                <mstyle color="blue">
                  <mi>α</mi>
                </mstyle>
              </msub>
              <mo stretchy="false">∧</mo>
              <msub>
                <mi>γ</mi>
                <mstyle color="blue">
                  <mi>β</mi>
                </mstyle>
              </msub>
              <mo stretchy="false">⋅</mo>
              <mrow>
                <mo fence="true" stretchy="true">(</mo>
                <mrow>
                  <mrow>
                    <msub>
                      <mi>b</mi>
                      <mstyle color="blue">
                        <mi>ν</mi>
                      </mstyle>
                    </msub>
                    <msup>
                      <mi>γ</mi>
                      <mstyle color="blue">
                        <mi>ν</mi>
                      </mstyle>
                    </msup>
                  </mrow>
                </mrow>
                <mo fence="true" stretchy="true">)</mo>
              </mrow>
            </mrow>
          </mrow>
        </mtd>
      </mtr>
      <mtr>
        <mtd columnalign="left">
          <mrow>
            <mrow>
              <mphantom>
                <mrow>
                  <munder accentunder="true">
                    <mi>F</mi>
                    <mo>̲</mo>
                  </munder>
                  <mrow>
                    <mrow>
                      <mo fence="true" stretchy="false">(</mo>
                      <mrow>
                        <mrow>
                          <mi>a</mi>
                          <mi>,</mi>
                          <mi>b</mi>
                        </mrow>
                      </mrow>
                      <mo fence="true" stretchy="false">)</mo>
                    </mrow>
                    <mo stretchy="false">=</mo>
                    <mrow>
                      <mi>a</mi>
                      <mo stretchy="false">⋅</mo>
                      <mstyle mathvariant="bold">
                        <mi>F</mi>
                      </mstyle>
                      <mo stretchy="false">⋅</mo>
                      <mi>b</mi>
                    </mrow>
                  </mrow>
                </mrow>
              </mphantom>
              <mo stretchy="false">=</mo>
              <mn>½</mn>
            </mrow>
            <msup>
              <mi>F</mi>
              <mrow>
                <mstyle color="blue">
                  <mi>α</mi>
                </mstyle>
                <mstyle color="blue">
                  <mi>β</mi>
                </mstyle>
              </mrow>
            </msup>
            <msub>
              <mi>a</mi>
              <mstyle color="blue">
                <mi>μ</mi>
              </mstyle>
            </msub>
            <msub>
              <mi>b</mi>
              <mstyle color="blue">
                <mi>ν</mi>
              </mstyle>
            </msub>
            <mrow>
              <mo fence="true" stretchy="true">[</mo>
              <mrow>
                <mrow>
                  <msup>
                    <mi>γ</mi>
                    <mstyle color="blue">
                      <mi>μ</mi>
                    </mstyle>
                  </msup>
                  <mo stretchy="false">⋅</mo>
                  <mrow>
                    <mo fence="true" stretchy="true">(</mo>
                    <mrow>
                      <mrow>
                        <msub>
                          <mi>γ</mi>
                          <mstyle color="blue">
                            <mi>α</mi>
                          </mstyle>
                        </msub>
                        <mo stretchy="false">∧</mo>
                        <msub>
                          <mi>γ</mi>
                          <mstyle color="blue">
                            <mi>β</mi>
                          </mstyle>
                        </msub>
                      </mrow>
                    </mrow>
                    <mo fence="true" stretchy="true">)</mo>
                  </mrow>
                  <mo stretchy="false">⋅</mo>
                  <msup>
                    <mi>γ</mi>
                    <mstyle color="blue">
                      <mi>ν</mi>
                    </mstyle>
                  </msup>
                </mrow>
              </mrow>
              <mo fence="true" stretchy="true">]</mo>
            </mrow>
          </mrow>
        </mtd>
      </mtr>
      <mtr>
        <mtd columnalign="left">
          <mrow>
            <mrow>
              <mphantom>
                <mrow>
                  <munder accentunder="true">
                    <mi>F</mi>
                    <mo>̲</mo>
                  </munder>
                  <mrow>
                    <mrow>
                      <mo fence="true" stretchy="false">(</mo>
                      <mrow>
                        <mrow>
                          <mi>a</mi>
                          <mi>,</mi>
                          <mi>b</mi>
                        </mrow>
                      </mrow>
                      <mo fence="true" stretchy="false">)</mo>
                    </mrow>
                    <mo stretchy="false">=</mo>
                    <mrow>
                      <mi>a</mi>
                      <mo stretchy="false">⋅</mo>
                      <mstyle mathvariant="bold">
                        <mi>F</mi>
                      </mstyle>
                      <mo stretchy="false">⋅</mo>
                      <mi>b</mi>
                    </mrow>
                  </mrow>
                </mrow>
              </mphantom>
              <mo stretchy="false">=</mo>
              <mn>½</mn>
            </mrow>
            <msup>
              <mi>F</mi>
              <mrow>
                <mstyle color="blue">
                  <mi>α</mi>
                </mstyle>
                <mstyle color="blue">
                  <mi>β</mi>
                </mstyle>
              </mrow>
            </msup>
            <msub>
              <mi>a</mi>
              <mstyle color="blue">
                <mi>μ</mi>
              </mstyle>
            </msub>
            <msub>
              <mi>b</mi>
              <mstyle color="blue">
                <mi>ν</mi>
              </mstyle>
            </msub>
            <mrow>
              <mo fence="true" stretchy="true">[</mo>
              <mrow>
                <mrow>
                  <msup>
                    <mi>γ</mi>
                    <mstyle color="blue">
                      <mi>μ</mi>
                    </mstyle>
                  </msup>
                  <mo stretchy="false">⋅</mo>
                  <mrow>
                    <mo fence="true" stretchy="true">[</mo>
                    <mrow>
                      <mrow>
                        <mrow>
                          <mo fence="true" stretchy="true">(</mo>
                          <mrow>
                            <mrow>
                              <msub>
                                <mi>γ</mi>
                                <mstyle color="blue">
                                  <mi>β</mi>
                                </mstyle>
                              </msub>
                              <mo stretchy="false">⋅</mo>
                              <msup>
                                <mi>γ</mi>
                                <mstyle color="blue">
                                  <mi>ν</mi>
                                </mstyle>
                              </msup>
                            </mrow>
                          </mrow>
                          <mo fence="true" stretchy="true">)</mo>
                        </mrow>
                        <mrow>
                          <msub>
                            <mi>γ</mi>
                            <mstyle color="blue">
                              <mi>α</mi>
                            </mstyle>
                          </msub>
                          <mo stretchy="false">−</mo>
                          <mrow>
                            <mo fence="true" stretchy="true">(</mo>
                            <mrow>
                              <mrow>
                                <msub>
                                  <mi>γ</mi>
                                  <mstyle color="blue">
                                    <mi>α</mi>
                                  </mstyle>
                                </msub>
                                <mo stretchy="false">⋅</mo>
                                <msup>
                                  <mi>γ</mi>
                                  <mstyle color="blue">
                                    <mi>ν</mi>
                                  </mstyle>
                                </msup>
                              </mrow>
                            </mrow>
                            <mo fence="true" stretchy="true">)</mo>
                          </mrow>
                        </mrow>
                        <msub>
                          <mi>γ</mi>
                          <mstyle color="blue">
                            <mi>β</mi>
                          </mstyle>
                        </msub>
                      </mrow>
                    </mrow>
                    <mo fence="true" stretchy="true">]</mo>
                  </mrow>
                </mrow>
              </mrow>
              <mo fence="true" stretchy="true">]</mo>
            </mrow>
          </mrow>
        </mtd>
      </mtr>
      <mtr>
        <mtd columnalign="left">
          <mrow>
            <mrow>
              <mphantom>
                <mrow>
                  <munder accentunder="true">
                    <mi>F</mi>
                    <mo>̲</mo>
                  </munder>
                  <mrow>
                    <mrow>
                      <mo fence="true" stretchy="false">(</mo>
                      <mrow>
                        <mrow>
                          <mi>a</mi>
                          <mi>,</mi>
                          <mi>b</mi>
                        </mrow>
                      </mrow>
                      <mo fence="true" stretchy="false">)</mo>
                    </mrow>
                    <mo stretchy="false">=</mo>
                    <mrow>
                      <mi>a</mi>
                      <mo stretchy="false">⋅</mo>
                      <mstyle mathvariant="bold">
                        <mi>F</mi>
                      </mstyle>
                      <mo stretchy="false">⋅</mo>
                      <mi>b</mi>
                    </mrow>
                  </mrow>
                </mrow>
              </mphantom>
              <mo stretchy="false">=</mo>
              <mn>½</mn>
            </mrow>
            <msup>
              <mi>F</mi>
              <mrow>
                <mstyle color="blue">
                  <mi>α</mi>
                </mstyle>
                <mstyle color="blue">
                  <mi>β</mi>
                </mstyle>
              </mrow>
            </msup>
            <msub>
              <mi>a</mi>
              <mstyle color="blue">
                <mi>μ</mi>
              </mstyle>
            </msub>
            <msub>
              <mi>b</mi>
              <mstyle color="blue">
                <mi>ν</mi>
              </mstyle>
            </msub>
            <mrow>
              <mo fence="true" stretchy="true">[</mo>
              <mrow>
                <mrow>
                  <mrow>
                    <mo fence="true" stretchy="true">(</mo>
                    <mrow>
                      <mrow>
                        <msub>
                          <mi>γ</mi>
                          <mstyle color="blue">
                            <mi>β</mi>
                          </mstyle>
                        </msub>
                        <mo stretchy="false">⋅</mo>
                        <msup>
                          <mi>γ</mi>
                          <mstyle color="blue">
                            <mi>ν</mi>
                          </mstyle>
                        </msup>
                      </mrow>
                    </mrow>
                    <mo fence="true" stretchy="true">)</mo>
                  </mrow>
                  <mrow>
                    <mrow>
                      <mo fence="true" stretchy="true">(</mo>
                      <mrow>
                        <mrow>
                          <msup>
                            <mi>γ</mi>
                            <mstyle color="blue">
                              <mi>μ</mi>
                            </mstyle>
                          </msup>
                          <mo stretchy="false">⋅</mo>
                          <msub>
                            <mi>γ</mi>
                            <mstyle color="blue">
                              <mi>α</mi>
                            </mstyle>
                          </msub>
                        </mrow>
                      </mrow>
                      <mo fence="true" stretchy="true">)</mo>
                    </mrow>
                    <mo stretchy="false">−</mo>
                    <mrow>
                      <mo fence="true" stretchy="true">(</mo>
                      <mrow>
                        <mrow>
                          <msub>
                            <mi>γ</mi>
                            <mstyle color="blue">
                              <mi>α</mi>
                            </mstyle>
                          </msub>
                          <mo stretchy="false">⋅</mo>
                          <msup>
                            <mi>γ</mi>
                            <mstyle color="blue">
                              <mi>ν</mi>
                            </mstyle>
                          </msup>
                        </mrow>
                      </mrow>
                      <mo fence="true" stretchy="true">)</mo>
                    </mrow>
                  </mrow>
                  <mrow>
                    <mo fence="true" stretchy="true">(</mo>
                    <mrow>
                      <mrow>
                        <msup>
                          <mi>γ</mi>
                          <mstyle color="blue">
                            <mi>μ</mi>
                          </mstyle>
                        </msup>
                        <mo stretchy="false">⋅</mo>
                        <msub>
                          <mi>γ</mi>
                          <mstyle color="blue">
                            <mi>β</mi>
                          </mstyle>
                        </msub>
                      </mrow>
                    </mrow>
                    <mo fence="true" stretchy="true">)</mo>
                  </mrow>
                </mrow>
              </mrow>
              <mo fence="true" stretchy="true">]</mo>
            </mrow>
          </mrow>
        </mtd>
      </mtr>
      <mtr>
        <mtd columnalign="left">
          <mrow>
            <mrow>
              <mphantom>
                <mrow>
                  <munder accentunder="true">
                    <mi>F</mi>
                    <mo>̲</mo>
                  </munder>
                  <mrow>
                    <mrow>
                      <mo fence="true" stretchy="false">(</mo>
                      <mrow>
                        <mrow>
                          <mi>a</mi>
                          <mi>,</mi>
                          <mi>b</mi>
                        </mrow>
                      </mrow>
                      <mo fence="true" stretchy="false">)</mo>
                    </mrow>
                    <mo stretchy="false">=</mo>
                    <mrow>
                      <mi>a</mi>
                      <mo stretchy="false">⋅</mo>
                      <mstyle mathvariant="bold">
                        <mi>F</mi>
                      </mstyle>
                      <mo stretchy="false">⋅</mo>
                      <mi>b</mi>
                    </mrow>
                  </mrow>
                </mrow>
              </mphantom>
              <mo stretchy="false">=</mo>
              <mn>½</mn>
            </mrow>
            <msup>
              <mi>F</mi>
              <mrow>
                <mstyle color="blue">
                  <mi>α</mi>
                </mstyle>
                <mstyle color="blue">
                  <mi>β</mi>
                </mstyle>
              </mrow>
            </msup>
            <msub>
              <mi>a</mi>
              <mstyle color="blue">
                <mi>μ</mi>
              </mstyle>
            </msub>
            <msub>
              <mi>b</mi>
              <mstyle color="blue">
                <mi>ν</mi>
              </mstyle>
            </msub>
            <mrow>
              <mo fence="true" stretchy="true">[</mo>
              <mrow>
                <mrow>
                  <msubsup>
                    <mi>δ</mi>
                    <mstyle color="blue">
                      <mi>β</mi>
                    </mstyle>
                    <mstyle color="blue">
                      <mi>ν</mi>
                    </mstyle>
                  </msubsup>
                  <mrow>
                    <msubsup>
                      <mi>δ</mi>
                      <mstyle color="blue">
                        <mi>α</mi>
                      </mstyle>
                      <mstyle color="blue">
                        <mi>μ</mi>
                      </mstyle>
                    </msubsup>
                    <mo stretchy="false">−</mo>
                    <msubsup>
                      <mi>δ</mi>
                      <mstyle color="blue">
                        <mi>α</mi>
                      </mstyle>
                      <mstyle color="blue">
                        <mi>ν</mi>
                      </mstyle>
                    </msubsup>
                  </mrow>
                  <msubsup>
                    <mi>δ</mi>
                    <mstyle color="blue">
                      <mi>β</mi>
                    </mstyle>
                    <mstyle color="blue">
                      <mi>μ</mi>
                    </mstyle>
                  </msubsup>
                </mrow>
              </mrow>
              <mo fence="true" stretchy="true">]</mo>
            </mrow>
          </mrow>
        </mtd>
      </mtr>
      <mtr>
        <mtd columnalign="left">
          <mrow>
            <mrow>
              <mphantom>
                <mrow>
                  <munder accentunder="true">
                    <mi>F</mi>
                    <mo>̲</mo>
                  </munder>
                  <mrow>
                    <mrow>
                      <mo fence="true" stretchy="false">(</mo>
                      <mrow>
                        <mrow>
                          <mi>a</mi>
                          <mi>,</mi>
                          <mi>b</mi>
                        </mrow>
                      </mrow>
                      <mo fence="true" stretchy="false">)</mo>
                    </mrow>
                    <mo stretchy="false">=</mo>
                    <mrow>
                      <mi>a</mi>
                      <mo stretchy="false">⋅</mo>
                      <mstyle mathvariant="bold">
                        <mi>F</mi>
                      </mstyle>
                      <mo stretchy="false">⋅</mo>
                      <mi>b</mi>
                    </mrow>
                  </mrow>
                </mrow>
              </mphantom>
              <mo stretchy="false">=</mo>
              <mn>½</mn>
            </mrow>
            <mrow>
              <mo fence="true" stretchy="true">(</mo>
              <mrow>
                <mrow>
                  <msup>
                    <mi>F</mi>
                    <mrow>
                      <mstyle color="blue">
                        <mi>μ</mi>
                      </mstyle>
                      <mstyle color="blue">
                        <mi>ν</mi>
                      </mstyle>
                    </mrow>
                  </msup>
                  <mo stretchy="false">−</mo>
                  <msup>
                    <mi>F</mi>
                    <mrow>
                      <mstyle color="blue">
                        <mi>ν</mi>
                      </mstyle>
                      <mstyle color="blue">
                        <mi>μ</mi>
                      </mstyle>
                    </mrow>
                  </msup>
                </mrow>
              </mrow>
              <mo fence="true" stretchy="true">)</mo>
            </mrow>
            <msub>
              <mi>a</mi>
              <mstyle color="blue">
                <mi>μ</mi>
              </mstyle>
            </msub>
            <mrow>
              <msub>
                <mi>b</mi>
                <mstyle color="blue">
                  <mi>ν</mi>
                </mstyle>
              </msub>
              <mo stretchy="false">=</mo>
              <msup>
                <mi>F</mi>
                <mrow>
                  <mstyle color="blue">
                    <mi>μ</mi>
                  </mstyle>
                  <mstyle color="blue">
                    <mi>ν</mi>
                  </mstyle>
                </mrow>
              </msup>
            </mrow>
            <msub>
              <mi>a</mi>
              <mstyle color="blue">
                <mi>μ</mi>
              </mstyle>
            </msub>
            <msub>
              <mi>b</mi>
              <mstyle color="blue">
                <mi>ν</mi>
              </mstyle>
            </msub>
          </mrow>
        </mtd>
      </mtr>
    </mtable>
    <annotation encoding="StarMath 5.0">alignl {underline F} ( a , b ) = a cdot {bold font serif F} cdot b = ½ left ( { a sub {color blue %mu} %gamma sup {color blue %mu} } right ) cdot F sup {{color blue %alpha} {color blue %beta}} %gamma sub {color blue %alpha} and %gamma sub {color blue %beta} cdot left ( { b sub {color blue %nu} %gamma sup {color blue %nu} } right ) newline
alignl phantom{ {underline F} ( a , b ) = a cdot {bold font serif F} cdot b } = ½ F sup {{color blue %alpha} {color blue %beta}} a sub {color blue %mu} b sub {color blue %nu} left [ { %gamma sup {color blue %mu} cdot left ( { %gamma sub {color blue %alpha} and %gamma sub {color blue %beta} } right ) cdot %gamma sup {color blue %nu} } right ] newline
alignl phantom{ {underline F} ( a , b ) = a cdot {bold font serif F} cdot b } = ½ F sup {{color blue %alpha} {color blue %beta}} a sub {color blue %mu} b sub {color blue %nu} left [ { %gamma sup {color blue %mu} cdot left [ { left ( { %gamma sub {color blue %beta} cdot %gamma sup {color blue %nu} } right ) %gamma sub {color blue %alpha} - left ( { %gamma sub {color blue %alpha} cdot %gamma sup {color blue %nu} } right ) %gamma sub {color blue %beta} } right ] } right ] newline
alignl phantom{ {underline F} ( a , b ) = a cdot {bold font serif F} cdot b } = ½ F sup {{color blue %alpha} {color blue %beta}} a sub {color blue %mu} b sub {color blue %nu} left [ { left ( { %gamma sub {color blue %beta} cdot %gamma sup {color blue %nu} } right ) left ( { %gamma sup {color blue %mu} cdot %gamma sub {color blue %alpha}} right ) - left ( { %gamma sub {color blue %alpha} cdot %gamma sup {color blue %nu} } right ) left ( { %gamma sup {color blue %mu} cdot %gamma sub {color blue %beta} } right ) } right ] newline
alignl phantom{ {underline F} ( a , b ) = a cdot {bold font serif F} cdot b } = ½ F sup {{color blue %alpha} {color blue %beta}} a sub {color blue %mu} b sub {color blue %nu}
left [ { %delta sub {color blue %beta} sup {color blue %nu} %delta sub {color blue %alpha} sup {color blue %mu} - %delta sub {color blue %alpha} sup {color blue %nu} %delta sub {color blue %beta} sup {color blue %mu} } right ] newline
alignl phantom{ {underline F} ( a , b ) = a cdot {bold font serif F} cdot b } = ½ 
left ( { F sup {{color blue %mu} {color blue %nu}} - F sup {{color blue %nu} {color blue %mu}} } right ) a sub {color blue %mu} b sub {color blue %nu} = F sup {{color blue %mu} {color blue %nu}} a sub {color blue %mu} b sub {color blue %nu}</annotation>
  </semantics>
</math>
</file>

<file path=Object 117/content.xml><?xml version="1.0" encoding="utf-8"?>
<math xmlns="http://www.w3.org/1998/Math/MathML" display="block">
  <semantics>
    <mi>a</mi>
    <annotation encoding="StarMath 5.0"> a </annotation>
  </semantics>
</math>
</file>

<file path=Object 118/content.xml><?xml version="1.0" encoding="utf-8"?>
<math xmlns="http://www.w3.org/1998/Math/MathML" display="block">
  <semantics>
    <mi>b</mi>
    <annotation encoding="StarMath 5.0">b</annotation>
  </semantics>
</math>
</file>

<file path=Object 119/content.xml><?xml version="1.0" encoding="utf-8"?>
<math xmlns="http://www.w3.org/1998/Math/MathML">
  <semantics>
    <mstyle mathvariant="bold">
      <mi>F</mi>
    </mstyle>
    <annotation encoding="StarMath 5.0">{bold font serif F}</annotation>
  </semantics>
</math>
</file>

<file path=Object 12/content.xml><?xml version="1.0" encoding="utf-8"?>
<math xmlns="http://www.w3.org/1998/Math/MathML">
  <semantics>
    <mstyle mathvariant="bold">
      <mi>F</mi>
    </mstyle>
    <annotation encoding="StarMath 5.0">{bold font serif F}</annotation>
  </semantics>
</math>
</file>

<file path=Object 120/content.xml><?xml version="1.0" encoding="utf-8"?>
<math xmlns="http://www.w3.org/1998/Math/MathML">
  <semantics>
    <munder accentunder="true">
      <mi>F</mi>
      <mo>̲</mo>
    </munder>
    <annotation encoding="StarMath 5.0">underline F</annotation>
  </semantics>
</math>
</file>

<file path=Object 121/content.xml><?xml version="1.0" encoding="utf-8"?>
<math xmlns="http://www.w3.org/1998/Math/MathML">
  <semantics>
    <munder accentunder="true">
      <mi>F</mi>
      <mo>̲</mo>
    </munder>
    <annotation encoding="StarMath 5.0">underline F</annotation>
  </semantics>
</math>
</file>

<file path=Object 122/content.xml><?xml version="1.0" encoding="utf-8"?>
<math xmlns="http://www.w3.org/1998/Math/MathML" display="block">
  <semantics>
    <mi>a</mi>
    <annotation encoding="StarMath 5.0">a</annotation>
  </semantics>
</math>
</file>

<file path=Object 123/content.xml><?xml version="1.0" encoding="utf-8"?>
<math xmlns="http://www.w3.org/1998/Math/MathML" display="block">
  <semantics>
    <mi>b</mi>
    <annotation encoding="StarMath 5.0">b</annotation>
  </semantics>
</math>
</file>

<file path=Object 124/content.xml><?xml version="1.0" encoding="utf-8"?>
<math xmlns="http://www.w3.org/1998/Math/MathML" display="block">
  <semantics>
    <mi>a</mi>
    <annotation encoding="StarMath 5.0"> a </annotation>
  </semantics>
</math>
</file>

<file path=Object 125/content.xml><?xml version="1.0" encoding="utf-8"?>
<math xmlns="http://www.w3.org/1998/Math/MathML">
  <semantics>
    <mrow>
      <mrow>
        <mi>a</mi>
        <mo stretchy="false">=</mo>
        <msup>
          <mi>a</mi>
          <mstyle color="blue">
            <mi>μ</mi>
          </mstyle>
        </msup>
      </mrow>
      <msub>
        <mi>γ</mi>
        <mstyle color="blue">
          <mi>μ</mi>
        </mstyle>
      </msub>
    </mrow>
    <annotation encoding="StarMath 5.0">a = a sup {color blue %mu} %gamma sub {color blue %mu}</annotation>
  </semantics>
</math>
</file>

<file path=Object 126/content.xml><?xml version="1.0" encoding="utf-8"?>
<math xmlns="http://www.w3.org/1998/Math/MathML">
  <semantics>
    <mrow>
      <msub>
        <mi>a</mi>
        <mstyle color="blue">
          <mi>μ</mi>
        </mstyle>
      </msub>
      <msup>
        <mi>F</mi>
        <mrow>
          <mstyle color="blue">
            <mi>μ</mi>
          </mstyle>
          <mstyle color="blue">
            <mi>ν</mi>
          </mstyle>
        </mrow>
      </msup>
      <msub>
        <mi>b</mi>
        <mstyle color="blue">
          <mi>ν</mi>
        </mstyle>
      </msub>
    </mrow>
    <annotation encoding="StarMath 5.0">a sub {color blue %mu} F sup {{color blue %mu} {color blue %nu}} b sub {color blue %nu}</annotation>
  </semantics>
</math>
</file>

<file path=Object 127/content.xml><?xml version="1.0" encoding="utf-8"?>
<math xmlns="http://www.w3.org/1998/Math/MathML">
  <semantics>
    <mrow>
      <msup>
        <mi>a</mi>
        <mstyle color="blue">
          <mi>μ</mi>
        </mstyle>
      </msup>
      <msub>
        <mi>F</mi>
        <mrow>
          <mstyle color="blue">
            <mi>μ</mi>
          </mstyle>
          <mstyle color="blue">
            <mi>ν</mi>
          </mstyle>
        </mrow>
      </msub>
      <msup>
        <mi>b</mi>
        <mstyle color="blue">
          <mi>ν</mi>
        </mstyle>
      </msup>
    </mrow>
    <annotation encoding="StarMath 5.0">a sup {color blue %mu} F sub {{color blue %mu} {color blue %nu}} b sup {color blue %nu}</annotation>
  </semantics>
</math>
</file>

<file path=Object 128/content.xml><?xml version="1.0" encoding="utf-8"?>
<math xmlns="http://www.w3.org/1998/Math/MathML" display="block">
  <semantics>
    <mi>a</mi>
    <annotation encoding="StarMath 5.0"> a </annotation>
  </semantics>
</math>
</file>

<file path=Object 129/content.xml><?xml version="1.0" encoding="utf-8"?>
<math xmlns="http://www.w3.org/1998/Math/MathML">
  <semantics>
    <mrow>
      <mrow>
        <mi>a</mi>
        <mo stretchy="false">=</mo>
        <msub>
          <mi>a</mi>
          <mstyle color="blue">
            <mi>μ</mi>
          </mstyle>
        </msub>
      </mrow>
      <msup>
        <mi>γ</mi>
        <mstyle color="blue">
          <mi>μ</mi>
        </mstyle>
      </msup>
    </mrow>
    <annotation encoding="StarMath 5.0">a = a sub {color blue %mu} %gamma sup {color blue %mu}</annotation>
  </semantics>
</math>
</file>

<file path=Object 13/content.xml><?xml version="1.0" encoding="utf-8"?>
<math xmlns="http://www.w3.org/1998/Math/MathML">
  <semantics>
    <mrow>
      <mo fence="true" stretchy="false">(</mo>
      <mrow>
        <mrow>
          <mn>2</mn>
          <mi>,</mi>
          <mn>0</mn>
        </mrow>
      </mrow>
      <mo fence="true" stretchy="false">)</mo>
    </mrow>
    <annotation encoding="StarMath 5.0">( 2 , 0 )</annotation>
  </semantics>
</math>
</file>

<file path=Object 130/content.xml><?xml version="1.0" encoding="utf-8"?>
<math xmlns="http://www.w3.org/1998/Math/MathML">
  <semantics>
    <mstyle mathvariant="bold">
      <mi>F</mi>
    </mstyle>
    <annotation encoding="StarMath 5.0">{bold font serif F}</annotation>
  </semantics>
</math>
</file>

<file path=Object 131/content.xml><?xml version="1.0" encoding="utf-8"?>
<math xmlns="http://www.w3.org/1998/Math/MathML">
  <semantics>
    <munder accentunder="true">
      <mi>F</mi>
      <mo>̲</mo>
    </munder>
    <annotation encoding="StarMath 5.0">underline F</annotation>
  </semantics>
</math>
</file>

<file path=Object 132/content.xml><?xml version="1.0" encoding="utf-8"?>
<math xmlns="http://www.w3.org/1998/Math/MathML">
  <semantics>
    <mstyle mathvariant="bold">
      <mi>F</mi>
    </mstyle>
    <annotation encoding="StarMath 5.0">{bold font serif F}</annotation>
  </semantics>
</math>
</file>

<file path=Object 133/content.xml><?xml version="1.0" encoding="utf-8"?>
<math xmlns="http://www.w3.org/1998/Math/MathML">
  <semantics>
    <msup>
      <mi>F</mi>
      <mrow>
        <mstyle color="red">
          <mi>μ</mi>
        </mstyle>
        <mstyle color="red">
          <mi>ν</mi>
        </mstyle>
      </mrow>
    </msup>
    <annotation encoding="StarMath 5.0">F sup {{color red %mu} {color red %nu}}</annotation>
  </semantics>
</math>
</file>

<file path=Object 134/content.xml><?xml version="1.0" encoding="utf-8"?>
<math xmlns="http://www.w3.org/1998/Math/MathML" display="block">
  <semantics>
    <mtable>
      <mtr>
        <mtd>
          <mrow>
            <mo stretchy="false">→</mo>
            <mrow>
              <mo fence="true" stretchy="false">(</mo>
              <mrow>
                <mrow>
                  <mn>2</mn>
                  <mi>,</mi>
                  <mn>0</mn>
                </mrow>
              </mrow>
              <mo fence="true" stretchy="false">)</mo>
            </mrow>
          </mrow>
        </mtd>
      </mtr>
      <mtr>
        <mtd>
          <mrow>
            <mo stretchy="false">→</mo>
            <mrow>
              <mo fence="true" stretchy="false">(</mo>
              <mrow>
                <mrow>
                  <mn>0</mn>
                  <mi>,</mi>
                  <mn>2</mn>
                </mrow>
              </mrow>
              <mo fence="true" stretchy="false">)</mo>
            </mrow>
          </mrow>
        </mtd>
      </mtr>
    </mtable>
    <annotation encoding="StarMath 5.0">stack { rightarrow ( 2 , 0 ) # rightarrow ( 0 , 2 ) }</annotation>
  </semantics>
</math>
</file>

<file path=Object 135/content.xml><?xml version="1.0" encoding="utf-8"?>
<math xmlns="http://www.w3.org/1998/Math/MathML">
  <semantics>
    <mrow>
      <mo fence="true" stretchy="false">(</mo>
      <mrow>
        <mrow>
          <mn>2</mn>
          <mi>,</mi>
          <mn>0</mn>
        </mrow>
      </mrow>
      <mo fence="true" stretchy="false">)</mo>
    </mrow>
    <annotation encoding="StarMath 5.0">( 2 , 0 )</annotation>
  </semantics>
</math>
</file>

<file path=Object 136/content.xml><?xml version="1.0" encoding="utf-8"?>
<math xmlns="http://www.w3.org/1998/Math/MathML">
  <semantics>
    <mrow>
      <mo fence="true" stretchy="false">(</mo>
      <mrow>
        <mrow>
          <mn>0</mn>
          <mi>,</mi>
          <mn>2</mn>
        </mrow>
      </mrow>
      <mo fence="true" stretchy="false">)</mo>
    </mrow>
    <annotation encoding="StarMath 5.0">( 0 , 2 )</annotation>
  </semantics>
</math>
</file>

<file path=Object 137/content.xml><?xml version="1.0" encoding="utf-8"?>
<math xmlns="http://www.w3.org/1998/Math/MathML">
  <semantics>
    <mstyle mathvariant="bold">
      <mi>F</mi>
    </mstyle>
    <annotation encoding="StarMath 5.0">{bold font serif F}</annotation>
  </semantics>
</math>
</file>

<file path=Object 138/content.xml><?xml version="1.0" encoding="utf-8"?>
<math xmlns="http://www.w3.org/1998/Math/MathML">
  <semantics>
    <munder accentunder="true">
      <mi>F</mi>
      <mo>̲</mo>
    </munder>
    <annotation encoding="StarMath 5.0">underline F</annotation>
  </semantics>
</math>
</file>

<file path=Object 139/content.xml><?xml version="1.0" encoding="utf-8"?>
<math xmlns="http://www.w3.org/1998/Math/MathML">
  <semantics>
    <mstyle mathvariant="bold">
      <mi>F</mi>
    </mstyle>
    <annotation encoding="StarMath 5.0">{bold font serif F}</annotation>
  </semantics>
</math>
</file>

<file path=Object 14/content.xml><?xml version="1.0" encoding="utf-8"?>
<math xmlns="http://www.w3.org/1998/Math/MathML">
  <semantics>
    <mstyle mathvariant="bold">
      <mi>F</mi>
    </mstyle>
    <annotation encoding="StarMath 5.0">{bold font serif F}</annotation>
  </semantics>
</math>
</file>

<file path=Object 140/content.xml><?xml version="1.0" encoding="utf-8"?>
<math xmlns="http://www.w3.org/1998/Math/MathML" display="block">
  <semantics>
    <mi>k</mi>
    <annotation encoding="StarMath 5.0">k</annotation>
  </semantics>
</math>
</file>

<file path=Object 141/content.xml><?xml version="1.0" encoding="utf-8"?>
<math xmlns="http://www.w3.org/1998/Math/MathML" display="block">
  <semantics>
    <mi>k</mi>
    <annotation encoding="StarMath 5.0"> k</annotation>
  </semantics>
</math>
</file>

<file path=Object 142/content.xml><?xml version="1.0" encoding="utf-8"?>
<math xmlns="http://www.w3.org/1998/Math/MathML">
  <semantics>
    <msup>
      <mi>F</mi>
      <mrow>
        <mstyle color="red">
          <mi>μ</mi>
        </mstyle>
        <mstyle color="red">
          <mi>ν</mi>
        </mstyle>
      </mrow>
    </msup>
    <annotation encoding="StarMath 5.0">F sup {{color red %mu} {color red %nu}}</annotation>
  </semantics>
</math>
</file>

<file path=Object 143/content.xml><?xml version="1.0" encoding="utf-8"?>
<math xmlns="http://www.w3.org/1998/Math/MathML" display="block">
  <semantics>
    <mi>k</mi>
    <annotation encoding="StarMath 5.0"> k</annotation>
  </semantics>
</math>
</file>

<file path=Object 144/content.xml><?xml version="1.0" encoding="utf-8"?>
<math xmlns="http://www.w3.org/1998/Math/MathML" display="block">
  <semantics>
    <mi>k</mi>
    <annotation encoding="StarMath 5.0"> k</annotation>
  </semantics>
</math>
</file>

<file path=Object 145/content.xml><?xml version="1.0" encoding="utf-8"?>
<math xmlns="http://www.w3.org/1998/Math/MathML">
  <semantics>
    <mrow>
      <mo fence="true" stretchy="false">(</mo>
      <mrow>
        <mrow>
          <mn>0</mn>
          <mi>,</mi>
          <mn>2</mn>
        </mrow>
      </mrow>
      <mo fence="true" stretchy="false">)</mo>
    </mrow>
    <annotation encoding="StarMath 5.0">( 0 , 2 )</annotation>
  </semantics>
</math>
</file>

<file path=Object 146/content.xml><?xml version="1.0" encoding="utf-8"?>
<math xmlns="http://www.w3.org/1998/Math/MathML">
  <semantics>
    <mrow>
      <mo fence="true" stretchy="false">(</mo>
      <mrow>
        <mrow>
          <mn>2</mn>
          <mi>,</mi>
          <mn>0</mn>
        </mrow>
      </mrow>
      <mo fence="true" stretchy="false">)</mo>
    </mrow>
    <annotation encoding="StarMath 5.0">( 2 , 0 )</annotation>
  </semantics>
</math>
</file>

<file path=Object 147/content.xml><?xml version="1.0" encoding="utf-8"?>
<math xmlns="http://www.w3.org/1998/Math/MathML">
  <semantics>
    <mrow>
      <msub>
        <mo stretchy="false">∂</mo>
        <mstyle color="red">
          <mi>μ</mi>
        </mstyle>
      </msub>
      <mo stretchy="false">+</mo>
      <mrow>
        <msub>
          <mo stretchy="false">∂</mo>
          <mstyle color="red">
            <mi>ν</mi>
          </mstyle>
        </msub>
        <mo stretchy="false">⊗</mo>
        <msub>
          <mo stretchy="false">∂</mo>
          <mstyle color="red">
            <mi>α</mi>
          </mstyle>
        </msub>
      </mrow>
    </mrow>
    <annotation encoding="StarMath 5.0">partial sub {color red %mu} + partial sub {color red %nu} otimes partial sub {color red %alpha}</annotation>
  </semantics>
</math>
</file>

<file path=Object 15/content.xml><?xml version="1.0" encoding="utf-8"?>
<math xmlns="http://www.w3.org/1998/Math/MathML">
  <semantics>
    <mrow>
      <msub>
        <mi>F</mi>
        <mrow>
          <mstyle color="red">
            <mi>μ</mi>
          </mstyle>
          <mstyle color="red">
            <mi>ν</mi>
          </mstyle>
        </mrow>
      </msub>
      <mo stretchy="false">=</mo>
      <mrow>
        <msub>
          <mi>γ</mi>
          <mstyle color="red">
            <mi>μ</mi>
          </mstyle>
        </msub>
        <mo stretchy="false">⋅</mo>
        <mstyle mathvariant="bold">
          <mi>F</mi>
        </mstyle>
        <mo stretchy="false">⋅</mo>
        <msub>
          <mi>γ</mi>
          <mstyle color="red">
            <mi>ν</mi>
          </mstyle>
        </msub>
      </mrow>
    </mrow>
    <annotation encoding="StarMath 5.0">F sub {{color red %mu} {color red %nu}} = %gamma sub {color red %mu} cdot {bold font serif F} cdot %gamma sub {color red %nu}</annotation>
  </semantics>
</math>
</file>

<file path=Object 16/content.xml><?xml version="1.0" encoding="utf-8"?>
<math xmlns="http://www.w3.org/1998/Math/MathML">
  <semantics>
    <mrow>
      <mo fence="true" stretchy="false">(</mo>
      <mrow>
        <mrow>
          <mn>0</mn>
          <mi>,</mi>
          <mn>2</mn>
        </mrow>
      </mrow>
      <mo fence="true" stretchy="false">)</mo>
    </mrow>
    <annotation encoding="StarMath 5.0">( 0 , 2 )</annotation>
  </semantics>
</math>
</file>

<file path=Object 17/content.xml><?xml version="1.0" encoding="utf-8"?>
<math xmlns="http://www.w3.org/1998/Math/MathML">
  <semantics>
    <mstyle mathvariant="bold">
      <mi>F</mi>
    </mstyle>
    <annotation encoding="StarMath 5.0">{bold font serif F}</annotation>
  </semantics>
</math>
</file>

<file path=Object 18/content.xml><?xml version="1.0" encoding="utf-8"?>
<math xmlns="http://www.w3.org/1998/Math/MathML">
  <semantics>
    <mrow>
      <mo fence="true" stretchy="false">(</mo>
      <mrow>
        <mrow>
          <mn>2</mn>
          <mi>,</mi>
          <mn>0</mn>
        </mrow>
      </mrow>
      <mo fence="true" stretchy="false">)</mo>
    </mrow>
    <annotation encoding="StarMath 5.0">( 2 , 0 )</annotation>
  </semantics>
</math>
</file>

<file path=Object 19/content.xml><?xml version="1.0" encoding="utf-8"?>
<math xmlns="http://www.w3.org/1998/Math/MathML">
  <semantics>
    <mrow>
      <mo fence="true" stretchy="false">(</mo>
      <mrow>
        <mrow>
          <mn>0</mn>
          <mi>,</mi>
          <mn>2</mn>
        </mrow>
      </mrow>
      <mo fence="true" stretchy="false">)</mo>
    </mrow>
    <annotation encoding="StarMath 5.0">( 0 , 2 )</annotation>
  </semantics>
</math>
</file>

<file path=Object 2/content.xml><?xml version="1.0" encoding="utf-8"?>
<math xmlns="http://www.w3.org/1998/Math/MathML">
  <semantics>
    <mrow>
      <mrow>
        <msup>
          <mi>γ</mi>
          <mstyle color="red">
            <mi>μ</mi>
          </mstyle>
        </msup>
        <mo stretchy="false">⋅</mo>
        <msub>
          <mi>γ</mi>
          <mstyle color="red">
            <mi>ν</mi>
          </mstyle>
        </msub>
      </mrow>
      <mo stretchy="false">+</mo>
      <mrow>
        <msup>
          <mi>γ</mi>
          <mstyle color="red">
            <mi>μ</mi>
          </mstyle>
        </msup>
        <mo stretchy="false">∧</mo>
        <msub>
          <mi>γ</mi>
          <mstyle color="red">
            <mi>ν</mi>
          </mstyle>
        </msub>
      </mrow>
    </mrow>
    <annotation encoding="StarMath 5.0">%gamma sup {color red %mu} cdot %gamma sub {color red %nu} + %gamma sup {color red %mu} and %gamma sub {color red %nu}</annotation>
  </semantics>
</math>
</file>

<file path=Object 20/content.xml><?xml version="1.0" encoding="utf-8"?>
<math xmlns="http://www.w3.org/1998/Math/MathML">
  <semantics>
    <mrow>
      <msubsup>
        <mi>F</mi>
        <mrow>
          <mphantom>
            <mi>μ</mi>
          </mphantom>
          <mstyle color="red">
            <mi>ν</mi>
          </mstyle>
        </mrow>
        <mstyle color="red">
          <mi>μ</mi>
        </mstyle>
      </msubsup>
      <mo stretchy="false">=</mo>
      <mrow>
        <msup>
          <mi>γ</mi>
          <mstyle color="red">
            <mi>μ</mi>
          </mstyle>
        </msup>
        <mo stretchy="false">⋅</mo>
        <mstyle mathvariant="bold">
          <mi>F</mi>
        </mstyle>
        <mo stretchy="false">⋅</mo>
        <msub>
          <mi>γ</mi>
          <mstyle color="red">
            <mi>ν</mi>
          </mstyle>
        </msub>
      </mrow>
    </mrow>
    <annotation encoding="StarMath 5.0">F sub {phantom{%mu} color red %nu} sup {color red %mu} = %gamma sup {color red %mu} cdot {bold font serif F} cdot %gamma sub {color red %nu}</annotation>
  </semantics>
</math>
</file>

<file path=Object 21/content.xml><?xml version="1.0" encoding="utf-8"?>
<math xmlns="http://www.w3.org/1998/Math/MathML">
  <semantics>
    <mrow>
      <msubsup>
        <mi>F</mi>
        <mstyle color="red">
          <mi>μ</mi>
        </mstyle>
        <mrow>
          <mphantom>
            <mi>μ</mi>
          </mphantom>
          <mstyle color="red">
            <mi>ν</mi>
          </mstyle>
        </mrow>
      </msubsup>
      <mo stretchy="false">=</mo>
      <mrow>
        <msub>
          <mi>γ</mi>
          <mstyle color="red">
            <mi>μ</mi>
          </mstyle>
        </msub>
        <mo stretchy="false">⋅</mo>
        <mstyle mathvariant="bold">
          <mi>F</mi>
        </mstyle>
        <mo stretchy="false">⋅</mo>
        <msup>
          <mi>γ</mi>
          <mstyle color="red">
            <mi>ν</mi>
          </mstyle>
        </msup>
      </mrow>
    </mrow>
    <annotation encoding="StarMath 5.0">F sub {color red %mu} sup {phantom{%mu} color red %nu} = %gamma sub {color red %mu} cdot {bold font serif F} cdot %gamma sup {color red %nu}</annotation>
  </semantics>
</math>
</file>

<file path=Object 22/content.xml><?xml version="1.0" encoding="utf-8"?>
<math xmlns="http://www.w3.org/1998/Math/MathML" display="block">
  <semantics>
    <mrow>
      <mo fence="true" stretchy="false">(</mo>
      <mrow>
        <mrow>
          <mn>1</mn>
          <mi>,</mi>
          <mn>1</mn>
        </mrow>
      </mrow>
      <mo fence="true" stretchy="false">)</mo>
    </mrow>
    <annotation encoding="StarMath 5.0">( 1 , 1 )</annotation>
  </semantics>
</math>
</file>

<file path=Object 23/content.xml><?xml version="1.0" encoding="utf-8"?>
<math xmlns="http://www.w3.org/1998/Math/MathML">
  <semantics>
    <mstyle mathvariant="bold">
      <mi>F</mi>
    </mstyle>
    <annotation encoding="StarMath 5.0">{bold font serif F}</annotation>
  </semantics>
</math>
</file>

<file path=Object 24/content.xml><?xml version="1.0" encoding="utf-8"?>
<math xmlns="http://www.w3.org/1998/Math/MathML">
  <semantics>
    <mstyle mathvariant="bold">
      <mi>F</mi>
    </mstyle>
    <annotation encoding="StarMath 5.0">{bold font serif F}</annotation>
  </semantics>
</math>
</file>

<file path=Object 25/content.xml><?xml version="1.0" encoding="utf-8"?>
<math xmlns="http://www.w3.org/1998/Math/MathML" display="block">
  <semantics>
    <mrow>
      <mrow>
        <mrow>
          <mo fence="true" stretchy="false">(</mo>
          <mrow>
            <mrow>
              <mn>16</mn>
              <mo stretchy="false">−</mo>
              <mn>4</mn>
            </mrow>
          </mrow>
          <mo fence="true" stretchy="false">)</mo>
        </mrow>
        <mo stretchy="false">/</mo>
        <mn>2</mn>
      </mrow>
      <mo stretchy="false">=</mo>
      <mn>6</mn>
    </mrow>
    <annotation encoding="StarMath 5.0">{ (16 - 4) / 2 } = 6</annotation>
  </semantics>
</math>
</file>

<file path=Object 26/content.xml><?xml version="1.0" encoding="utf-8"?>
<math xmlns="http://www.w3.org/1998/Math/MathML">
  <semantics>
    <mstyle mathvariant="bold">
      <mi>F</mi>
    </mstyle>
    <annotation encoding="StarMath 5.0">{bold font serif F}</annotation>
  </semantics>
</math>
</file>

<file path=Object 27/content.xml><?xml version="1.0" encoding="utf-8"?>
<math xmlns="http://www.w3.org/1998/Math/MathML">
  <semantics>
    <msub>
      <mi>F</mi>
      <mrow>
        <mstyle color="red">
          <mi>μ</mi>
        </mstyle>
        <mstyle color="red">
          <mi>ν</mi>
        </mstyle>
      </mrow>
    </msub>
    <annotation encoding="StarMath 5.0">F sub {{color red %mu} {color red %nu}}</annotation>
  </semantics>
</math>
</file>

<file path=Object 28/content.xml><?xml version="1.0" encoding="utf-8"?>
<math xmlns="http://www.w3.org/1998/Math/MathML">
  <semantics>
    <mstyle mathvariant="bold">
      <mi>F</mi>
    </mstyle>
    <annotation encoding="StarMath 5.0">{bold font serif F}</annotation>
  </semantics>
</math>
</file>

<file path=Object 29/content.xml><?xml version="1.0" encoding="utf-8"?>
<math xmlns="http://www.w3.org/1998/Math/MathML" display="block">
  <semantics>
    <mrow>
      <mi>μ</mi>
      <mo stretchy="false">&lt;</mo>
      <mi>ν</mi>
    </mrow>
    <annotation encoding="StarMath 5.0">%mu &lt; %nu </annotation>
  </semantics>
</math>
</file>

<file path=Object 3/content.xml><?xml version="1.0" encoding="utf-8"?>
<math xmlns="http://www.w3.org/1998/Math/MathML">
  <semantics>
    <mrow>
      <msup>
        <mi>γ</mi>
        <mstyle color="red">
          <mi>μ</mi>
        </mstyle>
      </msup>
      <mo stretchy="false">⋅</mo>
      <msub>
        <mi>γ</mi>
        <mstyle color="red">
          <mi>ν</mi>
        </mstyle>
      </msub>
    </mrow>
    <annotation encoding="StarMath 5.0">%gamma sup {color red %mu} cdot %gamma sub {color red %nu}</annotation>
  </semantics>
</math>
</file>

<file path=Object 30/content.xml><?xml version="1.0" encoding="utf-8"?>
<math xmlns="http://www.w3.org/1998/Math/MathML" display="block">
  <semantics>
    <mrow>
      <mrow>
        <munder>
          <mo stretchy="false">∑</mo>
          <mrow>
            <mstyle color="blue">
              <mi>μ</mi>
            </mstyle>
            <mo stretchy="false">&lt;</mo>
            <mstyle color="blue">
              <mi>ν</mi>
            </mstyle>
          </mrow>
        </munder>
        <msup>
          <mi>F</mi>
          <mrow>
            <mstyle color="blue">
              <mi>μ</mi>
            </mstyle>
            <mstyle color="blue">
              <mi>ν</mi>
            </mstyle>
          </mrow>
        </msup>
      </mrow>
      <mrow>
        <msub>
          <mi>γ</mi>
          <mstyle color="blue">
            <mi>μ</mi>
          </mstyle>
        </msub>
        <mo stretchy="false">∧</mo>
        <msub>
          <mi>γ</mi>
          <mstyle color="blue">
            <mi>ν</mi>
          </mstyle>
        </msub>
      </mrow>
    </mrow>
    <annotation encoding="StarMath 5.0">sum from {{color blue %mu} &lt; {color blue %nu}} F sup {{color blue %mu} {color blue %nu}} %gamma sub {color blue %mu} and %gamma sub {color blue %nu}</annotation>
  </semantics>
</math>
</file>

<file path=Object 31/content.xml><?xml version="1.0" encoding="utf-8"?>
<math xmlns="http://www.w3.org/1998/Math/MathML">
  <semantics>
    <mstyle mathvariant="bold">
      <mi>F</mi>
    </mstyle>
    <annotation encoding="StarMath 5.0">{bold font serif F}</annotation>
  </semantics>
</math>
</file>

<file path=Object 32/content.xml><?xml version="1.0" encoding="utf-8"?>
<math xmlns="http://www.w3.org/1998/Math/MathML">
  <semantics>
    <mstyle mathvariant="bold">
      <mi>F</mi>
    </mstyle>
    <annotation encoding="StarMath 5.0">{bold font serif F}</annotation>
  </semantics>
</math>
</file>

<file path=Object 33/content.xml><?xml version="1.0" encoding="utf-8"?>
<math xmlns="http://www.w3.org/1998/Math/MathML">
  <semantics>
    <mstyle mathvariant="bold">
      <mi>F</mi>
    </mstyle>
    <annotation encoding="StarMath 5.0">{bold font serif F}</annotation>
  </semantics>
</math>
</file>

<file path=Object 34/content.xml><?xml version="1.0" encoding="utf-8"?>
<math xmlns="http://www.w3.org/1998/Math/MathML">
  <semantics>
    <msup>
      <mi>F</mi>
      <mrow>
        <mstyle color="red">
          <mi>μ</mi>
        </mstyle>
        <mstyle color="red">
          <mi>ν</mi>
        </mstyle>
      </mrow>
    </msup>
    <annotation encoding="StarMath 5.0">F sup {{color red %mu} {color red %nu}}</annotation>
  </semantics>
</math>
</file>

<file path=Object 35/content.xml><?xml version="1.0" encoding="utf-8"?>
<math xmlns="http://www.w3.org/1998/Math/MathML">
  <semantics>
    <mrow>
      <mo fence="true" stretchy="false">(</mo>
      <mrow>
        <mrow>
          <mn>2</mn>
          <mi>,</mi>
          <mn>0</mn>
        </mrow>
      </mrow>
      <mo fence="true" stretchy="false">)</mo>
    </mrow>
    <annotation encoding="StarMath 5.0">( 2 , 0 )</annotation>
  </semantics>
</math>
</file>

<file path=Object 36/content.xml><?xml version="1.0" encoding="utf-8"?>
<math xmlns="http://www.w3.org/1998/Math/MathML">
  <semantics>
    <mstyle mathvariant="bold">
      <mi>F</mi>
    </mstyle>
    <annotation encoding="StarMath 5.0">{bold font serif F}</annotation>
  </semantics>
</math>
</file>

<file path=Object 37/content.xml><?xml version="1.0" encoding="utf-8"?>
<math xmlns="http://www.w3.org/1998/Math/MathML" display="block">
  <semantics>
    <mrow>
      <mrow>
        <mstyle mathvariant="bold">
          <mi>F</mi>
        </mstyle>
        <mo stretchy="false">=</mo>
        <msup>
          <mi>F</mi>
          <mrow>
            <mstyle color="blue">
              <mi>μ</mi>
            </mstyle>
            <mstyle color="blue">
              <mi>ν</mi>
            </mstyle>
          </mrow>
        </msup>
      </mrow>
      <mrow>
        <msub>
          <mo stretchy="false">∂</mo>
          <mstyle color="blue">
            <mi>μ</mi>
          </mstyle>
        </msub>
        <mo stretchy="false">⊗</mo>
        <msub>
          <mo stretchy="false">∂</mo>
          <mstyle color="blue">
            <mi>ν</mi>
          </mstyle>
        </msub>
      </mrow>
    </mrow>
    <annotation encoding="StarMath 5.0">{bold font serif F} = F sup {{color blue %mu} {color blue %nu}} partial sub {color blue %mu} otimes partial sub {color blue %nu}</annotation>
  </semantics>
</math>
</file>

<file path=Object 38/content.xml><?xml version="1.0" encoding="utf-8"?>
<math xmlns="http://www.w3.org/1998/Math/MathML" display="block">
  <semantics>
    <mrow>
      <mrow/>
      <mo stretchy="false">⊗</mo>
      <mrow/>
    </mrow>
    <annotation encoding="StarMath 5.0">{{}otimes{}}</annotation>
  </semantics>
</math>
</file>

<file path=Object 39/content.xml><?xml version="1.0" encoding="utf-8"?>
<math xmlns="http://www.w3.org/1998/Math/MathML">
  <semantics>
    <mrow>
      <msub>
        <mo stretchy="false">∂</mo>
        <mn>0</mn>
      </msub>
      <mo stretchy="false">⊗</mo>
      <msub>
        <mo stretchy="false">∂</mo>
        <mn>0</mn>
      </msub>
    </mrow>
    <annotation encoding="StarMath 5.0">partial sub 0 otimes partial sub 0</annotation>
  </semantics>
</math>
</file>

<file path=Object 4/content.xml><?xml version="1.0" encoding="utf-8"?>
<math xmlns="http://www.w3.org/1998/Math/MathML">
  <semantics>
    <mrow>
      <msup>
        <mi>γ</mi>
        <mstyle color="red">
          <mi>μ</mi>
        </mstyle>
      </msup>
      <mo stretchy="false">∧</mo>
      <msub>
        <mi>γ</mi>
        <mstyle color="red">
          <mi>ν</mi>
        </mstyle>
      </msub>
    </mrow>
    <annotation encoding="StarMath 5.0">%gamma sup {color red %mu} and %gamma sub {color red %nu}</annotation>
  </semantics>
</math>
</file>

<file path=Object 40/content.xml><?xml version="1.0" encoding="utf-8"?>
<math xmlns="http://www.w3.org/1998/Math/MathML">
  <semantics>
    <mrow>
      <msub>
        <mo stretchy="false">∂</mo>
        <mn>1</mn>
      </msub>
      <mo stretchy="false">⊗</mo>
      <msub>
        <mo stretchy="false">∂</mo>
        <mn>2</mn>
      </msub>
    </mrow>
    <annotation encoding="StarMath 5.0">partial sub 1 otimes partial sub 2</annotation>
  </semantics>
</math>
</file>

<file path=Object 41/content.xml><?xml version="1.0" encoding="utf-8"?>
<math xmlns="http://www.w3.org/1998/Math/MathML">
  <semantics>
    <mrow>
      <msub>
        <mo stretchy="false">∂</mo>
        <mn>2</mn>
      </msub>
      <mo stretchy="false">⊗</mo>
      <msub>
        <mo stretchy="false">∂</mo>
        <mn>1</mn>
      </msub>
    </mrow>
    <annotation encoding="StarMath 5.0">partial sub 2 otimes partial sub 1</annotation>
  </semantics>
</math>
</file>

<file path=Object 42/content.xml><?xml version="1.0" encoding="utf-8"?>
<math xmlns="http://www.w3.org/1998/Math/MathML">
  <semantics>
    <mrow>
      <mo fence="true" stretchy="false">(</mo>
      <mrow>
        <mrow>
          <mn>2</mn>
          <mi>,</mi>
          <mn>0</mn>
        </mrow>
      </mrow>
      <mo fence="true" stretchy="false">)</mo>
    </mrow>
    <annotation encoding="StarMath 5.0">( 2 , 0 )</annotation>
  </semantics>
</math>
</file>

<file path=Object 43/content.xml><?xml version="1.0" encoding="utf-8"?>
<math xmlns="http://www.w3.org/1998/Math/MathML">
  <semantics>
    <mrow>
      <msub>
        <mo stretchy="false">∂</mo>
        <mstyle color="red">
          <mi>μ</mi>
        </mstyle>
      </msub>
      <mo stretchy="false">⊗</mo>
      <msub>
        <mo stretchy="false">∂</mo>
        <mstyle color="red">
          <mi>ν</mi>
        </mstyle>
      </msub>
    </mrow>
    <annotation encoding="StarMath 5.0">partial sub {color red %mu} otimes partial sub {color red %nu}</annotation>
  </semantics>
</math>
</file>

<file path=Object 44/content.xml><?xml version="1.0" encoding="utf-8"?>
<math xmlns="http://www.w3.org/1998/Math/MathML">
  <semantics>
    <mstyle mathvariant="bold">
      <mi>F</mi>
    </mstyle>
    <annotation encoding="StarMath 5.0">{bold font serif F}</annotation>
  </semantics>
</math>
</file>

<file path=Object 45/content.xml><?xml version="1.0" encoding="utf-8"?>
<math xmlns="http://www.w3.org/1998/Math/MathML">
  <semantics>
    <mstyle mathvariant="bold">
      <mi>F</mi>
    </mstyle>
    <annotation encoding="StarMath 5.0">{bold font serif F}</annotation>
  </semantics>
</math>
</file>

<file path=Object 46/content.xml><?xml version="1.0" encoding="utf-8"?>
<math xmlns="http://www.w3.org/1998/Math/MathML" display="block">
  <semantics>
    <mrow>
      <mi>μ</mi>
      <mo stretchy="false">=</mo>
      <mi>ν</mi>
    </mrow>
    <annotation encoding="StarMath 5.0">%mu = %nu</annotation>
  </semantics>
</math>
</file>

<file path=Object 47/content.xml><?xml version="1.0" encoding="utf-8"?>
<math xmlns="http://www.w3.org/1998/Math/MathML">
  <semantics>
    <mstyle mathvariant="bold">
      <mi>F</mi>
    </mstyle>
    <annotation encoding="StarMath 5.0">{bold font serif F}</annotation>
  </semantics>
</math>
</file>

<file path=Object 48/content.xml><?xml version="1.0" encoding="utf-8"?>
<math xmlns="http://www.w3.org/1998/Math/MathML">
  <semantics>
    <mrow>
      <msup>
        <mi>F</mi>
        <mrow>
          <mn>1</mn>
          <mn>2</mn>
        </mrow>
      </msup>
      <mrow>
        <msub>
          <mo stretchy="false">∂</mo>
          <mn>1</mn>
        </msub>
        <mo stretchy="false">⊗</mo>
        <msub>
          <mo stretchy="false">∂</mo>
          <mn>2</mn>
        </msub>
      </mrow>
    </mrow>
    <annotation encoding="StarMath 5.0">F sup {1 2} partial sub 1 otimes partial sub 2</annotation>
  </semantics>
</math>
</file>

<file path=Object 49/content.xml><?xml version="1.0" encoding="utf-8"?>
<math xmlns="http://www.w3.org/1998/Math/MathML">
  <semantics>
    <mrow>
      <mrow>
        <mo stretchy="false">−</mo>
        <msup>
          <mi>F</mi>
          <mrow>
            <mn>1</mn>
            <mn>2</mn>
          </mrow>
        </msup>
      </mrow>
      <mrow>
        <msub>
          <mo stretchy="false">∂</mo>
          <mn>2</mn>
        </msub>
        <mo stretchy="false">⊗</mo>
        <msub>
          <mo stretchy="false">∂</mo>
          <mn>1</mn>
        </msub>
      </mrow>
    </mrow>
    <annotation encoding="StarMath 5.0">- F sup {1 2} partial sub 2 otimes partial sub 1</annotation>
  </semantics>
</math>
</file>

<file path=Object 5/content.xml><?xml version="1.0" encoding="utf-8"?>
<math xmlns="http://www.w3.org/1998/Math/MathML" display="block">
  <semantics>
    <mi>v</mi>
    <annotation encoding="StarMath 5.0"> v </annotation>
  </semantics>
</math>
</file>

<file path=Object 50/content.xml><?xml version="1.0" encoding="utf-8"?>
<math xmlns="http://www.w3.org/1998/Math/MathML">
  <semantics>
    <mrow>
      <mrow>
        <mo stretchy="false">+</mo>
        <msup>
          <mi>F</mi>
          <mrow>
            <mn>2</mn>
            <mn>1</mn>
          </mrow>
        </msup>
      </mrow>
      <mrow>
        <msub>
          <mo stretchy="false">∂</mo>
          <mn>2</mn>
        </msub>
        <mo stretchy="false">⊗</mo>
        <msub>
          <mo stretchy="false">∂</mo>
          <mn>1</mn>
        </msub>
      </mrow>
    </mrow>
    <annotation encoding="StarMath 5.0">+ F sup {2 1} partial sub 2 otimes partial sub 1</annotation>
  </semantics>
</math>
</file>

<file path=Object 51/content.xml><?xml version="1.0" encoding="utf-8"?>
<math xmlns="http://www.w3.org/1998/Math/MathML">
  <semantics>
    <mrow>
      <mrow>
        <mo stretchy="false">−</mo>
        <msup>
          <mi>F</mi>
          <mrow>
            <mn>1</mn>
            <mn>2</mn>
          </mrow>
        </msup>
      </mrow>
      <mrow>
        <msub>
          <mo stretchy="false">∂</mo>
          <mn>2</mn>
        </msub>
        <mo stretchy="false">⊗</mo>
        <msub>
          <mo stretchy="false">∂</mo>
          <mn>1</mn>
        </msub>
      </mrow>
    </mrow>
    <annotation encoding="StarMath 5.0">- F sup {1 2} partial sub 2 otimes partial sub 1</annotation>
  </semantics>
</math>
</file>

<file path=Object 52/content.xml><?xml version="1.0" encoding="utf-8"?>
<math xmlns="http://www.w3.org/1998/Math/MathML">
  <semantics>
    <mrow>
      <msup>
        <mi>F</mi>
        <mrow>
          <mn>1</mn>
          <mn>2</mn>
        </mrow>
      </msup>
      <mrow>
        <mo fence="true" stretchy="true">(</mo>
        <mrow>
          <mrow>
            <mrow>
              <msub>
                <mo stretchy="false">∂</mo>
                <mn>1</mn>
              </msub>
              <mo stretchy="false">⊗</mo>
              <msub>
                <mo stretchy="false">∂</mo>
                <mn>2</mn>
              </msub>
            </mrow>
            <mo stretchy="false">−</mo>
            <mrow>
              <msub>
                <mo stretchy="false">∂</mo>
                <mn>2</mn>
              </msub>
              <mo stretchy="false">⊗</mo>
              <msub>
                <mo stretchy="false">∂</mo>
                <mn>1</mn>
              </msub>
            </mrow>
          </mrow>
        </mrow>
        <mo fence="true" stretchy="true">)</mo>
      </mrow>
    </mrow>
    <annotation encoding="StarMath 5.0">F sup {1 2} left ( { partial sub 1 otimes partial sub 2 - partial sub 2 otimes partial sub 1} right )</annotation>
  </semantics>
</math>
</file>

<file path=Object 53/content.xml><?xml version="1.0" encoding="utf-8"?>
<math xmlns="http://www.w3.org/1998/Math/MathML" display="block">
  <semantics>
    <mi>μ</mi>
    <annotation encoding="StarMath 5.0"> %mu</annotation>
  </semantics>
</math>
</file>

<file path=Object 54/content.xml><?xml version="1.0" encoding="utf-8"?>
<math xmlns="http://www.w3.org/1998/Math/MathML" display="block">
  <semantics>
    <mi>ν</mi>
    <annotation encoding="StarMath 5.0">%nu </annotation>
  </semantics>
</math>
</file>

<file path=Object 55/content.xml><?xml version="1.0" encoding="utf-8"?>
<math xmlns="http://www.w3.org/1998/Math/MathML">
  <semantics>
    <mrow>
      <mi>μ</mi>
      <mo stretchy="false">&lt;</mo>
      <mi>μ</mi>
    </mrow>
    <annotation encoding="StarMath 5.0">%mu &lt; %mu</annotation>
  </semantics>
</math>
</file>

<file path=Object 56/content.xml><?xml version="1.0" encoding="utf-8"?>
<math xmlns="http://www.w3.org/1998/Math/MathML">
  <semantics>
    <mrow>
      <msub>
        <mo stretchy="false">∂</mo>
        <mn>1</mn>
      </msub>
      <mo stretchy="false">∧</mo>
      <msub>
        <mo stretchy="false">∂</mo>
        <mn>2</mn>
      </msub>
    </mrow>
    <annotation encoding="StarMath 5.0">partial sub 1 and partial sub 2</annotation>
  </semantics>
</math>
</file>

<file path=Object 57/content.xml><?xml version="1.0" encoding="utf-8"?>
<math xmlns="http://www.w3.org/1998/Math/MathML">
  <semantics>
    <mrow>
      <mrow>
        <msub>
          <mo stretchy="false">∂</mo>
          <mn>1</mn>
        </msub>
        <mo stretchy="false">∧</mo>
        <msub>
          <mo stretchy="false">∂</mo>
          <mn>2</mn>
        </msub>
      </mrow>
      <mo stretchy="false">=</mo>
      <mrow>
        <mrow>
          <msub>
            <mo stretchy="false">∂</mo>
            <mn>1</mn>
          </msub>
          <mo stretchy="false">⊗</mo>
          <msub>
            <mo stretchy="false">∂</mo>
            <mn>2</mn>
          </msub>
        </mrow>
        <mo stretchy="false">−</mo>
        <mrow>
          <msub>
            <mo stretchy="false">∂</mo>
            <mn>2</mn>
          </msub>
          <mo stretchy="false">⊗</mo>
          <msub>
            <mo stretchy="false">∂</mo>
            <mn>1</mn>
          </msub>
        </mrow>
      </mrow>
    </mrow>
    <annotation encoding="StarMath 5.0">partial sub 1 and partial sub 2 = partial sub 1 otimes partial sub 2 - partial sub 2 otimes partial sub 1</annotation>
  </semantics>
</math>
</file>

<file path=Object 58/content.xml><?xml version="1.0" encoding="utf-8"?>
<math xmlns="http://www.w3.org/1998/Math/MathML">
  <semantics>
    <msup>
      <mi>F</mi>
      <mrow>
        <mstyle color="red">
          <mi>μ</mi>
        </mstyle>
        <mstyle color="red">
          <mi>ν</mi>
        </mstyle>
      </mrow>
    </msup>
    <annotation encoding="StarMath 5.0">F sup {{color red %mu} {color red %nu}}</annotation>
  </semantics>
</math>
</file>

<file path=Object 59/content.xml><?xml version="1.0" encoding="utf-8"?>
<math xmlns="http://www.w3.org/1998/Math/MathML">
  <semantics>
    <msup>
      <mi>A</mi>
      <mrow>
        <mstyle color="red">
          <mi>μ</mi>
        </mstyle>
        <mstyle color="red">
          <mi>ν</mi>
        </mstyle>
      </mrow>
    </msup>
    <annotation encoding="StarMath 5.0">A sup {{color red %mu} {color red %nu}}</annotation>
  </semantics>
</math>
</file>

<file path=Object 6/content.xml><?xml version="1.0" encoding="utf-8"?>
<math xmlns="http://www.w3.org/1998/Math/MathML" display="block">
  <semantics>
    <mi>v</mi>
    <annotation encoding="StarMath 5.0"> v </annotation>
  </semantics>
</math>
</file>

<file path=Object 60/content.xml><?xml version="1.0" encoding="utf-8"?>
<math xmlns="http://www.w3.org/1998/Math/MathML">
  <semantics>
    <mstyle mathvariant="bold">
      <mi>F</mi>
    </mstyle>
    <annotation encoding="StarMath 5.0">{bold font serif F}</annotation>
  </semantics>
</math>
</file>

<file path=Object 61/content.xml><?xml version="1.0" encoding="utf-8"?>
<math xmlns="http://www.w3.org/1998/Math/MathML" display="block">
  <semantics>
    <mrow>
      <mi>μ</mi>
      <mo stretchy="false">&lt;</mo>
      <mi>ν</mi>
    </mrow>
    <annotation encoding="StarMath 5.0">%mu &lt; %nu </annotation>
  </semantics>
</math>
</file>

<file path=Object 62/content.xml><?xml version="1.0" encoding="utf-8"?>
<math xmlns="http://www.w3.org/1998/Math/MathML">
  <semantics>
    <mstyle mathvariant="bold">
      <mi>F</mi>
    </mstyle>
    <annotation encoding="StarMath 5.0">{bold font serif F}</annotation>
  </semantics>
</math>
</file>

<file path=Object 63/content.xml><?xml version="1.0" encoding="utf-8"?>
<math xmlns="http://www.w3.org/1998/Math/MathML">
  <semantics>
    <munder accentunder="true">
      <mi>F</mi>
      <mo>̲</mo>
    </munder>
    <annotation encoding="StarMath 5.0">underline F</annotation>
  </semantics>
</math>
</file>

<file path=Object 64/content.xml><?xml version="1.0" encoding="utf-8"?>
<math xmlns="http://www.w3.org/1998/Math/MathML" display="block">
  <semantics>
    <mtable>
      <mtr>
        <mtd columnalign="left">
          <mrow>
            <munder accentunder="true">
              <mi>F</mi>
              <mo>̲</mo>
            </munder>
            <mrow>
              <mrow>
                <mo fence="true" stretchy="false">(</mo>
                <mrow>
                  <mrow>
                    <mi>a</mi>
                    <mi>,</mi>
                    <mi>b</mi>
                  </mrow>
                </mrow>
                <mo fence="true" stretchy="false">)</mo>
              </mrow>
              <mo stretchy="false">≡</mo>
              <mrow>
                <mi>a</mi>
                <mo stretchy="false">⋅</mo>
                <mstyle mathvariant="bold">
                  <mi>F</mi>
                </mstyle>
                <mo stretchy="false">⋅</mo>
                <mi>b</mi>
              </mrow>
              <mo stretchy="false">=</mo>
              <mi>b</mi>
            </mrow>
            <mrow>
              <mrow>
                <mo fence="true" stretchy="false">(</mo>
                <mrow>
                  <mrow>
                    <mi>a</mi>
                    <mo stretchy="false">⋅</mo>
                    <mstyle mathvariant="bold">
                      <mi>F</mi>
                    </mstyle>
                  </mrow>
                </mrow>
                <mo fence="true" stretchy="false">)</mo>
              </mrow>
              <mo stretchy="false">=</mo>
              <mrow>
                <mrow>
                  <mo fence="true" stretchy="true">(</mo>
                  <mrow>
                    <mrow>
                      <mi>b</mi>
                      <mo stretchy="false">∧</mo>
                      <mi>a</mi>
                    </mrow>
                  </mrow>
                  <mo fence="true" stretchy="true">)</mo>
                </mrow>
                <mo stretchy="false">⋅</mo>
                <mstyle mathvariant="bold">
                  <mi>F</mi>
                </mstyle>
              </mrow>
            </mrow>
          </mrow>
        </mtd>
      </mtr>
      <mtr>
        <mtd columnalign="left">
          <mrow>
            <mrow>
              <mphantom>
                <mrow>
                  <munder accentunder="true">
                    <mi>F</mi>
                    <mo>̲</mo>
                  </munder>
                  <mrow>
                    <mo fence="true" stretchy="false">(</mo>
                    <mrow>
                      <mrow>
                        <mi>a</mi>
                        <mi>,</mi>
                        <mi>b</mi>
                      </mrow>
                    </mrow>
                    <mo fence="true" stretchy="false">)</mo>
                  </mrow>
                </mrow>
              </mphantom>
              <mo stretchy="false">=</mo>
              <mrow>
                <munder>
                  <mo stretchy="false">∑</mo>
                  <mrow>
                    <mstyle color="blue">
                      <mi>μ</mi>
                    </mstyle>
                    <mstyle color="blue">
                      <mi>ν</mi>
                    </mstyle>
                  </mrow>
                </munder>
                <msup>
                  <mi>a</mi>
                  <mstyle color="blue">
                    <mi>μ</mi>
                  </mstyle>
                </msup>
              </mrow>
            </mrow>
            <msub>
              <mi>F</mi>
              <mrow>
                <mstyle color="blue">
                  <mi>μ</mi>
                </mstyle>
                <mstyle color="blue">
                  <mi>ν</mi>
                </mstyle>
              </mrow>
            </msub>
            <mrow>
              <msup>
                <mi>b</mi>
                <mstyle color="blue">
                  <mi>ν</mi>
                </mstyle>
              </msup>
              <mo stretchy="false">=</mo>
              <mrow>
                <munder>
                  <mo stretchy="false">∑</mo>
                  <mrow>
                    <mstyle color="blue">
                      <mi>μ</mi>
                    </mstyle>
                    <mstyle color="blue">
                      <mi>ν</mi>
                    </mstyle>
                  </mrow>
                </munder>
                <msub>
                  <mi>a</mi>
                  <mstyle color="blue">
                    <mi>μ</mi>
                  </mstyle>
                </msub>
              </mrow>
            </mrow>
            <msup>
              <mi>F</mi>
              <mrow>
                <mstyle color="blue">
                  <mi>μ</mi>
                </mstyle>
                <mstyle color="blue">
                  <mi>ν</mi>
                </mstyle>
              </mrow>
            </msup>
            <mrow>
              <msub>
                <mi>b</mi>
                <mstyle color="blue">
                  <mi>ν</mi>
                </mstyle>
              </msub>
              <mo stretchy="false">=</mo>
              <mrow>
                <munder>
                  <mo stretchy="false">∑</mo>
                  <mrow>
                    <mstyle color="blue">
                      <mi>μ</mi>
                    </mstyle>
                    <mstyle color="blue">
                      <mi>ν</mi>
                    </mstyle>
                  </mrow>
                </munder>
                <msub>
                  <mi>a</mi>
                  <mstyle color="blue">
                    <mi>μ</mi>
                  </mstyle>
                </msub>
              </mrow>
            </mrow>
            <msubsup>
              <mi>F</mi>
              <mstyle color="blue">
                <mi>ν</mi>
              </mstyle>
              <mstyle color="blue">
                <mi>μ</mi>
              </mstyle>
            </msubsup>
            <mrow>
              <msup>
                <mi>b</mi>
                <mstyle color="blue">
                  <mi>ν</mi>
                </mstyle>
              </msup>
              <mo stretchy="false">=</mo>
              <mrow>
                <munder>
                  <mo stretchy="false">∑</mo>
                  <mrow>
                    <mstyle color="blue">
                      <mi>μ</mi>
                    </mstyle>
                    <mstyle color="blue">
                      <mi>ν</mi>
                    </mstyle>
                  </mrow>
                </munder>
                <msup>
                  <mi>a</mi>
                  <mstyle color="blue">
                    <mi>μ</mi>
                  </mstyle>
                </msup>
              </mrow>
            </mrow>
            <msubsup>
              <mi>F</mi>
              <mstyle color="blue">
                <mi>μ</mi>
              </mstyle>
              <mstyle color="blue">
                <mi>ν</mi>
              </mstyle>
            </msubsup>
            <msub>
              <mi>b</mi>
              <mstyle color="blue">
                <mi>ν</mi>
              </mstyle>
            </msub>
          </mrow>
        </mtd>
      </mtr>
    </mtable>
    <annotation encoding="StarMath 5.0">alignl {underline F} ( a , b ) equiv a cdot {bold font serif F} cdot b = b ( a cdot {bold font serif F} ) = left ( { b and a } right ) cdot {bold font serif F} newline
alignl phantom { {underline F} ( a , b ) } = sum from {{color blue %mu} {color blue %nu}} a sup {color blue %mu} F sub {{color blue %mu} {color blue %nu}} b sup {color blue %nu} = sum from {{color blue %mu} {color blue %nu}} a sub {color blue %mu} F sup {{color blue %mu} {color blue %nu}} b sub {color blue %nu} = sum from {{color blue %mu} {color blue %nu}} a sub {color blue %mu} F sub {color blue %nu} sup {color blue %mu} b sup {color blue %nu} = sum from {{color blue %mu} {color blue %nu}} a sup {color blue %mu} F sub {color blue %mu} sup {color blue %nu} b sub {color blue %nu}</annotation>
  </semantics>
</math>
</file>

<file path=Object 65/content.xml><?xml version="1.0" encoding="utf-8"?>
<math xmlns="http://www.w3.org/1998/Math/MathML">
  <semantics>
    <munder accentunder="true">
      <mi>F</mi>
      <mo>̲</mo>
    </munder>
    <annotation encoding="StarMath 5.0">{underline F}</annotation>
  </semantics>
</math>
</file>

<file path=Object 66/content.xml><?xml version="1.0" encoding="utf-8"?>
<math xmlns="http://www.w3.org/1998/Math/MathML">
  <semantics>
    <mstyle mathvariant="bold">
      <mi>F</mi>
    </mstyle>
    <annotation encoding="StarMath 5.0">{bold font serif F}</annotation>
  </semantics>
</math>
</file>

<file path=Object 67/content.xml><?xml version="1.0" encoding="utf-8"?>
<math xmlns="http://www.w3.org/1998/Math/MathML">
  <semantics>
    <mstyle mathvariant="bold">
      <mi>F</mi>
    </mstyle>
    <annotation encoding="StarMath 5.0">{bold font serif F}</annotation>
  </semantics>
</math>
</file>

<file path=Object 68/content.xml><?xml version="1.0" encoding="utf-8"?>
<math xmlns="http://www.w3.org/1998/Math/MathML">
  <semantics>
    <msup>
      <mi>F</mi>
      <mrow>
        <mstyle color="red">
          <mi>μ</mi>
        </mstyle>
        <mstyle color="red">
          <mi>ν</mi>
        </mstyle>
      </mrow>
    </msup>
    <annotation encoding="StarMath 5.0">F sup {{color red %mu} {color red %nu}}</annotation>
  </semantics>
</math>
</file>

<file path=Object 69/content.xml><?xml version="1.0" encoding="utf-8"?>
<math xmlns="http://www.w3.org/1998/Math/MathML">
  <semantics>
    <msubsup>
      <mi>F</mi>
      <mstyle color="red">
        <mi>μ</mi>
      </mstyle>
      <mrow>
        <mphantom>
          <mi>μ</mi>
        </mphantom>
        <mstyle color="red">
          <mi>ν</mi>
        </mstyle>
      </mrow>
    </msubsup>
    <annotation encoding="StarMath 5.0">F sub {color red %mu} sup {phantom{%mu} {color red %nu}}</annotation>
  </semantics>
</math>
</file>

<file path=Object 7/content.xml><?xml version="1.0" encoding="utf-8"?>
<math xmlns="http://www.w3.org/1998/Math/MathML" display="block">
  <semantics>
    <mi>v</mi>
    <annotation encoding="StarMath 5.0"> v </annotation>
  </semantics>
</math>
</file>

<file path=Object 70/content.xml><?xml version="1.0" encoding="utf-8"?>
<math xmlns="http://www.w3.org/1998/Math/MathML">
  <semantics>
    <msub>
      <mi>F</mi>
      <mrow>
        <mstyle color="red">
          <mi>μ</mi>
        </mstyle>
        <mstyle color="red">
          <mi>ν</mi>
        </mstyle>
      </mrow>
    </msub>
    <annotation encoding="StarMath 5.0">F sub {{color red %mu} {color red %nu}}</annotation>
  </semantics>
</math>
</file>

<file path=Object 71/content.xml><?xml version="1.0" encoding="utf-8"?>
<math xmlns="http://www.w3.org/1998/Math/MathML">
  <semantics>
    <mstyle mathvariant="bold">
      <mi>F</mi>
    </mstyle>
    <annotation encoding="StarMath 5.0">{bold font serif F}</annotation>
  </semantics>
</math>
</file>

<file path=Object 72/content.xml><?xml version="1.0" encoding="utf-8"?>
<math xmlns="http://www.w3.org/1998/Math/MathML">
  <semantics>
    <mstyle mathvariant="bold">
      <mi>F</mi>
    </mstyle>
    <annotation encoding="StarMath 5.0">{bold font serif F}</annotation>
  </semantics>
</math>
</file>

<file path=Object 73/content.xml><?xml version="1.0" encoding="utf-8"?>
<math xmlns="http://www.w3.org/1998/Math/MathML">
  <semantics>
    <mstyle mathvariant="bold">
      <mi>F</mi>
    </mstyle>
    <annotation encoding="StarMath 5.0">{bold font serif F}</annotation>
  </semantics>
</math>
</file>

<file path=Object 74/content.xml><?xml version="1.0" encoding="utf-8"?>
<math xmlns="http://www.w3.org/1998/Math/MathML">
  <semantics>
    <mstyle mathvariant="bold">
      <mi>F</mi>
    </mstyle>
    <annotation encoding="StarMath 5.0">{bold font serif F}</annotation>
  </semantics>
</math>
</file>

<file path=Object 75/content.xml><?xml version="1.0" encoding="utf-8"?>
<math xmlns="http://www.w3.org/1998/Math/MathML">
  <semantics>
    <mstyle mathvariant="bold">
      <mi>F</mi>
    </mstyle>
    <annotation encoding="StarMath 5.0">{bold font serif F}</annotation>
  </semantics>
</math>
</file>

<file path=Object 76/content.xml><?xml version="1.0" encoding="utf-8"?>
<math xmlns="http://www.w3.org/1998/Math/MathML">
  <semantics>
    <mstyle mathvariant="bold">
      <mi>F</mi>
    </mstyle>
    <annotation encoding="StarMath 5.0">{bold font serif F}</annotation>
  </semantics>
</math>
</file>

<file path=Object 77/content.xml><?xml version="1.0" encoding="utf-8"?>
<math xmlns="http://www.w3.org/1998/Math/MathML">
  <semantics>
    <mrow>
      <mo fence="true" stretchy="false">(</mo>
      <mrow>
        <mrow>
          <mn>0</mn>
          <mi>,</mi>
          <mn>2</mn>
        </mrow>
      </mrow>
      <mo fence="true" stretchy="false">)</mo>
    </mrow>
    <annotation encoding="StarMath 5.0">( 0 , 2 )</annotation>
  </semantics>
</math>
</file>

<file path=Object 78/content.xml><?xml version="1.0" encoding="utf-8"?>
<math xmlns="http://www.w3.org/1998/Math/MathML">
  <semantics>
    <mstyle mathvariant="bold">
      <mi>F</mi>
    </mstyle>
    <annotation encoding="StarMath 5.0">{bold font serif F}</annotation>
  </semantics>
</math>
</file>

<file path=Object 79/content.xml><?xml version="1.0" encoding="utf-8"?>
<math xmlns="http://www.w3.org/1998/Math/MathML">
  <semantics>
    <mrow>
      <mo fence="true" stretchy="false">(</mo>
      <mrow>
        <mrow>
          <mn>0</mn>
          <mi>,</mi>
          <mn>2</mn>
        </mrow>
      </mrow>
      <mo fence="true" stretchy="false">)</mo>
    </mrow>
    <annotation encoding="StarMath 5.0">( 0 , 2 )</annotation>
  </semantics>
</math>
</file>

<file path=Object 8/content.xml><?xml version="1.0" encoding="utf-8"?>
<math xmlns="http://www.w3.org/1998/Math/MathML" display="block">
  <semantics>
    <mrow>
      <mrow>
        <mi>v</mi>
        <mo stretchy="false">=</mo>
        <mrow>
          <munder>
            <mo stretchy="false">∑</mo>
            <mstyle color="blue">
              <mi>μ</mi>
            </mstyle>
          </munder>
          <msup>
            <mi>v</mi>
            <mstyle color="blue">
              <mi>μ</mi>
            </mstyle>
          </msup>
        </mrow>
      </mrow>
      <mrow>
        <msub>
          <mi>γ</mi>
          <mstyle color="blue">
            <mi>μ</mi>
          </mstyle>
        </msub>
        <mo stretchy="false">=</mo>
        <mrow>
          <munder>
            <mo stretchy="false">∑</mo>
            <mstyle color="blue">
              <mi>μ</mi>
            </mstyle>
          </munder>
          <msub>
            <mi>v</mi>
            <mstyle color="blue">
              <mi>μ</mi>
            </mstyle>
          </msub>
        </mrow>
      </mrow>
      <msup>
        <mi>γ</mi>
        <mstyle color="blue">
          <mi>μ</mi>
        </mstyle>
      </msup>
    </mrow>
    <annotation encoding="StarMath 5.0">v = sum from {color blue %mu} v sup {color blue %mu} %gamma sub {color blue %mu} = sum from {color blue %mu} v sub {color blue %mu} %gamma sup {color blue %mu}</annotation>
  </semantics>
</math>
</file>

<file path=Object 80/content.xml><?xml version="1.0" encoding="utf-8"?>
<math xmlns="http://www.w3.org/1998/Math/MathML">
  <semantics>
    <mrow>
      <mo fence="true" stretchy="false">(</mo>
      <mrow>
        <mrow>
          <mn>2</mn>
          <mi>,</mi>
          <mn>0</mn>
        </mrow>
      </mrow>
      <mo fence="true" stretchy="false">)</mo>
    </mrow>
    <annotation encoding="StarMath 5.0">( 2 , 0 )</annotation>
  </semantics>
</math>
</file>

<file path=Object 81/content.xml><?xml version="1.0" encoding="utf-8"?>
<math xmlns="http://www.w3.org/1998/Math/MathML">
  <semantics>
    <mstyle mathvariant="bold">
      <mi>F</mi>
    </mstyle>
    <annotation encoding="StarMath 5.0">{bold font serif F}</annotation>
  </semantics>
</math>
</file>

<file path=Object 82/content.xml><?xml version="1.0" encoding="utf-8"?>
<math xmlns="http://www.w3.org/1998/Math/MathML">
  <semantics>
    <mstyle mathvariant="bold">
      <mi>F</mi>
    </mstyle>
    <annotation encoding="StarMath 5.0">{bold font serif F}</annotation>
  </semantics>
</math>
</file>

<file path=Object 83/content.xml><?xml version="1.0" encoding="utf-8"?>
<math xmlns="http://www.w3.org/1998/Math/MathML">
  <semantics>
    <mstyle mathvariant="bold">
      <mi>F</mi>
    </mstyle>
    <annotation encoding="StarMath 5.0">{bold font serif F}</annotation>
  </semantics>
</math>
</file>

<file path=Object 84/content.xml><?xml version="1.0" encoding="utf-8"?>
<math xmlns="http://www.w3.org/1998/Math/MathML">
  <semantics>
    <mstyle mathvariant="bold">
      <mi>F</mi>
    </mstyle>
    <annotation encoding="StarMath 5.0">{bold font serif F}</annotation>
  </semantics>
</math>
</file>

<file path=Object 85/content.xml><?xml version="1.0" encoding="utf-8"?>
<math xmlns="http://www.w3.org/1998/Math/MathML">
  <semantics>
    <mrow>
      <mo fence="true" stretchy="false">(</mo>
      <mrow>
        <mrow>
          <mn>0</mn>
          <mi>,</mi>
          <mn>2</mn>
        </mrow>
      </mrow>
      <mo fence="true" stretchy="false">)</mo>
    </mrow>
    <annotation encoding="StarMath 5.0">( 0 , 2 )</annotation>
  </semantics>
</math>
</file>

<file path=Object 86/content.xml><?xml version="1.0" encoding="utf-8"?>
<math xmlns="http://www.w3.org/1998/Math/MathML">
  <semantics>
    <mrow>
      <mo fence="true" stretchy="false">(</mo>
      <mrow>
        <mrow>
          <mn>2</mn>
          <mi>,</mi>
          <mn>0</mn>
        </mrow>
      </mrow>
      <mo fence="true" stretchy="false">)</mo>
    </mrow>
    <annotation encoding="StarMath 5.0">( 2 , 0 )</annotation>
  </semantics>
</math>
</file>

<file path=Object 87/content.xml><?xml version="1.0" encoding="utf-8"?>
<math xmlns="http://www.w3.org/1998/Math/MathML" display="block">
  <semantics>
    <mtable>
      <mtr>
        <mtd columnalign="left">
          <mrow>
            <mrow>
              <mstyle mathvariant="bold">
                <mi>F</mi>
              </mstyle>
              <mo stretchy="false">=</mo>
              <mrow>
                <mo fence="true" stretchy="true">[</mo>
                <mrow>
                  <mrow>
                    <msup>
                      <mi>F</mi>
                      <mrow>
                        <mstyle color="blue">
                          <mi>μ</mi>
                        </mstyle>
                        <mstyle color="blue">
                          <mi>ν</mi>
                        </mstyle>
                      </mrow>
                    </msup>
                    <mrow>
                      <msub>
                        <mo stretchy="false">∂</mo>
                        <mstyle color="blue">
                          <mi>μ</mi>
                        </mstyle>
                      </msub>
                      <mo stretchy="false">⊗</mo>
                      <msub>
                        <mo stretchy="false">∂</mo>
                        <mstyle color="blue">
                          <mi>ν</mi>
                        </mstyle>
                      </msub>
                    </mrow>
                  </mrow>
                </mrow>
                <mo fence="true" stretchy="true">]</mo>
              </mrow>
            </mrow>
            <mrow>
              <mo fence="true" stretchy="true">(</mo>
              <mrow>
                <mrow>
                  <msub>
                    <mi>a</mi>
                    <mstyle color="blue">
                      <mi>α</mi>
                    </mstyle>
                  </msub>
                  <mspace width="0.5em"/>
                  <mrow>
                    <mstyle mathvariant="sans-serif">
                      <mi>d</mi>
                    </mstyle>
                    <msup>
                      <mi>x</mi>
                      <mstyle color="blue">
                        <mi>α</mi>
                      </mstyle>
                    </msup>
                  </mrow>
                  <mi>,</mi>
                  <msub>
                    <mi>b</mi>
                    <mstyle color="blue">
                      <mi>β</mi>
                    </mstyle>
                  </msub>
                  <mspace width="0.5em"/>
                  <mrow>
                    <mstyle mathvariant="sans-serif">
                      <mi>d</mi>
                    </mstyle>
                    <msup>
                      <mi>x</mi>
                      <mstyle color="blue">
                        <mi>β</mi>
                      </mstyle>
                    </msup>
                  </mrow>
                </mrow>
              </mrow>
              <mo fence="true" stretchy="true">)</mo>
            </mrow>
          </mrow>
        </mtd>
      </mtr>
      <mtr>
        <mtd columnalign="left">
          <mrow>
            <mrow>
              <mphantom>
                <mstyle mathvariant="bold">
                  <mi>F</mi>
                </mstyle>
              </mphantom>
              <mo stretchy="false">=</mo>
              <mrow>
                <mo fence="true" stretchy="true">[</mo>
                <mrow>
                  <mrow>
                    <msub>
                      <mi>F</mi>
                      <mrow>
                        <mstyle color="blue">
                          <mi>μ</mi>
                        </mstyle>
                        <mstyle color="blue">
                          <mi>ν</mi>
                        </mstyle>
                      </mrow>
                    </msub>
                    <mspace width="0.5em"/>
                    <mrow>
                      <mstyle mathvariant="sans-serif">
                        <mi>d</mi>
                      </mstyle>
                      <mrow>
                        <msup>
                          <mi>x</mi>
                          <mstyle color="blue">
                            <mi>μ</mi>
                          </mstyle>
                        </msup>
                        <mo stretchy="false">⊗</mo>
                        <mrow>
                          <mstyle mathvariant="sans-serif">
                            <mi>d</mi>
                          </mstyle>
                          <msup>
                            <mi>x</mi>
                            <mstyle color="blue">
                              <mi>ν</mi>
                            </mstyle>
                          </msup>
                        </mrow>
                      </mrow>
                    </mrow>
                  </mrow>
                </mrow>
                <mo fence="true" stretchy="true">]</mo>
              </mrow>
            </mrow>
            <mrow>
              <mo fence="true" stretchy="true">(</mo>
              <mrow>
                <mrow>
                  <msup>
                    <mi>a</mi>
                    <mstyle color="blue">
                      <mi>α</mi>
                    </mstyle>
                  </msup>
                  <msub>
                    <mo stretchy="false">∂</mo>
                    <mstyle color="blue">
                      <mi>α</mi>
                    </mstyle>
                  </msub>
                  <mi>,</mi>
                  <msup>
                    <mi>b</mi>
                    <mstyle color="blue">
                      <mi>β</mi>
                    </mstyle>
                  </msup>
                  <msub>
                    <mo stretchy="false">∂</mo>
                    <mstyle color="blue">
                      <mi>β</mi>
                    </mstyle>
                  </msub>
                </mrow>
              </mrow>
              <mo fence="true" stretchy="true">)</mo>
            </mrow>
          </mrow>
        </mtd>
      </mtr>
    </mtable>
    <annotation encoding="StarMath 5.0">alignl {bold font serif F} = left [ { F sup {{color blue %mu} {color blue %nu}} partial sub {color blue %mu} otimes partial sub {color blue %nu} } right ] left ( { a sub {color blue %alpha} ` nospace{{font sans d} x sup {color blue %alpha}} , b sub {color blue %beta} ` nospace{{font sans d} x sup {color blue %beta}} } right ) newline
alignl phantom{bold font serif F} = left [ { F sub {{color blue %mu} {color blue %nu}} } ` nospace{{font sans d} x sup {color blue %mu} otimes nospace{{font sans d} x sup {color blue %nu}} } right ] left ( { a sup {color blue %alpha} partial sub {color blue %alpha} , b sup {color blue %beta} partial sub {color blue %beta} } right )</annotation>
  </semantics>
</math>
</file>

<file path=Object 88/content.xml><?xml version="1.0" encoding="utf-8"?>
<math xmlns="http://www.w3.org/1998/Math/MathML" display="block">
  <semantics>
    <mi>a</mi>
    <annotation encoding="StarMath 5.0"> a </annotation>
  </semantics>
</math>
</file>

<file path=Object 89/content.xml><?xml version="1.0" encoding="utf-8"?>
<math xmlns="http://www.w3.org/1998/Math/MathML" display="block">
  <semantics>
    <mi>b</mi>
    <annotation encoding="StarMath 5.0">b</annotation>
  </semantics>
</math>
</file>

<file path=Object 9/content.xml><?xml version="1.0" encoding="utf-8"?>
<math xmlns="http://www.w3.org/1998/Math/MathML" display="block">
  <semantics>
    <mrow>
      <mrow>
        <mstyle mathvariant="bold">
          <mi>F</mi>
        </mstyle>
        <mo stretchy="false">=</mo>
        <mn>½</mn>
      </mrow>
      <mrow>
        <munder>
          <mo stretchy="false">∑</mo>
          <mrow>
            <mstyle color="blue">
              <mi>μ</mi>
            </mstyle>
            <mi>,</mi>
            <mstyle color="blue">
              <mi>ν</mi>
            </mstyle>
          </mrow>
        </munder>
        <msup>
          <mi>F</mi>
          <mrow>
            <mstyle color="blue">
              <mi>μ</mi>
            </mstyle>
            <mstyle color="blue">
              <mi>ν</mi>
            </mstyle>
          </mrow>
        </msup>
      </mrow>
      <mrow>
        <mrow>
          <msub>
            <mi>γ</mi>
            <mstyle color="blue">
              <mi>μ</mi>
            </mstyle>
          </msub>
          <mo stretchy="false">∧</mo>
          <msub>
            <mi>γ</mi>
            <mstyle color="blue">
              <mi>ν</mi>
            </mstyle>
          </msub>
        </mrow>
        <mo stretchy="false">=</mo>
        <mn>½</mn>
      </mrow>
      <mrow>
        <munder>
          <mo stretchy="false">∑</mo>
          <mrow>
            <mstyle color="blue">
              <mi>μ</mi>
            </mstyle>
            <mi>,</mi>
            <mstyle color="blue">
              <mi>ν</mi>
            </mstyle>
          </mrow>
        </munder>
        <msub>
          <mi>F</mi>
          <mrow>
            <mstyle color="blue">
              <mi>μ</mi>
            </mstyle>
            <mstyle color="blue">
              <mi>ν</mi>
            </mstyle>
          </mrow>
        </msub>
      </mrow>
      <mrow>
        <msup>
          <mi>γ</mi>
          <mstyle color="blue">
            <mi>μ</mi>
          </mstyle>
        </msup>
        <mo stretchy="false">∧</mo>
        <msup>
          <mi>γ</mi>
          <mstyle color="blue">
            <mi>ν</mi>
          </mstyle>
        </msup>
      </mrow>
    </mrow>
    <annotation encoding="StarMath 5.0">{bold font serif F} = ½ sum from {{color blue %mu} , {color blue %nu}} F sup {{color blue %mu} {color blue %nu}} %gamma sub {color blue %mu} and %gamma sub {color blue %nu} = ½ sum from {{color blue %mu} , {color blue %nu}} F sub {{color blue %mu} {color blue %nu}} %gamma sup {color blue %mu} and %gamma sup {color blue %nu}</annotation>
  </semantics>
</math>
</file>

<file path=Object 90/content.xml><?xml version="1.0" encoding="utf-8"?>
<math xmlns="http://www.w3.org/1998/Math/MathML">
  <semantics>
    <mstyle mathvariant="bold">
      <mi>F</mi>
    </mstyle>
    <annotation encoding="StarMath 5.0">{bold font serif F}</annotation>
  </semantics>
</math>
</file>

<file path=Object 91/content.xml><?xml version="1.0" encoding="utf-8"?>
<math xmlns="http://www.w3.org/1998/Math/MathML">
  <semantics>
    <mrow>
      <mstyle mathvariant="sans-serif">
        <mi>d</mi>
      </mstyle>
      <msup>
        <mi>x</mi>
        <mstyle color="red">
          <mi>α</mi>
        </mstyle>
      </msup>
    </mrow>
    <annotation encoding="StarMath 5.0">nospace{{font sans d} x sup {color red %alpha}}</annotation>
  </semantics>
</math>
</file>

<file path=Object 92/content.xml><?xml version="1.0" encoding="utf-8"?>
<math xmlns="http://www.w3.org/1998/Math/MathML">
  <semantics>
    <mrow>
      <mstyle mathvariant="sans-serif">
        <mi>d</mi>
      </mstyle>
      <msup>
        <mi>x</mi>
        <mstyle color="red">
          <mi>α</mi>
        </mstyle>
      </msup>
    </mrow>
    <annotation encoding="StarMath 5.0">nospace{{font sans d} x sup {color red %alpha}}</annotation>
  </semantics>
</math>
</file>

<file path=Object 93/content.xml><?xml version="1.0" encoding="utf-8"?>
<math xmlns="http://www.w3.org/1998/Math/MathML">
  <semantics>
    <msub>
      <mo stretchy="false">∂</mo>
      <mstyle color="red">
        <mi>β</mi>
      </mstyle>
    </msub>
    <annotation encoding="StarMath 5.0">partial sub {color red %beta}</annotation>
  </semantics>
</math>
</file>

<file path=Object 94/content.xml><?xml version="1.0" encoding="utf-8"?>
<math xmlns="http://www.w3.org/1998/Math/MathML" display="block">
  <semantics>
    <mrow>
      <mrow>
        <mo fence="true" stretchy="true">⟨</mo>
        <mrow>
          <mrow>
            <mrow>
              <mstyle mathvariant="sans-serif">
                <mi>d</mi>
              </mstyle>
              <msup>
                <mi>x</mi>
                <mstyle color="red">
                  <mi>α</mi>
                </mstyle>
              </msup>
            </mrow>
            <mi>,</mi>
            <msub>
              <mo stretchy="false">∂</mo>
              <mstyle color="red">
                <mi>β</mi>
              </mstyle>
            </msub>
          </mrow>
        </mrow>
        <mo fence="true" stretchy="true">⟩</mo>
      </mrow>
      <mo stretchy="false">=</mo>
      <msubsup>
        <mi>δ</mi>
        <mstyle color="red">
          <mi>β</mi>
        </mstyle>
        <mstyle color="red">
          <mi>α</mi>
        </mstyle>
      </msubsup>
    </mrow>
    <annotation encoding="StarMath 5.0">left langle { nospace{{font sans d} x sup {color red %alpha}} , partial sub {color red %beta} } right rangle = %delta sub {color red %beta} sup {color red %alpha}</annotation>
  </semantics>
</math>
</file>

<file path=Object 95/content.xml><?xml version="1.0" encoding="utf-8"?>
<math xmlns="http://www.w3.org/1998/Math/MathML" display="block">
  <semantics>
    <mrow>
      <mrow>
        <mstyle mathvariant="bold">
          <mi>F</mi>
        </mstyle>
        <mo stretchy="false">=</mo>
        <msup>
          <mi>F</mi>
          <mrow>
            <mstyle color="blue">
              <mi>μ</mi>
            </mstyle>
            <mstyle color="blue">
              <mi>ν</mi>
            </mstyle>
          </mrow>
        </msup>
      </mrow>
      <msub>
        <mi>a</mi>
        <mstyle color="blue">
          <mi>α</mi>
        </mstyle>
      </msub>
      <msub>
        <mi>b</mi>
        <mstyle color="blue">
          <mi>β</mi>
        </mstyle>
      </msub>
      <mrow>
        <mo fence="true" stretchy="true">⟨</mo>
        <mrow>
          <mrow>
            <mrow>
              <mstyle mathvariant="sans-serif">
                <mi>d</mi>
              </mstyle>
              <msup>
                <mi>x</mi>
                <mstyle color="blue">
                  <mi>α</mi>
                </mstyle>
              </msup>
            </mrow>
            <mi>,</mi>
            <msub>
              <mo stretchy="false">∂</mo>
              <mstyle color="blue">
                <mi>μ</mi>
              </mstyle>
            </msub>
          </mrow>
        </mrow>
        <mo fence="true" stretchy="true">⟩</mo>
      </mrow>
      <mrow>
        <mrow>
          <mo fence="true" stretchy="true">⟨</mo>
          <mrow>
            <mrow>
              <mrow>
                <mstyle mathvariant="sans-serif">
                  <mi>d</mi>
                </mstyle>
                <msup>
                  <mi>x</mi>
                  <mstyle color="blue">
                    <mi>β</mi>
                  </mstyle>
                </msup>
              </mrow>
              <mi>,</mi>
              <msub>
                <mo stretchy="false">∂</mo>
                <mstyle color="blue">
                  <mi>ν</mi>
                </mstyle>
              </msub>
            </mrow>
          </mrow>
          <mo fence="true" stretchy="true">⟩</mo>
        </mrow>
        <mo stretchy="false">=</mo>
        <msup>
          <mi>F</mi>
          <mrow>
            <mstyle color="blue">
              <mi>μ</mi>
            </mstyle>
            <mstyle color="blue">
              <mi>ν</mi>
            </mstyle>
          </mrow>
        </msup>
      </mrow>
      <msub>
        <mi>a</mi>
        <mstyle color="blue">
          <mi>α</mi>
        </mstyle>
      </msub>
      <msub>
        <mi>b</mi>
        <mstyle color="blue">
          <mi>β</mi>
        </mstyle>
      </msub>
      <msubsup>
        <mi>δ</mi>
        <mstyle color="blue">
          <mi>μ</mi>
        </mstyle>
        <mstyle color="blue">
          <mi>α</mi>
        </mstyle>
      </msubsup>
      <mrow>
        <msubsup>
          <mi>δ</mi>
          <mstyle color="blue">
            <mi>ν</mi>
          </mstyle>
          <mstyle color="blue">
            <mi>β</mi>
          </mstyle>
        </msubsup>
        <mo stretchy="false">=</mo>
        <msup>
          <mi>F</mi>
          <mrow>
            <mstyle color="blue">
              <mi>μ</mi>
            </mstyle>
            <mstyle color="blue">
              <mi>ν</mi>
            </mstyle>
          </mrow>
        </msup>
      </mrow>
      <msub>
        <mi>a</mi>
        <mstyle color="blue">
          <mi>μ</mi>
        </mstyle>
      </msub>
      <msub>
        <mi>b</mi>
        <mstyle color="blue">
          <mi>ν</mi>
        </mstyle>
      </msub>
    </mrow>
    <annotation encoding="StarMath 5.0">{bold font serif F} = F sup {{color blue %mu} {color blue %nu}} a sub {color blue %alpha} b sub {color blue %beta} left langle { nospace{{font sans d} x sup {color blue %alpha}} , partial sub {color blue %mu} } right rangle left langle { nospace{{font sans d} x sup {color blue %beta}} , partial sub {color blue %nu} } right rangle = F sup {{color blue %mu} {color blue %nu}} a sub {color blue %alpha} b sub {color blue %beta} %delta sub {color blue %mu} sup {color blue %alpha} %delta sub {color blue %nu} sup {color blue %beta} = F sup {{color blue %mu} {color blue %nu}} a sub {color blue %mu} b sub {color blue %nu}</annotation>
  </semantics>
</math>
</file>

<file path=Object 96/content.xml><?xml version="1.0" encoding="utf-8"?>
<math xmlns="http://www.w3.org/1998/Math/MathML" display="block">
  <semantics>
    <mi>a</mi>
    <annotation encoding="StarMath 5.0"> a </annotation>
  </semantics>
</math>
</file>

<file path=Object 97/content.xml><?xml version="1.0" encoding="utf-8"?>
<math xmlns="http://www.w3.org/1998/Math/MathML" display="block">
  <semantics>
    <mi>b</mi>
    <annotation encoding="StarMath 5.0">b </annotation>
  </semantics>
</math>
</file>

<file path=Object 98/content.xml><?xml version="1.0" encoding="utf-8"?>
<math xmlns="http://www.w3.org/1998/Math/MathML">
  <semantics>
    <mstyle mathvariant="bold">
      <mi>F</mi>
    </mstyle>
    <annotation encoding="StarMath 5.0">{bold font serif F}</annotation>
  </semantics>
</math>
</file>

<file path=Object 99/content.xml><?xml version="1.0" encoding="utf-8"?>
<math xmlns="http://www.w3.org/1998/Math/MathML">
  <semantics>
    <munder accentunder="true">
      <mi>F</mi>
      <mo>̲</mo>
    </munder>
    <annotation encoding="StarMath 5.0">underline F</annotation>
  </semantics>
</math>
</file>